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Standard">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7"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9"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5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5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54" style:family="paragraph" style:parent-style-name="Standard">
      <style:text-properties fo:color="#000000" loext:opacity="100%" style:font-name="arial"/>
    </style:style>
    <style:style style:name="P55" style:family="paragraph" style:parent-style-name="Standard">
      <style:text-properties style:font-name="arial" officeooo:paragraph-rsid="003a4401"/>
    </style:style>
    <style:style style:name="P56" style:family="paragraph" style:parent-style-name="Standard">
      <style:text-properties style:font-name="arial"/>
    </style:style>
    <style:style style:name="P57" style:family="paragraph" style:parent-style-name="Standard">
      <style:text-properties officeooo:rsid="004bb73a" officeooo:paragraph-rsid="004bb73a"/>
    </style:style>
    <style:style style:name="P58"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59" style:family="paragraph" style:parent-style-name="Standard">
      <style:text-properties officeooo:paragraph-rsid="004bb73a"/>
    </style:style>
    <style:style style:name="P60" style:family="paragraph" style:parent-style-name="Standard">
      <style:text-properties officeooo:rsid="0053547b" officeooo:paragraph-rsid="0053547b"/>
    </style:style>
    <style:style style:name="P61"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62"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63" style:family="paragraph" style:parent-style-name="Standard">
      <style:text-properties officeooo:rsid="00536176" officeooo:paragraph-rsid="00536176"/>
    </style:style>
    <style:style style:name="P64"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65" style:family="paragraph" style:parent-style-name="Standard">
      <style:text-properties officeooo:rsid="0057d012" officeooo:paragraph-rsid="0057d012"/>
    </style:style>
    <style:style style:name="P66"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67" style:family="paragraph" style:parent-style-name="Standard">
      <style:text-properties officeooo:rsid="0058112d" officeooo:paragraph-rsid="0058112d"/>
    </style:style>
    <style:style style:name="P68"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69" style:family="paragraph" style:parent-style-name="Standard">
      <style:text-properties officeooo:rsid="0059f919" officeooo:paragraph-rsid="0059f919"/>
    </style:style>
    <style:style style:name="P70"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71" style:family="paragraph" style:parent-style-name="Standard">
      <style:text-properties officeooo:rsid="005b28fa" officeooo:paragraph-rsid="005b28fa"/>
    </style:style>
    <style:style style:name="P72" style:family="paragraph" style:parent-style-name="Standard">
      <style:text-properties officeooo:rsid="005cfb95" officeooo:paragraph-rsid="005cfb95"/>
    </style:style>
    <style:style style:name="P73"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74" style:family="paragraph" style:parent-style-name="Standard">
      <style:text-properties officeooo:rsid="005da45a" officeooo:paragraph-rsid="005da45a"/>
    </style:style>
    <style:style style:name="P75"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76" style:family="paragraph" style:parent-style-name="Standard">
      <style:text-properties officeooo:rsid="005e3ff0" officeooo:paragraph-rsid="005e3ff0"/>
    </style:style>
    <style:style style:name="P77" style:family="paragraph" style:parent-style-name="Standard">
      <style:text-properties officeooo:rsid="00647d40" officeooo:paragraph-rsid="00647d40"/>
    </style:style>
    <style:style style:name="P78"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79" style:family="paragraph" style:parent-style-name="Standard">
      <style:text-properties officeooo:rsid="00664a19" officeooo:paragraph-rsid="00664a19"/>
    </style:style>
    <style:style style:name="P80"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81" style:family="paragraph" style:parent-style-name="Text_20_body">
      <style:text-properties style:text-line-through-style="none" style:text-line-through-type="none" style:font-name="arial" officeooo:rsid="00218105" officeooo:paragraph-rsid="00218105"/>
    </style:style>
    <style:style style:name="P82" style:family="paragraph" style:parent-style-name="Text_20_body">
      <style:text-properties style:text-line-through-style="none" style:text-line-through-type="none" style:font-name="arial" officeooo:rsid="0029915a" officeooo:paragraph-rsid="0029915a"/>
    </style:style>
    <style:style style:name="P83" style:family="paragraph" style:parent-style-name="Text_20_body" style:list-style-name="L2">
      <style:paragraph-properties fo:margin-top="0in" fo:margin-bottom="0in" style:contextual-spacing="false"/>
    </style:style>
    <style:style style:name="P84" style:family="paragraph" style:parent-style-name="Text_20_body" style:list-style-name="L3">
      <style:paragraph-properties fo:margin-top="0in" fo:margin-bottom="0in" style:contextual-spacing="false"/>
    </style:style>
    <style:style style:name="P85" style:family="paragraph" style:parent-style-name="Text_20_body" style:list-style-name="L4"/>
    <style:style style:name="P86"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87"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88" style:family="paragraph" style:parent-style-name="Text_20_body">
      <style:text-properties fo:color="#000000" loext:opacity="100%" style:font-name="arial" officeooo:rsid="001ee25d" officeooo:paragraph-rsid="001ee25d"/>
    </style:style>
    <style:style style:name="P89"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90"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91"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92"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93"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94"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9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96"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97"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98"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99"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00"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101" style:family="paragraph" style:parent-style-name="Text_20_body" style:list-style-name="L5"/>
    <style:style style:name="P102" style:family="paragraph" style:parent-style-name="Text_20_body" style:list-style-name="L6"/>
    <style:style style:name="P103" style:family="paragraph" style:parent-style-name="Text_20_body" style:list-style-name="L6">
      <style:paragraph-properties fo:margin-top="0in" fo:margin-bottom="0in" style:contextual-spacing="false"/>
    </style:style>
    <style:style style:name="P104" style:family="paragraph" style:parent-style-name="Text_20_body" style:list-style-name="L7"/>
    <style:style style:name="P105" style:family="paragraph" style:parent-style-name="Text_20_body" style:list-style-name="L7">
      <style:paragraph-properties fo:margin-top="0in" fo:margin-bottom="0in" style:contextual-spacing="false"/>
    </style:style>
    <style:style style:name="P106" style:family="paragraph" style:parent-style-name="Text_20_body" style:list-style-name="L8"/>
    <style:style style:name="P107" style:family="paragraph" style:parent-style-name="Text_20_body" style:list-style-name="L9"/>
    <style:style style:name="P108" style:family="paragraph" style:parent-style-name="Text_20_body" style:list-style-name="L10"/>
    <style:style style:name="P109" style:family="paragraph" style:parent-style-name="Text_20_body" style:list-style-name="L10">
      <style:paragraph-properties fo:margin-top="0in" fo:margin-bottom="0in" style:contextual-spacing="false"/>
    </style:style>
    <style:style style:name="P110" style:family="paragraph" style:parent-style-name="Text_20_body" style:list-style-name="L11"/>
    <style:style style:name="P111" style:family="paragraph" style:parent-style-name="Text_20_body" style:list-style-name="L11">
      <style:paragraph-properties fo:margin-top="0in" fo:margin-bottom="0in" style:contextual-spacing="false"/>
    </style:style>
    <style:style style:name="P112" style:family="paragraph" style:parent-style-name="Text_20_body" style:list-style-name="L12"/>
    <style:style style:name="P113" style:family="paragraph" style:parent-style-name="Text_20_body" style:list-style-name="L13"/>
    <style:style style:name="P114" style:family="paragraph" style:parent-style-name="Text_20_body" style:list-style-name="L14"/>
    <style:style style:name="P115" style:family="paragraph" style:parent-style-name="Text_20_body" style:list-style-name="L15"/>
    <style:style style:name="P116" style:family="paragraph" style:parent-style-name="Text_20_body" style:list-style-name="L15">
      <style:paragraph-properties fo:margin-top="0in" fo:margin-bottom="0in" style:contextual-spacing="false"/>
    </style:style>
    <style:style style:name="P117" style:family="paragraph" style:parent-style-name="Text_20_body" style:list-style-name="L16"/>
    <style:style style:name="P118" style:family="paragraph" style:parent-style-name="Text_20_body" style:list-style-name="L16">
      <style:paragraph-properties fo:margin-top="0in" fo:margin-bottom="0in" style:contextual-spacing="false"/>
    </style:style>
    <style:style style:name="P119" style:family="paragraph" style:parent-style-name="Text_20_body" style:list-style-name="L17"/>
    <style:style style:name="P120" style:family="paragraph" style:parent-style-name="Text_20_body" style:list-style-name="L17">
      <style:paragraph-properties fo:margin-top="0in" fo:margin-bottom="0in" style:contextual-spacing="false"/>
    </style:style>
    <style:style style:name="P121" style:family="paragraph" style:parent-style-name="Text_20_body" style:list-style-name="L18"/>
    <style:style style:name="P122" style:family="paragraph" style:parent-style-name="Text_20_body" style:list-style-name="L18">
      <style:paragraph-properties fo:margin-top="0in" fo:margin-bottom="0in" style:contextual-spacing="false"/>
    </style:style>
    <style:style style:name="P123" style:family="paragraph" style:parent-style-name="Text_20_body" style:list-style-name="L19"/>
    <style:style style:name="P124" style:family="paragraph" style:parent-style-name="Text_20_body" style:list-style-name="L19">
      <style:paragraph-properties fo:margin-top="0in" fo:margin-bottom="0in" style:contextual-spacing="false"/>
    </style:style>
    <style:style style:name="P125" style:family="paragraph" style:parent-style-name="Text_20_body" style:list-style-name="L20"/>
    <style:style style:name="P126" style:family="paragraph" style:parent-style-name="Text_20_body" style:list-style-name="L20">
      <style:paragraph-properties fo:margin-top="0in" fo:margin-bottom="0in" style:contextual-spacing="false"/>
    </style:style>
    <style:style style:name="P127" style:family="paragraph" style:parent-style-name="Text_20_body" style:list-style-name="L21"/>
    <style:style style:name="P128" style:family="paragraph" style:parent-style-name="Text_20_body" style:list-style-name="L21">
      <style:paragraph-properties fo:margin-top="0in" fo:margin-bottom="0in" style:contextual-spacing="false"/>
    </style:style>
    <style:style style:name="P129" style:family="paragraph" style:parent-style-name="Text_20_body">
      <style:text-properties style:font-name="arial" officeooo:rsid="002094fe" officeooo:paragraph-rsid="002094fe"/>
    </style:style>
    <style:style style:name="P130" style:family="paragraph" style:parent-style-name="Text_20_body">
      <style:text-properties style:font-name="arial" officeooo:rsid="0025e763" officeooo:paragraph-rsid="0025e763"/>
    </style:style>
    <style:style style:name="P131" style:family="paragraph" style:parent-style-name="Text_20_body">
      <style:text-properties style:font-name="arial" fo:font-size="14pt" officeooo:rsid="00218105" officeooo:paragraph-rsid="00218105" style:font-size-asian="14pt" style:font-size-complex="14pt"/>
    </style:style>
    <style:style style:name="P132" style:family="paragraph" style:parent-style-name="Text_20_body">
      <style:text-properties style:font-name="arial" officeooo:rsid="00218105" officeooo:paragraph-rsid="00218105"/>
    </style:style>
    <style:style style:name="P133" style:family="paragraph" style:parent-style-name="Text_20_body" style:list-style-name="L1">
      <style:paragraph-properties fo:margin-top="0in" fo:margin-bottom="0in" style:contextual-spacing="false"/>
      <style:text-properties style:font-name="arial"/>
    </style:style>
    <style:style style:name="P134" style:family="paragraph" style:parent-style-name="Text_20_body">
      <style:text-properties style:font-name="arial" officeooo:rsid="0022ab37" officeooo:paragraph-rsid="0022ab37"/>
    </style:style>
    <style:style style:name="P135" style:family="paragraph" style:parent-style-name="Text_20_body">
      <style:text-properties style:font-name="arial" fo:font-weight="bold" officeooo:rsid="0022ab37" officeooo:paragraph-rsid="0022ab37" style:font-weight-asian="bold" style:font-weight-complex="bold"/>
    </style:style>
    <style:style style:name="P136" style:family="paragraph" style:parent-style-name="Text_20_body">
      <style:text-properties style:font-name="arial" officeooo:paragraph-rsid="001d8a98"/>
    </style:style>
    <style:style style:name="P137" style:family="paragraph" style:parent-style-name="Text_20_body">
      <style:text-properties style:font-name="arial" officeooo:rsid="001d8a98" officeooo:paragraph-rsid="001d8a98"/>
    </style:style>
    <style:style style:name="P138" style:family="paragraph" style:parent-style-name="Text_20_body">
      <style:text-properties style:font-name="arial"/>
    </style:style>
    <style:style style:name="P139" style:family="paragraph" style:parent-style-name="Text_20_body" style:list-style-name="L6">
      <style:text-properties style:font-name="arial"/>
    </style:style>
    <style:style style:name="P140" style:family="paragraph" style:parent-style-name="Text_20_body" style:list-style-name="L7">
      <style:text-properties style:font-name="arial"/>
    </style:style>
    <style:style style:name="P141" style:family="paragraph" style:parent-style-name="Text_20_body" style:list-style-name="L9">
      <style:text-properties style:font-name="arial"/>
    </style:style>
    <style:style style:name="P142" style:family="paragraph" style:parent-style-name="Text_20_body" style:list-style-name="L11">
      <style:paragraph-properties fo:margin-top="0in" fo:margin-bottom="0in" style:contextual-spacing="false"/>
      <style:text-properties style:font-name="arial"/>
    </style:style>
    <style:style style:name="P143" style:family="paragraph" style:parent-style-name="Text_20_body" style:list-style-name="L12">
      <style:paragraph-properties fo:margin-top="0in" fo:margin-bottom="0in" style:contextual-spacing="false"/>
      <style:text-properties style:font-name="arial"/>
    </style:style>
    <style:style style:name="P144" style:family="paragraph" style:parent-style-name="Text_20_body" style:list-style-name="L13">
      <style:text-properties style:font-name="arial"/>
    </style:style>
    <style:style style:name="P145" style:family="paragraph" style:parent-style-name="Text_20_body" style:list-style-name="L17">
      <style:text-properties style:font-name="arial"/>
    </style:style>
    <style:style style:name="P146" style:family="paragraph" style:parent-style-name="Text_20_body">
      <style:text-properties officeooo:rsid="0047a538" officeooo:paragraph-rsid="0047a538"/>
    </style:style>
    <style:style style:name="P147" style:family="paragraph" style:parent-style-name="Text_20_body">
      <style:text-properties officeooo:paragraph-rsid="004bb73a"/>
    </style:style>
    <style:style style:name="P148" style:family="paragraph" style:parent-style-name="Text_20_body">
      <style:text-properties officeooo:rsid="00536176" officeooo:paragraph-rsid="00536176"/>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style:font-size-asian="10pt" style:font-style-asian="normal"/>
    </style:style>
    <style:style style:name="T6" style:family="text">
      <style:text-properties fo:font-size="10pt" fo:font-style="normal" fo:font-weight="normal" style:font-size-asian="10pt" style:font-style-asian="normal" style:font-weight-asian="normal"/>
    </style:style>
    <style:style style:name="T7" style:family="text">
      <style:text-properties fo:font-size="10pt" fo:font-style="normal" fo:font-weight="normal" officeooo:rsid="001d8a98" style:font-size-asian="10pt" style:font-style-asian="normal" style:font-weight-asian="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style:text-line-through-style="none" style:text-line-through-type="none" style:font-name="arial"/>
    </style:style>
    <style:style style:name="T10" style:family="text">
      <style:text-properties fo:font-style="normal" style:font-style-asian="normal"/>
    </style:style>
    <style:style style:name="T11" style:family="text">
      <style:text-properties fo:font-style="normal" officeooo:rsid="004146d1" style:font-style-asian="normal" style:font-style-complex="normal"/>
    </style:style>
    <style:style style:name="T12" style:family="text">
      <style:text-properties fo:color="#cf8e6d" loext:opacity="100%" style:font-name="JetBrains Mono" fo:font-size="10pt" fo:font-style="normal" fo:font-weight="normal" style:font-size-asian="10pt" style:font-style-asian="normal" style:font-weight-asian="normal"/>
    </style:style>
    <style:style style:name="T13" style:family="text">
      <style:text-properties fo:color="#cf8e6d" loext:opacity="100%" style:font-name="JetBrains Mono" fo:font-size="10pt" fo:font-style="normal" style:font-size-asian="10pt" style:font-style-asian="normal"/>
    </style:style>
    <style:style style:name="T14" style:family="text">
      <style:text-properties fo:color="#cf8e6d" loext:opacity="100%" fo:font-size="10pt" fo:font-style="normal" style:font-size-asian="10pt" style:font-style-asian="normal"/>
    </style:style>
    <style:style style:name="T15" style:family="text">
      <style:text-properties fo:color="#cf8e6d" loext:opacity="100%" fo:font-size="10pt" style:font-size-asian="10pt"/>
    </style:style>
    <style:style style:name="T16" style:family="text">
      <style:text-properties fo:color="#bcbec4" loext:opacity="100%" style:font-name="JetBrains Mono" fo:font-size="10pt" fo:font-style="normal" fo:font-weight="normal" style:font-size-asian="10pt" style:font-style-asian="normal" style:font-weight-asian="normal"/>
    </style:style>
    <style:style style:name="T17" style:family="text">
      <style:text-properties fo:color="#bcbec4" loext:opacity="100%" style:font-name="JetBrains Mono" fo:font-size="10pt" fo:font-style="normal" fo:font-weight="normal" officeooo:rsid="0053547b" style:font-size-asian="10pt" style:font-style-asian="normal" style:font-weight-asian="normal"/>
    </style:style>
    <style:style style:name="T18" style:family="text">
      <style:text-properties fo:color="#bcbec4" loext:opacity="100%" style:font-name="JetBrains Mono" fo:font-size="10pt" fo:font-style="normal" fo:font-weight="normal" officeooo:rsid="00677b9a" style:font-size-asian="10pt" style:font-style-asian="normal" style:font-weight-asian="normal"/>
    </style:style>
    <style:style style:name="T19" style:family="text">
      <style:text-properties fo:color="#bcbec4" loext:opacity="100%" style:font-name="JetBrains Mono" fo:font-size="10pt" fo:font-style="normal" style:font-size-asian="10pt" style:font-style-asian="normal"/>
    </style:style>
    <style:style style:name="T20" style:family="text">
      <style:text-properties fo:color="#bcbec4" loext:opacity="100%" style:font-name="JetBrains Mono" fo:font-size="10pt" fo:font-style="normal" fo:font-weight="bold" style:font-size-asian="10pt" style:font-style-asian="normal" style:font-weight-asian="bold" style:font-weight-complex="bold"/>
    </style:style>
    <style:style style:name="T21" style:family="text">
      <style:text-properties fo:color="#bcbec4" loext:opacity="100%" fo:font-size="10pt" fo:font-style="normal" style:font-size-asian="10pt" style:font-style-asian="normal"/>
    </style:style>
    <style:style style:name="T22" style:family="text">
      <style:text-properties fo:color="#bcbec4" loext:opacity="100%" fo:font-size="10pt" style:font-size-asian="10pt"/>
    </style:style>
    <style:style style:name="T23" style:family="text">
      <style:text-properties fo:color="#a9b7c6" loext:opacity="100%" style:font-name="JetBrains Mono" fo:font-size="10pt" fo:font-style="normal" fo:font-weight="normal" style:font-size-asian="10pt" style:font-style-asian="normal" style:font-weight-asian="normal"/>
    </style:style>
    <style:style style:name="T24" style:family="text">
      <style:text-properties fo:color="#a9b7c6" loext:opacity="100%" style:font-name="JetBrains Mono" fo:font-size="10pt" fo:font-style="normal" style:font-size-asian="10pt" style:font-style-asian="normal"/>
    </style:style>
    <style:style style:name="T25" style:family="text">
      <style:text-properties fo:color="#a9b7c6" loext:opacity="100%" style:font-name="JetBrains Mono" fo:font-size="10pt" fo:font-style="normal" fo:font-weight="bold" style:font-size-asian="10pt" style:font-style-asian="normal" style:font-weight-asian="bold" style:font-weight-complex="bold"/>
    </style:style>
    <style:style style:name="T26" style:family="text">
      <style:text-properties fo:color="#a9b7c6" loext:opacity="100%" fo:font-size="10pt" fo:font-style="normal" style:font-size-asian="10pt" style:font-style-asian="normal"/>
    </style:style>
    <style:style style:name="T27" style:family="text">
      <style:text-properties fo:color="#a9b7c6" loext:opacity="100%" fo:font-size="10pt" style:font-size-asian="10pt"/>
    </style:style>
    <style:style style:name="T28" style:family="text">
      <style:text-properties fo:color="#c77dbb" loext:opacity="100%" style:font-name="JetBrains Mono" fo:font-size="10pt" fo:font-style="normal" fo:font-weight="normal" style:font-size-asian="10pt" style:font-style-asian="normal" style:font-weight-asian="normal"/>
    </style:style>
    <style:style style:name="T29" style:family="text">
      <style:text-properties fo:color="#c77dbb" loext:opacity="100%" style:font-name="JetBrains Mono" fo:font-size="10pt" fo:font-style="normal" fo:font-weight="normal" officeooo:rsid="004bb73a" style:font-size-asian="10pt" style:font-style-asian="normal" style:font-weight-asian="normal"/>
    </style:style>
    <style:style style:name="T30" style:family="text">
      <style:text-properties fo:color="#c77dbb" loext:opacity="100%" style:font-name="JetBrains Mono" fo:font-size="10pt" fo:font-style="normal" style:font-size-asian="10pt" style:font-style-asian="normal"/>
    </style:style>
    <style:style style:name="T31" style:family="text">
      <style:text-properties fo:color="#c77dbb" loext:opacity="100%" fo:font-size="10pt" fo:font-style="normal" style:font-size-asian="10pt" style:font-style-asian="normal"/>
    </style:style>
    <style:style style:name="T32" style:family="text">
      <style:text-properties fo:color="#c77dbb" loext:opacity="100%" fo:font-size="10pt" style:font-size-asian="10pt"/>
    </style:style>
    <style:style style:name="T33" style:family="text">
      <style:text-properties fo:color="#56a8f5" loext:opacity="100%" style:font-name="JetBrains Mono" fo:font-size="10pt" fo:font-style="normal" fo:font-weight="normal" style:font-size-asian="10pt" style:font-style-asian="normal" style:font-weight-asian="normal"/>
    </style:style>
    <style:style style:name="T34" style:family="text">
      <style:text-properties fo:color="#56a8f5" loext:opacity="100%" style:font-name="JetBrains Mono" fo:font-size="10pt" fo:font-style="normal" fo:font-weight="normal" officeooo:rsid="0053547b" style:font-size-asian="10pt" style:font-style-asian="normal" style:font-weight-asian="normal"/>
    </style:style>
    <style:style style:name="T35" style:family="text">
      <style:text-properties fo:color="#56a8f5" loext:opacity="100%" style:font-name="JetBrains Mono" fo:font-size="10pt" fo:font-style="normal" style:font-size-asian="10pt" style:font-style-asian="normal"/>
    </style:style>
    <style:style style:name="T36" style:family="text">
      <style:text-properties fo:color="#56a8f5" loext:opacity="100%" fo:font-size="10pt" fo:font-style="normal" style:font-size-asian="10pt" style:font-style-asian="normal"/>
    </style:style>
    <style:style style:name="T37" style:family="text">
      <style:text-properties fo:color="#56a8f5" loext:opacity="100%" fo:font-size="10pt" fo:font-style="normal" fo:font-weight="normal" style:font-size-asian="10pt" style:font-style-asian="normal" style:font-weight-asian="normal"/>
    </style:style>
    <style:style style:name="T38" style:family="text">
      <style:text-properties fo:color="#56a8f5" loext:opacity="100%" fo:font-size="10pt" style:font-size-asian="10pt"/>
    </style:style>
    <style:style style:name="T39" style:family="text">
      <style:text-properties fo:color="#7a7e85" loext:opacity="100%" style:font-name="JetBrains Mono" fo:font-size="10pt" fo:font-style="normal" fo:font-weight="normal" style:font-size-asian="10pt" style:font-style-asian="normal" style:font-weight-asian="normal"/>
    </style:style>
    <style:style style:name="T40" style:family="text">
      <style:text-properties fo:color="#7a7e85" loext:opacity="100%" style:font-name="JetBrains Mono" fo:font-size="10pt" fo:font-style="normal" fo:font-weight="normal" officeooo:rsid="0053547b" style:font-size-asian="10pt" style:font-style-asian="normal" style:font-weight-asian="normal"/>
    </style:style>
    <style:style style:name="T41" style:family="text">
      <style:text-properties fo:color="#7a7e85" loext:opacity="100%" fo:font-size="10pt" fo:font-style="normal" style:font-size-asian="10pt" style:font-style-asian="normal"/>
    </style:style>
    <style:style style:name="T42" style:family="text">
      <style:text-properties fo:color="#7a7e85" loext:opacity="100%" fo:font-size="10pt" style:font-size-asian="10pt"/>
    </style:style>
    <style:style style:name="T43" style:family="text">
      <style:text-properties fo:color="#c77dba" loext:opacity="100%" style:font-name="JetBrains Mono" fo:font-size="10pt" fo:font-style="italic" fo:font-weight="normal" style:font-size-asian="10pt" style:font-style-asian="italic" style:font-weight-asian="normal"/>
    </style:style>
    <style:style style:name="T44" style:family="text">
      <style:text-properties fo:color="#c77dba" loext:opacity="100%" style:font-name="JetBrains Mono" fo:font-size="10pt" fo:font-style="italic" style:font-size-asian="10pt" style:font-style-asian="italic"/>
    </style:style>
    <style:style style:name="T45" style:family="text">
      <style:text-properties fo:color="#c77dba" loext:opacity="100%" fo:font-size="10pt" fo:font-style="italic" style:font-size-asian="10pt" style:font-style-asian="italic"/>
    </style:style>
    <style:style style:name="T46" style:family="text">
      <style:text-properties fo:color="#000000" loext:opacity="100%"/>
    </style:style>
    <style:style style:name="T47" style:family="text">
      <style:text-properties fo:color="#000000" loext:opacity="100%" fo:font-style="italic"/>
    </style:style>
    <style:style style:name="T48"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49"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50" style:family="text">
      <style:text-properties fo:color="#000000" loext:opacity="100%" style:font-name="JetBrains Mono" fo:font-size="10pt" fo:font-style="normal" fo:font-weight="normal" style:font-size-asian="10pt" style:font-style-asian="normal" style:font-weight-asian="normal"/>
    </style:style>
    <style:style style:name="T51" style:family="text">
      <style:text-properties fo:color="#2aacb8" loext:opacity="100%" style:font-name="JetBrains Mono" fo:font-size="10pt" fo:font-style="normal" fo:font-weight="normal" style:font-size-asian="10pt" style:font-style-asian="normal" style:font-weight-asian="normal"/>
    </style:style>
    <style:style style:name="T52" style:family="text">
      <style:text-properties fo:color="#2aacb8" loext:opacity="100%" style:font-name="JetBrains Mono" fo:font-size="10pt" fo:font-style="normal" style:font-size-asian="10pt" style:font-style-asian="normal"/>
    </style:style>
    <style:style style:name="T53" style:family="text">
      <style:text-properties fo:color="#2aacb8" loext:opacity="100%" fo:font-size="10pt" fo:font-style="normal" style:font-size-asian="10pt" style:font-style-asian="normal"/>
    </style:style>
    <style:style style:name="T54" style:family="text">
      <style:text-properties fo:color="#2aacb8" loext:opacity="100%" fo:font-size="10pt" style:font-size-asian="10pt"/>
    </style:style>
    <style:style style:name="T55" style:family="text">
      <style:text-properties fo:color="#d5b778" loext:opacity="100%" style:font-name="JetBrains Mono" fo:font-size="10pt" fo:font-style="normal" fo:font-weight="normal" style:font-size-asian="10pt" style:font-style-asian="normal" style:font-weight-asian="normal"/>
    </style:style>
    <style:style style:name="T56" style:family="text">
      <style:text-properties fo:color="#d5b778" loext:opacity="100%" fo:font-size="10pt" fo:font-style="normal" style:font-size-asian="10pt" style:font-style-asian="normal"/>
    </style:style>
    <style:style style:name="T57" style:family="text">
      <style:text-properties fo:color="#bababa" loext:opacity="100%" style:font-name="JetBrains Mono" fo:font-size="10pt" fo:font-style="normal" fo:font-weight="normal" style:font-size-asian="10pt" style:font-style-asian="normal" style:font-weight-asian="normal"/>
    </style:style>
    <style:style style:name="T58" style:family="text">
      <style:text-properties fo:color="#bababa" loext:opacity="100%" fo:font-size="10pt" fo:font-style="normal" style:font-size-asian="10pt" style:font-style-asian="normal"/>
    </style:style>
    <style:style style:name="T59" style:family="text">
      <style:text-properties officeooo:rsid="0037a74b"/>
    </style:style>
    <style:style style:name="T60" style:family="text">
      <style:text-properties fo:font-style="italic"/>
    </style:style>
    <style:style style:name="T61" style:family="text">
      <style:text-properties style:font-name="arial"/>
    </style:style>
    <style:style style:name="T62" style:family="text">
      <style:text-properties style:font-name="arial" fo:font-style="normal" style:font-style-asian="normal"/>
    </style:style>
    <style:style style:name="T63" style:family="text">
      <style:text-properties style:font-name="arial" fo:font-size="12pt" fo:font-weight="normal" style:font-size-asian="12pt" style:font-weight-asian="normal" style:font-size-complex="12pt" style:font-weight-complex="normal"/>
    </style:style>
    <style:style style:name="T64" style:family="text">
      <style:text-properties officeooo:rsid="004146d1"/>
    </style:style>
    <style:style style:name="T65" style:family="text">
      <style:text-properties officeooo:rsid="00427c6f"/>
    </style:style>
    <style:style style:name="T66" style:family="text">
      <style:text-properties officeooo:rsid="0043e12a"/>
    </style:style>
    <style:style style:name="T67" style:family="text">
      <style:text-properties officeooo:rsid="004bb73a"/>
    </style:style>
    <style:style style:name="T68" style:family="text">
      <style:text-properties officeooo:rsid="004cf507"/>
    </style:style>
    <style:style style:name="T69" style:family="text">
      <style:text-properties officeooo:rsid="004edaa8"/>
    </style:style>
    <style:style style:name="T70" style:family="text">
      <style:text-properties officeooo:rsid="0053547b"/>
    </style:style>
    <style:style style:name="T71" style:family="text">
      <style:text-properties fo:font-weight="bold" style:font-weight-asian="bold" style:font-weight-complex="bold"/>
    </style:style>
    <style:style style:name="T72" style:family="text">
      <style:text-properties officeooo:rsid="0053df1e"/>
    </style:style>
    <style:style style:name="T73" style:family="text">
      <style:text-properties officeooo:rsid="00542a94"/>
    </style:style>
    <style:style style:name="T74" style:family="text">
      <style:text-properties officeooo:rsid="005e3ff0"/>
    </style:style>
    <style:style style:name="T75" style:family="text">
      <style:text-properties officeooo:rsid="0060804e"/>
    </style:style>
    <style:style style:name="T76" style:family="text">
      <style:text-properties fo:color="#57aaf7" loext:opacity="100%" style:font-name="JetBrains Mono" fo:font-size="10pt" fo:font-style="italic" style:font-size-asian="10pt" style:font-style-asian="italic"/>
    </style:style>
    <style:style style:name="T77" style:family="text">
      <style:text-properties fo:color="#9876aa" loext:opacity="100%" style:font-name="JetBrains Mono" fo:font-size="10pt" fo:font-style="normal" style:font-size-asian="10pt" style:font-style-asian="normal"/>
    </style:style>
    <style:style style:name="T78" style:family="text">
      <style:text-properties fo:color="#ffc66d" loext:opacity="100%" style:font-name="JetBrains Mono" fo:font-size="10pt" fo:font-style="normal" style:font-size-asian="10pt" style:font-style-asian="normal"/>
    </style:style>
    <style:style style:name="T79" style:family="text">
      <style:text-properties officeooo:rsid="00647d4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2</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7</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10">Kontext des Codes</text:span></text:a><text:a xlink:type="simple" xlink:href="#__RefHeading___Toc2358_3394150493" text:style-name="Index_20_Link" text:visited-style-name="Index_20_Link"><text:tab/>8</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0</text:a></text:p>
          <text:p text:style-name="P5"><text:a xlink:type="simple" xlink:href="#__RefHeading___Toc2370_3394150493" text:style-name="Index_20_Link" text:visited-style-name="Index_20_Link">Warum ist diese Anpassung notwendig?<text:tab/>10</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2</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5</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6</text:a></text:p>
          <text:p text:style-name="P5"><text:a xlink:type="simple" xlink:href="#__RefHeading___Toc2394_3394150493" text:style-name="Index_20_Link" text:visited-style-name="Index_20_Link">Wichtige Hinweise<text:tab/>16</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7</text:a></text:p>
          <text:p text:style-name="P8"><text:a xlink:type="simple" xlink:href="#__RefHeading___Toc2400_3394150493" text:style-name="Index_20_Link" text:visited-style-name="Index_20_Link">ChatGPT said:<text:tab/>18</text:a></text:p>
          <text:p text:style-name="P5"><text:a xlink:type="simple" xlink:href="#__RefHeading___Toc2402_3394150493" text:style-name="Index_20_Link" text:visited-style-name="Index_20_Link">Hintergrund<text:tab/>18</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4"><text:a xlink:type="simple" xlink:href="#__RefHeading___Toc948265_3394150493" text:style-name="Index_20_Link" text:visited-style-name="Index_20_Link">artikelAbrufen() im Backend und Abfrageaufbau abhängig von den Parametern des Frontend<text:tab/>21</text:a></text:p>
          <text:p text:style-name="P3"><text:a xlink:type="simple" xlink:href="#__RefHeading___Toc2416_3394150493" text:style-name="Index_20_Link" text:visited-style-name="Index_20_Link">Datenbank<text:tab/>22</text:a></text:p>
          <text:p text:style-name="P4"><text:a xlink:type="simple" xlink:href="#__RefHeading___Toc12288_3394150493" text:style-name="Index_20_Link" text:visited-style-name="Index_20_Link">Inventarbuchungen<text:tab/>22</text:a></text:p>
          <text:p text:style-name="P5"><text:a xlink:type="simple" xlink:href="#__RefHeading___Toc36506_3394150493" text:style-name="Index_20_Link" text:visited-style-name="Index_20_Link">Aufbau Leihvorgänge im Backend für die Verwaltung abrufen (/leihvorgaenge):<text:tab/>23</text:a></text:p>
          <text:p text:style-name="P4"><text:a xlink:type="simple" xlink:href="#__RefHeading___Toc374183_3394150493" text:style-name="Index_20_Link" text:visited-style-name="Index_20_Link">DialogRuecknahme und wie die Daten an den Dialog übergeben werden:<text:tab/>24</text:a></text:p>
          <text:p text:style-name="P4"><text:a xlink:type="simple" xlink:href="#__RefHeading___Toc374185_3394150493" text:style-name="Index_20_Link" text:visited-style-name="Index_20_Link">v-select mit Backenddaten füllen<text:tab/>25</text:a></text:p>
          <text:p text:style-name="P4"><text:a xlink:type="simple" xlink:href="#__RefHeading___Toc428531_3394150493" text:style-name="Index_20_Link" text:visited-style-name="Index_20_Link">v-expansions-panels anzeigen von Elemente nur wenn expansions expanded ist:<text:tab/>25</text:a></text:p>
          <text:p text:style-name="P4"><text:a xlink:type="simple" xlink:href="#__RefHeading___Toc719453_3394150493" text:style-name="Index_20_Link" text:visited-style-name="Index_20_Link">v-checkbox is checked prüfen:<text:tab/>26</text:a></text:p>
          <text:p text:style-name="P4"><text:a xlink:type="simple" xlink:href="#__RefHeading___Toc719455_3394150493" text:style-name="Index_20_Link" text:visited-style-name="Index_20_Link">v-checkbox standardmäßig checken<text:tab/>26</text:a></text:p>
          <text:p text:style-name="P4"><text:a xlink:type="simple" xlink:href="#__RefHeading___Toc750791_3394150493" text:style-name="Index_20_Link" text:visited-style-name="Index_20_Link">reactive() vs. Ref() und .value<text:tab/>28</text:a></text:p>
          <text:p text:style-name="P4"><text:a xlink:type="simple" xlink:href="#__RefHeading___Toc948267_3394150493" text:style-name="Index_20_Link" text:visited-style-name="Index_20_Link">undefined mit if abfangen<text:tab/>28</text:a></text:p>
        </text:index-body>
      </text:table-of-content>
      <text:h text:style-name="P9" text:outline-level="1"><text:soft-page-break/></text:h>
      <text:p text:style-name="P129"/>
      <text:h text:style-name="P9" text:outline-level="1"/>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29">Starten des Backend:</text:p>
      <text:p text:style-name="P129">pm2 start ims <text:bookmark-start text:name="__DdeLink__446_3190933178"/>ecosystem.config.js<text:bookmark-end text:name="__DdeLink__446_3190933178"/> --env production</text:p>
      <text:p text:style-name="P130">Evtl. muss erst in das Verzeichnis cd //var/www/backend/server gewechselt werden, da sonst die Meldung [PM2][ERROR] File ecosystem.config.js not found kommt.</text:p>
      <text:p text:style-name="P129">Starten des Frontend:</text:p>
      <text:p text:style-name="P129">pm2 start frontend</text:p>
      <text:p text:style-name="P129">Logfile:</text:p>
      <text:p text:style-name="P129">pm2 log</text:p>
      <text:p text:style-name="P129"/>
      <text:p text:style-name="P131">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pan text:style-name="T8">Backend</text:span>:<text:bookmark-end text:name="__RefHeading___Toc2348_3394150493"/></text:h>
      <text:p text:style-name="P81">Start im Entwicklungsmodus: $ npx nodemon ./src/app.js</text:p>
      <text:p text:style-name="P1"><text:span text:style-name="T9">Übetragen auf den Produktionsserver: $ <text:s/>rsync -avz ~/Documents/InventoryManagementSystem/server </text:span><text:a xlink:type="simple" xlink:href="mailto:root@217.160.162.52" text:style-name="Internet_20_link" text:visited-style-name="Visited_20_Internet_20_Link"><text:span text:style-name="T9">root@217.160.162.52</text:span></text:a><text:span text:style-name="T9">:/var/www/backend</text:span></text:p>
      <text:p text:style-name="P81"/>
      <text:p text:style-name="P2">GitHub:</text:p>
      <text:p text:style-name="P2"><text:soft-page-break/>Wenn der Merge nicht funktioniert und die lokale Version master ist und hochgeladen werden soll:</text:p>
      <text:p text:style-name="P2">$ git push origin master –force</text:p>
      <text:p text:style-name="P2">Anstelle des Passwortes muss ein Token geniert und eingesetzt werden:</text:p>
      <text:p text:style-name="P2"><text:span text:style-name="T61">Gehe zu deinem GitHub-Konto auf </text:span><text:a xlink:type="simple" xlink:href="https://github.com/" office:target-frame-name="_new" xlink:show="replace" text:style-name="Internet_20_link" text:visited-style-name="Visited_20_Internet_20_Link"><text:span text:style-name="T61">https://github.com</text:span></text:a><text:span text:style-name="T61">.</text:span></text:p>
      <text:list xml:id="list3516082306" text:style-name="L1">
        <text:list-item>
          <text:p text:style-name="P133">Klicke oben rechts auf dein Profilbild und wähle "Settings" aus.</text:p>
        </text:list-item>
      </text:list>
      <text:list xml:id="list121731131" text:style-name="L2">
        <text:list-item>
          <text:p text:style-name="P83"><text:span text:style-name="T61">In den Einstellungen gehe zu </text:span><text:span text:style-name="Strong_20_Emphasis"><text:span text:style-name="T61">Developer settings</text:span></text:span><text:span text:style-name="T61"> → </text:span><text:span text:style-name="Strong_20_Emphasis"><text:span text:style-name="T61">Personal access tokens</text:span></text:span><text:span text:style-name="T61"> → </text:span><text:span text:style-name="Strong_20_Emphasis"><text:span text:style-name="T61">Tokens (classic)</text:span></text:span><text:span text:style-name="T61">.</text:span></text:p>
        </text:list-item>
      </text:list>
      <text:list xml:id="list1352224632" text:style-name="L3">
        <text:list-item>
          <text:p text:style-name="P84"><text:span text:style-name="T61">Erstelle einen neuen Token, indem du auf </text:span><text:span text:style-name="Strong_20_Emphasis"><text:span text:style-name="T61">Generate new token</text:span></text:span><text:span text:style-name="T61"> klickst. Wähle die nötigen Berechtigungen aus (zum Beispiel </text:span><text:span text:style-name="Source_20_Text"><text:span text:style-name="T61">repo</text:span></text:span><text:span text:style-name="T61"> für Lese- und Schreibzugriff auf deine Repositories).</text:span></text:p>
        </text:list-item>
      </text:list>
      <text:list xml:id="list1275058054" text:style-name="L4">
        <text:list-item>
          <text:p text:style-name="P85"><text:span text:style-name="T61">Kopiere den Token </text:span><text:span text:style-name="Strong_20_Emphasis"><text:span text:style-name="T61">sofort</text:span></text:span><text:span text:style-name="T61">,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5">$ nano /etc/apache2/sites-available/mbdevelop.de.conf</text:p>
      <text:p text:style-name="P134">&lt;VirtualHost *:443&gt;</text:p>
      <text:p text:style-name="P134"><text:s text:c="4"/>ServerName mbdevelop.de</text:p>
      <text:p text:style-name="P134"><text:s text:c="4"/>DocumentRoot /var/www/html/mbdevelop</text:p>
      <text:p text:style-name="P134"/>
      <text:p text:style-name="P134"><text:s text:c="4"/>SSLEngine on</text:p>
      <text:p text:style-name="P134"><text:s text:c="4"/>SSLCertificateFile /etc/letsencrypt/live/mbdevelop.de/fullchain.pem</text:p>
      <text:p text:style-name="P134"><text:s text:c="4"/>SSLCertificateKeyFile /etc/letsencrypt/live/mbdevelop.de/privkey.pem</text:p>
      <text:p text:style-name="P134"/>
      <text:p text:style-name="P134"><text:s text:c="4"/># WebSocket Support für Vite HMR</text:p>
      <text:p text:style-name="P134"><text:s text:c="4"/>RewriteEngine On</text:p>
      <text:p text:style-name="P134"><text:s text:c="4"/>RewriteCond %{HTTP:Upgrade} =websocket [NC]</text:p>
      <text:p text:style-name="P134"><text:s text:c="4"/>RewriteCond %{HTTP:Connection} upgrade [NC]</text:p>
      <text:p text:style-name="P134"><text:s text:c="4"/>RewriteRule /ws/(.*) ws://localhost:4000/$1 [P,L]</text:p>
      <text:p text:style-name="P134"/>
      <text:p text:style-name="P134"><text:s text:c="4"/># Backend für API-Anfragen</text:p>
      <text:p text:style-name="P134"><text:s text:c="4"/>ProxyPreserveHost On</text:p>
      <text:p text:style-name="P134"><text:s text:c="4"/>ProxyPass /api http://localhost:3000</text:p>
      <text:p text:style-name="P134"><text:soft-page-break/><text:s text:c="4"/>ProxyPassReverse /api http://localhost:3000</text:p>
      <text:p text:style-name="P134"/>
      <text:p text:style-name="P134"><text:s text:c="4"/># Frontend</text:p>
      <text:p text:style-name="P134"><text:s text:c="4"/>ProxyPass / http://localhost:4000/</text:p>
      <text:p text:style-name="P134"><text:s text:c="4"/>ProxyPassReverse / http://localhost:4000/</text:p>
      <text:p text:style-name="P134"/>
      <text:p text:style-name="P134"><text:s text:c="4"/># Weiterleitung von HTTP zu HTTPS, aber nicht für Let's Encrypt</text:p>
      <text:p text:style-name="P134"><text:s text:c="4"/># RewriteEngine On</text:p>
      <text:p text:style-name="P134"><text:s text:c="4"/># RewriteCond %{REQUEST_URI} !^/\.well-known/acme-challenge/</text:p>
      <text:p text:style-name="P134"><text:s text:c="4"/># RewriteRule ^/?(.*) https://%{SERVER_NAME}/$1 [R=301,L]</text:p>
      <text:p text:style-name="P134"/>
      <text:p text:style-name="P134"><text:s text:c="4"/># Zusätzliche Sicherheitsoptionen</text:p>
      <text:p text:style-name="P134"><text:s text:c="4"/>&lt;IfModule mod_headers.c&gt;</text:p>
      <text:p text:style-name="P134"><text:s text:c="8"/>Header always set Strict-Transport-Security "max-age=63072000; includeSubDomains; preload"</text:p>
      <text:p text:style-name="P134"><text:s text:c="4"/>&lt;/IfModule&gt;</text:p>
      <text:p text:style-name="P134"/>
      <text:p text:style-name="P134"><text:s text:c="4"/>ErrorLog ${APACHE_LOG_DIR}/mbdevelop_error.log</text:p>
      <text:p text:style-name="P134"><text:s text:c="4"/>CustomLog ${APACHE_LOG_DIR}/mbdevelop_access.log combined</text:p>
      <text:p text:style-name="P134">&lt;/VirtualHost&gt;</text:p>
      <text:p text:style-name="P134"/>
      <text:p text:style-name="P134">&lt;VirtualHost *:80&gt;</text:p>
      <text:p text:style-name="P134"><text:s text:c="4"/>ServerName mbdevelop.de</text:p>
      <text:p text:style-name="P134"><text:s text:c="4"/>ServerAlias www.mbdevelop.de</text:p>
      <text:p text:style-name="P134"/>
      <text:p text:style-name="P134"><text:s text:c="4"/>DocumentRoot /var/www/html</text:p>
      <text:p text:style-name="P134"/>
      <text:p text:style-name="P134"><text:s text:c="4"/># Erlaube die Nutzung von .well-known für Let's Encrypt</text:p>
      <text:p text:style-name="P134"><text:s text:c="4"/>Alias /.well-known/acme-challenge/ /var/www/html/.well-known/acme-challenge/</text:p>
      <text:p text:style-name="P134"><text:s text:c="4"/>&lt;Directory "/var/www/html/.well-known/acme-challenge/"&gt;</text:p>
      <text:p text:style-name="P134"><text:s text:c="8"/>Options None</text:p>
      <text:p text:style-name="P134"><text:s text:c="8"/>AllowOverride None</text:p>
      <text:p text:style-name="P134"><text:soft-page-break/><text:s text:c="8"/>ForceType text/plain</text:p>
      <text:p text:style-name="P134"><text:s text:c="8"/>Require all granted</text:p>
      <text:p text:style-name="P134"><text:s text:c="4"/>&lt;/Directory&gt;</text:p>
      <text:p text:style-name="P134"/>
      <text:p text:style-name="P134"><text:s text:c="4"/># HTTP zu HTTPS umleiten, außer .well-known/acme-challenge</text:p>
      <text:p text:style-name="P134"><text:s text:c="4"/>RewriteEngine On</text:p>
      <text:p text:style-name="P134"><text:s text:c="4"/>RewriteCond %{REQUEST_URI} !^/\.well-known/acme-challenge/</text:p>
      <text:p text:style-name="P134"><text:s text:c="4"/>RewriteRule ^(.*)$ https://mbdevelop.de$1 [R=301,L]</text:p>
      <text:p text:style-name="P134"/>
      <text:p text:style-name="P134"><text:s text:c="4"/>ErrorLog ${APACHE_LOG_DIR}/error.log</text:p>
      <text:p text:style-name="P134"><text:s text:c="4"/>CustomLog ${APACHE_LOG_DIR}/access.log combined</text:p>
      <text:p text:style-name="P134">&lt;/VirtualHost&gt;</text:p>
      <text:p text:style-name="P134"/>
      <text:p text:style-name="P135">$ nano /etc/apache2/sites-available/mbphpmyadmin.ddns.net.conf</text:p>
      <text:p text:style-name="P134">&lt;VirtualHost *:443&gt;</text:p>
      <text:p text:style-name="P134"><text:s text:c="4"/>ServerName mbphpmyadmin.ddns.net</text:p>
      <text:p text:style-name="P134"><text:s text:c="4"/>DocumentRoot /usr/share/phpmyadmin</text:p>
      <text:p text:style-name="P134"/>
      <text:p text:style-name="P134"><text:s text:c="4"/>SSLEngine on</text:p>
      <text:p text:style-name="P134"/>
      <text:p text:style-name="P134"><text:s text:c="4"/>Alias /phpmyadmin /usr/share/phpmyadmin</text:p>
      <text:p text:style-name="P134"/>
      <text:p text:style-name="P134"><text:s text:c="4"/>&lt;Directory /usr/share/phpmyadmin&gt;</text:p>
      <text:p text:style-name="P134"><text:s text:c="8"/>Options SymLinksIfOwnerMatch</text:p>
      <text:p text:style-name="P134"><text:s text:c="8"/>DirectoryIndex index.php</text:p>
      <text:p text:style-name="P134"><text:s text:c="8"/>AllowOverride All</text:p>
      <text:p text:style-name="P134"><text:s text:c="8"/>Require all granted</text:p>
      <text:p text:style-name="P134"><text:s text:c="4"/>&lt;/Directory&gt;</text:p>
      <text:p text:style-name="P134"/>
      <text:p text:style-name="P134"><text:s text:c="4"/># Disallow web access to directories that don't need it</text:p>
      <text:p text:style-name="P134"><text:s text:c="4"/>&lt;Directory /usr/share/phpmyadmin/templates&gt;</text:p>
      <text:p text:style-name="P134"><text:s text:c="8"/>Require all denied</text:p>
      <text:p text:style-name="P134"><text:soft-page-break/><text:s text:c="4"/>&lt;/Directory&gt;</text:p>
      <text:p text:style-name="P134"><text:s text:c="4"/>&lt;Directory /usr/share/phpmyadmin/libraries&gt;</text:p>
      <text:p text:style-name="P134"><text:s text:c="8"/>Require all denied</text:p>
      <text:p text:style-name="P134"><text:s text:c="4"/>&lt;/Directory&gt;</text:p>
      <text:p text:style-name="P134"/>
      <text:p text:style-name="P134"><text:s text:c="5"/>&lt;Directory /usr/share/phpmyadmin&gt;</text:p>
      <text:p text:style-name="P134"><text:s text:c="4"/>Options SymLinksIfOwnerMatch</text:p>
      <text:p text:style-name="P134"><text:s text:c="4"/>DirectoryIndex index.php</text:p>
      <text:p text:style-name="P134"><text:s text:c="4"/>#AllowOverride All</text:p>
      <text:p text:style-name="P134"><text:s text:c="4"/>#Require ip 192.168.1.100</text:p>
      <text:p text:style-name="P134"><text:s text:c="4"/>#Require ip 192.168.1.101</text:p>
      <text:p text:style-name="P134"><text:s text:c="4"/># Authentifizierung aktivieren</text:p>
      <text:p text:style-name="P134"><text:s text:c="4"/>AuthType Basic</text:p>
      <text:p text:style-name="P134"><text:s text:c="4"/>AuthName "Restricted Access"</text:p>
      <text:p text:style-name="P134"><text:s text:c="4"/>AuthUserFile /etc/phpmyadmin/.htpasswd</text:p>
      <text:p text:style-name="P134"><text:s text:c="4"/>Require valid-user</text:p>
      <text:p text:style-name="P134">&lt;/Directory&gt;</text:p>
      <text:p text:style-name="P134"/>
      <text:p text:style-name="P134"><text:s text:c="12"/>ErrorLog ${APACHE_LOG_DIR}/mbphpmyadmin_error.log</text:p>
      <text:p text:style-name="P134">CustomLog ${APACHE_LOG_DIR}/mbphpmyadmin_access.log combined</text:p>
      <text:p text:style-name="P134">SSLCertificateFile /etc/letsencrypt/live/mbphpmyadmin.ddns.net/fullchain.pem</text:p>
      <text:p text:style-name="P134"><text:s text:c="4"/>SSLCertificateKeyFile /etc/letsencrypt/live/mbphpmyadmin.ddns.net/privkey.pem</text:p>
      <text:p text:style-name="P134">Include /etc/letsencrypt/options-ssl-apache.conf</text:p>
      <text:p text:style-name="P134">&lt;/VirtualHost&gt;</text:p>
      <text:p text:style-name="P134"/>
      <text:p text:style-name="P134">&lt;VirtualHost *:80&gt;</text:p>
      <text:p text:style-name="P134"><text:s text:c="4"/>ServerName mbphpmyadmin.ddns.net</text:p>
      <text:p text:style-name="P134"><text:s text:c="4"/>ServerAlias www.mbphpmyadmin.ddns.net</text:p>
      <text:p text:style-name="P134"/>
      <text:p text:style-name="P134"><text:s text:c="4"/>DocumentRoot /var/www/html</text:p>
      <text:p text:style-name="P134"/>
      <text:p text:style-name="P134"><text:s text:c="4"/># Erlaube die Nutzung von .well-known für Let's Encrypt</text:p>
      <text:p text:style-name="P134"><text:soft-page-break/><text:s text:c="4"/>Alias /.well-known/acme-challenge/ /var/www/html/.well-known/acme-challenge/</text:p>
      <text:p text:style-name="P134"><text:s text:c="4"/>&lt;Directory "/var/www/html/.well-known/acme-challenge/"&gt;</text:p>
      <text:p text:style-name="P134"><text:s text:c="8"/>Options None</text:p>
      <text:p text:style-name="P134"><text:s text:c="8"/>AllowOverride None</text:p>
      <text:p text:style-name="P134"><text:s text:c="8"/>ForceType text/plain</text:p>
      <text:p text:style-name="P134"><text:s text:c="8"/>Require all granted</text:p>
      <text:p text:style-name="P134"><text:s text:c="4"/>&lt;/Directory&gt;</text:p>
      <text:p text:style-name="P134"/>
      <text:p text:style-name="P134"><text:s text:c="4"/># HTTP zu HTTPS umleiten, außer .well-known/acme-challenge</text:p>
      <text:p text:style-name="P134"><text:s text:c="4"/>RewriteEngine On</text:p>
      <text:p text:style-name="P134"><text:s text:c="4"/>RewriteCond %{REQUEST_URI} !^/\.well-known/acme-challenge/</text:p>
      <text:p text:style-name="P134"><text:s text:c="4"/>RewriteRule ^(.*)$ https://mbphpmyadmin.ddns.net$1 [R=301,L]</text:p>
      <text:p text:style-name="P134"/>
      <text:p text:style-name="P134"><text:s text:c="4"/>ErrorLog ${APACHE_LOG_DIR}/error.log</text:p>
      <text:p text:style-name="P134"><text:s text:c="4"/>CustomLog ${APACHE_LOG_DIR}/access.log combined</text:p>
      <text:p text:style-name="P134">&lt;/VirtualHost&gt;</text:p>
      <text:h text:style-name="P11" text:outline-level="1"><text:bookmark-start text:name="__RefHeading___Toc2352_3394150493"/>Vuetify<text:bookmark-end text:name="__RefHeading___Toc2352_3394150493"/></text:h>
      <text:p text:style-name="P136"/>
      <text:p text:style-name="P137">Breakpoints (Anzeige je nach Endgeräte, Elemente können ein- und ausgeblendet werden)</text:p>
      <text:p text:style-name="P137">v-if="$vuetify.display.mobile" Anzeige nur auf mobilen Geräten</text:p>
      <text:p text:style-name="P137">Wird in das jeweilige Element eingebunden:</text:p>
      <text:p text:style-name="P137">&lt;v-footer<text:span text:style-name="T1"> v-if="$vuetify.display.mobile"</text:span></text:p>
      <text:p text:style-name="P87">Kann aber auch über:</text:p>
      <text:p text:style-name="P87">&lt;script setup&gt;</text:p>
      <text:p text:style-name="P87">import {useDisplay} from "vuetify";</text:p>
      <text:p text:style-name="P87">const { smAndUp } = useDisplay();</text:p>
      <text:p text:style-name="P88"><text:span text:style-name="T6">const </text:span><text:bookmark-start text:name="__DdeLink__42_4121600268"/><text:span text:style-name="T6">isDesktop</text:span><text:bookmark-end text:name="__DdeLink__42_4121600268"/><text:span text:style-name="T6"> = smAndUp;</text:span><text:span text:style-name="T7">&lt;v-footer </text:span><text:span text:style-name="T6">v-if="isDesktop"</text:span></text:p>
      <text:p text:style-name="P88"><text:span text:style-name="T6"/></text:p>
      <text:h text:style-name="P11" text:outline-level="1"><text:bookmark-start text:name="__RefHeading___Toc2354_3394150493"/>Vuex-Store<text:bookmark-end text:name="__RefHeading___Toc2354_3394150493"/></text:h>
      <text:p text:style-name="P89"><text:span text:style-name="T10">Daten im vuex-Store sind nur für die aktuelle Sitzung gespeichert, beim Neuladen der Seite, wird der Store gelöscht.</text:span></text:p>
      <text:p text:style-name="P89"><text:soft-page-break/><text:span text:style-name="T10">Mit vuex-persistedstate wird der vuex-Store bei Bedarf im localStore zwischengespeichert. Keine sensible Daten speichern!!!</text:span></text:p>
      <text:p text:style-name="P90"><text:span text:style-name="T10">Hiermit werden die States bis zur Beendigung der Sitzung, durch schließen des Browsers oder des Tabs, in SessionStorage gespeichert.</text:span></text:p>
      <text:p text:style-name="P26"><text:span text:style-name="T31">plugins</text:span><text:span text:style-name="T21">: [</text:span><text:line-break/><text:span text:style-name="T21"> <text:s text:c="3"/></text:span><text:span text:style-name="T36">createPersistedState</text:span><text:span text:style-name="T21">({</text:span><text:line-break/><text:span text:style-name="T21"> <text:s text:c="7"/></text:span><text:span text:style-name="T31">paths</text:span><text:span text:style-name="T21">: [</text:span><text:span text:style-name="T2">'cartItems'</text:span><text:span text:style-name="T21">,</text:span><text:span text:style-name="T2">'userData'</text:span><text:span text:style-name="T21">], </text:span><text:span text:style-name="T41">// persistieren der gewünschten Objekten</text:span><text:line-break/><text:span text:style-name="T41"> <text:s text:c="7"/></text:span><text:span text:style-name="T31">storage</text:span><text:span text:style-name="T21">: </text:span><text:span text:style-name="T45">window</text:span><text:span text:style-name="T21">.</text:span><text:span text:style-name="T31">sessionStorage</text:span><text:span text:style-name="T21">, </text:span><text:span text:style-name="T41">// Verwendung von sessionStorage statt localStorage</text:span><text:line-break/><text:span text:style-name="T41"> <text:s text:c="3"/></text:span><text:span text:style-name="T21">}),</text:span></text:p>
      <text:p text:style-name="P27"><text:span text:style-name="T10"/></text:p>
      <text:p text:style-name="P91"><text:span text:style-name="T10">Aufgrund der Umstellung persistent, kann es zu diesem Fehler kommen:</text:span></text:p>
      <text:p text:style-name="P91"><text:span text:style-name="T10">Uncaught TypeError: cyclic object value</text:span></text:p>
      <text:p text:style-name="P91"><text:span text:style-name="T10">In diesem Fall muss mit .value gearbeitet werden, wenn es ein ref Object ist!</text:span></text:p>
      <text:p text:style-name="P91"><text:span text:style-name="T10">Beispiel:</text:span></text:p>
      <text:p text:style-name="P28"><text:span text:style-name="T26">existingItem</text:span><text:span text:style-name="T21">.</text:span><text:span text:style-name="T26">externeID</text:span><text:span text:style-name="T21">.</text:span><text:span text:style-name="T36">push</text:span><text:span text:style-name="T21">(value.</text:span><text:span text:style-name="T26">externeID</text:span><text:span text:style-name="T21">.</text:span><text:span text:style-name="T31">value</text:span><text:span text:style-name="T21">);</text:span><text:line-break/></text:p>
      <text:p text:style-name="P29"><text:span text:style-name="T10"/></text:p>
      <text:p text:style-name="P29"><text:span text:style-name="T10"/></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10">Dazu muss das Array initalisert werden:</text:span></text:p>
      <text:p text:style-name="P31"><text:span text:style-name="T14">const </text:span><text:span text:style-name="T26">idArtikel </text:span><text:span text:style-name="T21">= computed(()=&gt; </text:span><text:span text:style-name="T45">store</text:span><text:span text:style-name="T21">.</text:span><text:span text:style-name="T31">getters</text:span><text:span text:style-name="T21">.</text:span><text:span text:style-name="T31">getShowDialogExterneInventarNummer</text:span><text:span text:style-name="T21">.</text:span><text:span text:style-name="T31">idArtikel</text:span><text:span text:style-name="T21">)</text:span><text:line-break/><text:span text:style-name="T14">const </text:span><text:span text:style-name="T26">textInventarNummern </text:span><text:span text:style-name="T21">= ref([]);</text:span></text:p>
      <text:p text:style-name="P31"><text:span text:style-name="T14"/></text:p>
      <text:p text:style-name="P31"><text:span text:style-name="T21">watch(</text:span><text:line-break/><text:span text:style-name="T21"> <text:s text:c="3"/>() =&gt; </text:span><text:span text:style-name="T26">showDialog</text:span><text:span text:style-name="T21">.</text:span><text:span text:style-name="T31">value</text:span><text:span text:style-name="T21">,</text:span><text:line-break/><text:span text:style-name="T21"> <text:s text:c="3"/>(newVal) =&gt; {</text:span><text:line-break/><text:span text:style-name="T21"> <text:s text:c="5"/></text:span><text:span text:style-name="T14">if </text:span><text:span text:style-name="T21">(newVal) {</text:span><text:line-break/><text:span text:style-name="T21"> <text:s text:c="7"/></text:span><text:span text:style-name="T41">// Dialog wird geöffnet</text:span><text:line-break/><text:span text:style-name="T41"> <text:s text:c="7"/></text:span><text:span text:style-name="T26">textInventarNummern</text:span><text:span text:style-name="T21">.</text:span><text:span text:style-name="T31">value </text:span><text:span text:style-name="T21">= [...</text:span><text:span text:style-name="T45">store</text:span><text:span text:style-name="T21">.</text:span><text:span text:style-name="T31">getters</text:span><text:span text:style-name="T21">.</text:span><text:span text:style-name="T31">getExterneNummernForArtikel</text:span><text:span text:style-name="T21">(</text:span><text:span text:style-name="T26">idArtikel</text:span><text:span text:style-name="T21">.</text:span><text:span text:style-name="T31">value</text:span><text:span text:style-name="T21">)];</text:span><text:line-break/><text:line-break/><text:span text:style-name="T21"> <text:s text:c="7"/></text:span><text:span text:style-name="T41">// Anpassung der Länge von textInventarNummern</text:span><text:line-break/><text:span text:style-name="T41"> <text:s text:c="7"/></text:span><text:span text:style-name="T14">if </text:span><text:span text:style-name="T21">(</text:span><text:span text:style-name="T26">textInventarNummern</text:span><text:span text:style-name="T21">.</text:span><text:span text:style-name="T31">value</text:span><text:span text:style-name="T21">.</text:span><text:span text:style-name="T31">length </text:span><text:span text:style-name="T21">&lt; </text:span><text:span text:style-name="T26">dialogFormFields</text:span><text:span text:style-name="T21">.</text:span><text:span text:style-name="T31">value</text:span><text:span text:style-name="T21">) {</text:span><text:line-break/><text:span text:style-name="T21"> <text:s text:c="9"/></text:span><text:span text:style-name="T14">const </text:span><text:span text:style-name="T26">differenz </text:span><text:span text:style-name="T21">= </text:span><text:span text:style-name="T26">dialogFormFields</text:span><text:span text:style-name="T21">.</text:span><text:span text:style-name="T31">value </text:span><text:span text:style-name="T21">- </text:span><text:span text:style-name="T26">textInventarNummern</text:span><text:span text:style-name="T21">.</text:span><text:span text:style-name="T31">value</text:span><text:span text:style-name="T21">.</text:span><text:span text:style-name="T31">length</text:span><text:span text:style-name="T21">;</text:span><text:line-break/><text:span text:style-name="T21"> <text:s text:c="9"/></text:span><text:span text:style-name="T26">textInventarNummern</text:span><text:span text:style-name="T21">.</text:span><text:span text:style-name="T31">value</text:span><text:span text:style-name="T21">.</text:span><text:span text:style-name="T36">push</text:span><text:span text:style-name="T21">(...</text:span><text:span text:style-name="T45">Array</text:span><text:span text:style-name="T21">(</text:span><text:span text:style-name="T26">differenz</text:span><text:span text:style-name="T21">).</text:span><text:span text:style-name="T36">fill</text:span><text:span text:style-name="T21">(</text:span><text:span text:style-name="T2">''</text:span><text:span text:style-name="T21">));</text:span><text:line-break/><text:span text:style-name="T21"> <text:s text:c="7"/>} </text:span><text:span text:style-name="T14">else if </text:span><text:span text:style-name="T21">(</text:span><text:span text:style-name="T26">textInventarNummern</text:span><text:span text:style-name="T21">.</text:span><text:span text:style-name="T31">value</text:span><text:span text:style-name="T21">.</text:span><text:span text:style-name="T31">length </text:span><text:span text:style-name="T21">&gt; </text:span><text:span text:style-name="T26">dialogFormFields</text:span><text:span text:style-name="T21">.</text:span><text:span text:style-name="T31">value</text:span><text:span text:style-name="T21">) {</text:span><text:line-break/><text:span text:style-name="T21"> <text:s text:c="9"/></text:span><text:span text:style-name="T26">textInventarNummern</text:span><text:span text:style-name="T21">.</text:span><text:span text:style-name="T31">value </text:span><text:span text:style-name="T21">= </text:span><text:span text:style-name="T26">textInventarNummern</text:span><text:span text:style-name="T21">.</text:span><text:span text:style-name="T31">value</text:span><text:span text:style-name="T21">.</text:span><text:span text:style-name="T36">slice</text:span><text:span text:style-name="T21">(</text:span><text:span text:style-name="T53">0</text:span><text:span text:style-name="T21">, </text:span><text:span text:style-name="T26">dialogFormFields</text:span><text:span text:style-name="T21">.</text:span><text:span text:style-name="T31">value</text:span><text:span text:style-name="T21">);</text:span><text:line-break/><text:span text:style-name="T21"> <text:s text:c="7"/>}</text:span><text:line-break/><text:span text:style-name="T21"> <text:s text:c="5"/>}</text:span><text:line-break/><text:span text:style-name="T21"> <text:s text:c="3"/>},</text:span><text:line-break/><text:span text:style-name="T21"> <text:s text:c="3"/>{ </text:span><text:span text:style-name="T31">immediate</text:span><text:span text:style-name="T21">: </text:span><text:span text:style-name="T14">true </text:span><text:span text:style-name="T21">}</text:span><text:line-break/><text:span text:style-name="T21">);</text:span></text:p>
      <text:p text:style-name="P30"><text:span text:style-name="T10"/></text:p>
      <text:p text:style-name="P30"><text:span text:style-name="T10"/></text:p>
      <text:h text:style-name="P13" text:outline-level="3"><text:bookmark-start text:name="__RefHeading___Toc2358_3394150493"/><text:span text:style-name="Strong_20_Emphasis"><text:span text:style-name="T62">Kontext des Codes</text:span></text:span><text:bookmark-end text:name="__RefHeading___Toc2358_3394150493"/></text:h>
      <text:p text:style-name="Text_20_body"><text:span text:style-name="T61">Der Code, den Sie nicht verstehen, ist dafür verantwortlich, die Länge des Arrays </text:span><text:span text:style-name="Source_20_Text"><text:span text:style-name="T61">textInventarNummern</text:span></text:span><text:span text:style-name="T61"> an die Anzahl der Dialog-Formularfelder (</text:span><text:span text:style-name="Source_20_Text"><text:span text:style-name="T61">dialogFormFields.value</text:span></text:span><text:span text:style-name="T61">) </text:span><text:soft-page-break/><text:span text:style-name="T61">anzupassen. Dies ist wichtig, damit jedes Eingabefeld im Dialog korrekt mit einem Element im Array </text:span><text:span text:style-name="Source_20_Text"><text:span text:style-name="T61">textInventarNummern</text:span></text:span><text:span text:style-name="T61"> verknüpft ist.</text:span></text:p>
      <text:p text:style-name="P16"/>
      <text:h text:style-name="Heading_20_3" text:outline-level="3"><text:bookmark-start text:name="__RefHeading___Toc2360_3394150493"/><text:span text:style-name="Strong_20_Emphasis"><text:span text:style-name="T61">Codeanalyse Schritt für Schritt</text:span></text:span><text:bookmark-end text:name="__RefHeading___Toc2360_3394150493"/></text:h>
      <text:p text:style-name="P138">Der Code lautet:</text:p>
      <text:p text:style-name="P22">javascript</text:p>
      <text:p text:style-name="P22">Copy code</text:p>
      <text:p text:style-name="P17"><text:span text:style-name="Source_20_Text"><text:span text:style-name="T61">// Anpassung der Länge von textInventarNummern</text:span></text:span></text:p>
      <text:p text:style-name="P17"><text:span text:style-name="Source_20_Text"><text:span text:style-name="T61">if (textInventarNummern.value.length &lt; dialogFormFields.value) {</text:span></text:span></text:p>
      <text:p text:style-name="P17"><text:span text:style-name="Source_20_Text"><text:span text:style-name="T61"><text:s text:c="2"/>const differenz = dialogFormFields.value - textInventarNummern.value.length;</text:span></text:span></text:p>
      <text:p text:style-name="P17"><text:span text:style-name="Source_20_Text"><text:span text:style-name="T61"><text:s text:c="2"/>textInventarNummern.value.push(...Array(differenz).fill(''));</text:span></text:span></text:p>
      <text:p text:style-name="P17"><text:span text:style-name="Source_20_Text"><text:span text:style-name="T61">} else if (textInventarNummern.value.length &gt; dialogFormFields.value) {</text:span></text:span></text:p>
      <text:p text:style-name="P17"><text:span text:style-name="Source_20_Text"><text:span text:style-name="T61"><text:s text:c="2"/>textInventarNummern.value = textInventarNummern.value.slice(0, dialogFormFields.value);</text:span></text:span></text:p>
      <text:p text:style-name="P18"><text:span text:style-name="Source_20_Text"><text:span text:style-name="T61">}</text:span></text:span></text:p>
      <text:h text:style-name="Heading_20_4" text:outline-level="4"><text:bookmark-start text:name="__RefHeading___Toc2362_3394150493"/><text:span text:style-name="Strong_20_Emphasis"><text:span text:style-name="T61">1. Überprüfung, ob </text:span></text:span><text:span text:style-name="Strong_20_Emphasis"><text:span text:style-name="Source_20_Text"><text:span text:style-name="T61">textInventarNummern</text:span></text:span></text:span><text:span text:style-name="Strong_20_Emphasis"><text:span text:style-name="T61"> kürzer ist als </text:span></text:span><text:span text:style-name="Strong_20_Emphasis"><text:span text:style-name="Source_20_Text"><text:span text:style-name="T61">dialogFormFields</text:span></text:span></text:span><text:bookmark-end text:name="__RefHeading___Toc2362_3394150493"/></text:h>
      <text:p text:style-name="P22">javascript</text:p>
      <text:p text:style-name="P22">Copy code</text:p>
      <text:p text:style-name="P17"><text:span text:style-name="Source_20_Text"><text:span text:style-name="T61">if (textInventarNummern.value.length &lt; dialogFormFields.value) {</text:span></text:span></text:p>
      <text:p text:style-name="P17"><text:span text:style-name="Source_20_Text"><text:span text:style-name="T61"><text:s text:c="2"/>// ...</text:span></text:span></text:p>
      <text:p text:style-name="P18"><text:span text:style-name="Source_20_Text"><text:span text:style-name="T61">}</text:span></text:span></text:p>
      <text:list xml:id="list4126925939" text:style-name="L5">
        <text:list-item>
          <text:p text:style-name="P101"><text:span text:style-name="Strong_20_Emphasis"><text:span text:style-name="T61">Zweck:</text:span></text:span><text:span text:style-name="T61"> Prüfen, ob das Array </text:span><text:span text:style-name="Source_20_Text"><text:span text:style-name="T61">textInventarNummern</text:span></text:span><text:span text:style-name="T61"> weniger Elemente enthält, als die Anzahl der Dialogfelder (</text:span><text:span text:style-name="Source_20_Text"><text:span text:style-name="T61">dialogFormFields.value</text:span></text:span><text:span text:style-name="T61">).</text:span></text:p>
        </text:list-item>
      </text:list>
      <text:h text:style-name="Heading_20_4" text:outline-level="4"><text:bookmark-start text:name="__RefHeading___Toc2364_3394150493"/><text:span text:style-name="Strong_20_Emphasis"><text:span text:style-name="T61">1.1 Wenn ja, fehlende Elemente hinzufügen</text:span></text:span><text:bookmark-end text:name="__RefHeading___Toc2364_3394150493"/></text:h>
      <text:p text:style-name="P22">javascript</text:p>
      <text:p text:style-name="P22">Copy code</text:p>
      <text:p text:style-name="P17"><text:span text:style-name="Source_20_Text"><text:span text:style-name="T61">const differenz = dialogFormFields.value - textInventarNummern.value.length;</text:span></text:span></text:p>
      <text:p text:style-name="P18"><text:span text:style-name="Source_20_Text"><text:span text:style-name="T61">textInventarNummern.value.push(...Array(differenz).fill(''));</text:span></text:span></text:p>
      <text:list xml:id="list1871753951" text:style-name="L6">
        <text:list-item>
          <text:p text:style-name="P102"><text:span text:style-name="Strong_20_Emphasis"><text:span text:style-name="T61">Berechnung der Differenz:</text:span></text:span></text:p>
          <text:list>
            <text:list-item>
              <text:p text:style-name="P102"><text:span text:style-name="Source_20_Text"><text:span text:style-name="T61">differenz</text:span></text:span><text:span text:style-name="T61"> ist die Anzahl der fehlenden Elemente, die hinzugefügt werden müssen, um die Länge von </text:span><text:span text:style-name="Source_20_Text"><text:span text:style-name="T61">textInventarNummern</text:span></text:span><text:span text:style-name="T61"> an </text:span><text:span text:style-name="Source_20_Text"><text:span text:style-name="T61">dialogFormFields.value</text:span></text:span><text:span text:style-name="T61"> anzupassen.</text:span></text:p>
            </text:list-item>
            <text:list-item>
              <text:p text:style-name="P102"><text:span text:style-name="Strong_20_Emphasis"><text:span text:style-name="T61">Beispiel:</text:span></text:span></text:p>
              <text:list>
                <text:list-item>
                  <text:p text:style-name="P102"><text:span text:style-name="T61">Angenommen, </text:span><text:span text:style-name="Source_20_Text"><text:span text:style-name="T61">dialogFormFields.value</text:span></text:span><text:span text:style-name="T61"> ist 5 und </text:span><text:span text:style-name="Source_20_Text"><text:span text:style-name="T61">textInventarNummern.value.length</text:span></text:span><text:span text:style-name="T61"> ist 3.</text:span></text:p>
                </text:list-item>
                <text:list-item>
                  <text:p text:style-name="P102"><text:span text:style-name="T61">Dann ist </text:span><text:span text:style-name="Source_20_Text"><text:span text:style-name="T61">differenz = 5 - 3 = 2</text:span></text:span><text:span text:style-name="T61">.</text:span></text:p>
                </text:list-item>
              </text:list>
            </text:list-item>
          </text:list>
        </text:list-item>
        <text:list-item>
          <text:p text:style-name="P102"><text:span text:style-name="Strong_20_Emphasis"><text:span text:style-name="T61">Hinzufügen der fehlenden Elemente:</text:span></text:span></text:p>
          <text:list>
            <text:list-item>
              <text:p text:style-name="P102"><text:span text:style-name="Source_20_Text"><text:span text:style-name="T61">Array(differenz).fill('')</text:span></text:span><text:span text:style-name="T61"> erzeugt ein Array mit </text:span><text:span text:style-name="Source_20_Text"><text:span text:style-name="T61">differenz</text:span></text:span><text:span text:style-name="T61"> Anzahl von leeren Strings.</text:span></text:p>
              <text:list>
                <text:list-item>
                  <text:p text:style-name="P103"><text:span text:style-name="T61">Im Beispiel: </text:span><text:span text:style-name="Source_20_Text"><text:span text:style-name="T61">Array(2).fill('')</text:span></text:span><text:span text:style-name="T61"> ergibt </text:span><text:span text:style-name="Source_20_Text"><text:span text:style-name="T61">['', '']</text:span></text:span><text:span text:style-name="T61">.</text:span></text:p>
                </text:list-item>
              </text:list>
            </text:list-item>
            <text:list-item>
              <text:p text:style-name="P102"><text:span text:style-name="Source_20_Text"><text:span text:style-name="T61">textInventarNummern.value.push(...Array(differenz).fill(''))</text:span></text:span><text:span text:style-name="T61"> fügt diese leeren Strings am Ende von </text:span><text:span text:style-name="Source_20_Text"><text:span text:style-name="T61">textInventarNummern</text:span></text:span><text:span text:style-name="T61"> hinzu.</text:span></text:p>
              <text:list>
                <text:list-item>
                  <text:p text:style-name="P103"><text:soft-page-break/><text:span text:style-name="T61">Das </text:span><text:span text:style-name="Source_20_Text"><text:span text:style-name="T61">...</text:span></text:span><text:span text:style-name="T61"> ist der Spread-Operator, der die Elemente des Arrays einzeln einfügt.</text:span></text:p>
                </text:list-item>
              </text:list>
            </text:list-item>
            <text:list-item>
              <text:p text:style-name="P102"><text:span text:style-name="Strong_20_Emphasis"><text:span text:style-name="T61">Ergebnis:</text:span></text:span></text:p>
              <text:list>
                <text:list-item>
                  <text:p text:style-name="P103"><text:span text:style-name="T61">Nach dem Hinzufügen hat </text:span><text:span text:style-name="Source_20_Text"><text:span text:style-name="T61">textInventarNummern.value</text:span></text:span><text:span text:style-name="T61"> die gleiche Länge wie </text:span><text:span text:style-name="Source_20_Text"><text:span text:style-name="T61">dialogFormFields.value</text:span></text:span><text:span text:style-name="T61">.</text:span></text:p>
                </text:list-item>
              </text:list>
            </text:list-item>
          </text:list>
        </text:list-item>
        <text:list-item>
          <text:p text:style-name="P102"><text:span text:style-name="Strong_20_Emphasis"><text:span text:style-name="T61">Warum wird das gemacht?</text:span></text:span></text:p>
          <text:list>
            <text:list-item>
              <text:p text:style-name="P139">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61">2. Überprüfung, ob </text:span></text:span><text:span text:style-name="Strong_20_Emphasis"><text:span text:style-name="Source_20_Text"><text:span text:style-name="T61">textInventarNummern</text:span></text:span></text:span><text:span text:style-name="Strong_20_Emphasis"><text:span text:style-name="T61"> länger ist als </text:span></text:span><text:span text:style-name="Strong_20_Emphasis"><text:span text:style-name="Source_20_Text"><text:span text:style-name="T61">dialogFormFields</text:span></text:span></text:span><text:bookmark-end text:name="__RefHeading___Toc2366_3394150493"/></text:h>
      <text:p text:style-name="P22">javascript</text:p>
      <text:p text:style-name="P22">Copy code</text:p>
      <text:p text:style-name="P17"><text:span text:style-name="Source_20_Text"><text:span text:style-name="T61">else if (textInventarNummern.value.length &gt; dialogFormFields.value) {</text:span></text:span></text:p>
      <text:p text:style-name="P17"><text:span text:style-name="Source_20_Text"><text:span text:style-name="T61"><text:s text:c="2"/>textInventarNummern.value = textInventarNummern.value.slice(0, dialogFormFields.value);</text:span></text:span></text:p>
      <text:p text:style-name="P18"><text:span text:style-name="Source_20_Text"><text:span text:style-name="T61">}</text:span></text:span></text:p>
      <text:list xml:id="list1537837821" text:style-name="L7">
        <text:list-item>
          <text:p text:style-name="P104"><text:span text:style-name="Strong_20_Emphasis"><text:span text:style-name="T61">Zweck:</text:span></text:span><text:span text:style-name="T61"> Prüfen, ob das Array </text:span><text:span text:style-name="Source_20_Text"><text:span text:style-name="T61">textInventarNummern</text:span></text:span><text:span text:style-name="T61"> mehr Elemente enthält, als die Anzahl der Dialogfelder.</text:span></text:p>
        </text:list-item>
        <text:list-item>
          <text:p text:style-name="P104"><text:span text:style-name="Strong_20_Emphasis"><text:span text:style-name="T61">Wenn ja, überschüssige Elemente entfernen:</text:span></text:span></text:p>
          <text:list>
            <text:list-item>
              <text:p text:style-name="P104"><text:span text:style-name="Source_20_Text"><text:span text:style-name="T61">textInventarNummern.value.slice(0, dialogFormFields.value)</text:span></text:span><text:span text:style-name="T61"> erzeugt ein neues Array, das nur die ersten </text:span><text:span text:style-name="Source_20_Text"><text:span text:style-name="T61">dialogFormFields.value</text:span></text:span><text:span text:style-name="T61"> Elemente von </text:span><text:span text:style-name="Source_20_Text"><text:span text:style-name="T61">textInventarNummern.value</text:span></text:span><text:span text:style-name="T61"> enthält.</text:span></text:p>
            </text:list-item>
            <text:list-item>
              <text:p text:style-name="P104"><text:span text:style-name="Strong_20_Emphasis"><text:span text:style-name="T61">Beispiel:</text:span></text:span></text:p>
              <text:list>
                <text:list-item>
                  <text:p text:style-name="P104"><text:span text:style-name="T61">Angenommen, </text:span><text:span text:style-name="Source_20_Text"><text:span text:style-name="T61">dialogFormFields.value</text:span></text:span><text:span text:style-name="T61"> ist 3 und </text:span><text:span text:style-name="Source_20_Text"><text:span text:style-name="T61">textInventarNummern.value.length</text:span></text:span><text:span text:style-name="T61"> ist 5.</text:span></text:p>
                </text:list-item>
                <text:list-item>
                  <text:p text:style-name="P104"><text:span text:style-name="Source_20_Text"><text:span text:style-name="T61">textInventarNummern.value.slice(0, 3)</text:span></text:span><text:span text:style-name="T61"> ergibt ein Array mit den ersten 3 Elementen.</text:span></text:p>
                </text:list-item>
              </text:list>
            </text:list-item>
            <text:list-item>
              <text:p text:style-name="P104"><text:span text:style-name="Strong_20_Emphasis"><text:span text:style-name="T61">Ergebnis:</text:span></text:span></text:p>
              <text:list>
                <text:list-item>
                  <text:p text:style-name="P105"><text:span text:style-name="T61">Das Array </text:span><text:span text:style-name="Source_20_Text"><text:span text:style-name="T61">textInventarNummern.value</text:span></text:span><text:span text:style-name="T61"> hat nun die Länge von </text:span><text:span text:style-name="Source_20_Text"><text:span text:style-name="T61">dialogFormFields.value</text:span></text:span><text:span text:style-name="T61">.</text:span></text:p>
                </text:list-item>
              </text:list>
            </text:list-item>
          </text:list>
        </text:list-item>
        <text:list-item>
          <text:p text:style-name="P104"><text:span text:style-name="Strong_20_Emphasis"><text:span text:style-name="T61">Warum wird das gemacht?</text:span></text:span></text:p>
          <text:list>
            <text:list-item>
              <text:p text:style-name="P140">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61">3. Was passiert, wenn die Längen gleich sind?</text:span></text:span><text:bookmark-end text:name="__RefHeading___Toc2368_3394150493"/></text:h>
      <text:list xml:id="list1719874946" text:style-name="L8">
        <text:list-item>
          <text:p text:style-name="P106"><text:span text:style-name="T61">Wenn </text:span><text:span text:style-name="Source_20_Text"><text:span text:style-name="T61">textInventarNummern.value.length</text:span></text:span><text:span text:style-name="T61"> bereits gleich </text:span><text:span text:style-name="Source_20_Text"><text:span text:style-name="T61">dialogFormFields.value</text:span></text:span><text:span text:style-name="T61"> ist, wird keine der beiden Bedingungen erfüllt, und das Array bleibt unverändert.</text:span></text:p>
        </text:list-item>
      </text:list>
      <text:p text:style-name="P16"/>
      <text:h text:style-name="Heading_20_3" text:outline-level="3"><text:bookmark-start text:name="__RefHeading___Toc2370_3394150493"/><text:span text:style-name="Strong_20_Emphasis"><text:span text:style-name="T61">Warum ist diese Anpassung notwendig?</text:span></text:span><text:bookmark-end text:name="__RefHeading___Toc2370_3394150493"/></text:h>
      <text:list xml:id="list647389833" text:style-name="L9">
        <text:list-item>
          <text:p text:style-name="P107"><text:span text:style-name="Strong_20_Emphasis"><text:span text:style-name="T61">Konsistenz zwischen Daten und Darstellung:</text:span></text:span></text:p>
          <text:list>
            <text:list-item>
              <text:p text:style-name="P107"><text:soft-page-break/><text:span text:style-name="T61">Jedes Eingabefeld im Dialog ist mit einem Element im </text:span><text:span text:style-name="Source_20_Text"><text:span text:style-name="T61">textInventarNummern</text:span></text:span><text:span text:style-name="T61">-Array verknüpft.</text:span></text:p>
            </text:list-item>
            <text:list-item>
              <text:p text:style-name="P141">Wenn die Anzahl der Eingabefelder sich ändert (z. B. weil der Benutzer die Menge anpasst), muss das Array entsprechend angepasst werden.</text:p>
            </text:list-item>
          </text:list>
        </text:list-item>
        <text:list-item>
          <text:p text:style-name="P107"><text:span text:style-name="Strong_20_Emphasis"><text:span text:style-name="T61">Vermeidung von Fehlern:</text:span></text:span></text:p>
          <text:list>
            <text:list-item>
              <text:p text:style-name="P107"><text:span text:style-name="T61">Wenn das Array kürzer ist als die Anzahl der Felder, würden einige Felder keinen Wert im Array haben, was zu </text:span><text:span text:style-name="Source_20_Text"><text:span text:style-name="T61">undefined</text:span></text:span><text:span text:style-name="T61"> führen kann.</text:span></text:p>
            </text:list-item>
            <text:list-item>
              <text:p text:style-name="P141">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61">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61">Szenario 1: Array ist zu kurz</text:span></text:span><text:bookmark-end text:name="__RefHeading___Toc2374_3394150493"/></text:h>
      <text:list xml:id="list3486961495" text:style-name="L10">
        <text:list-item>
          <text:p text:style-name="P108"><text:span text:style-name="Strong_20_Emphasis"><text:span text:style-name="T61">Anfangszustand:</text:span></text:span></text:p>
          <text:list>
            <text:list-item>
              <text:p text:style-name="P108"><text:span text:style-name="Source_20_Text"><text:span text:style-name="T61">dialogFormFields.value</text:span></text:span><text:span text:style-name="T61"> = 4</text:span></text:p>
            </text:list-item>
            <text:list-item>
              <text:p text:style-name="P108"><text:span text:style-name="Source_20_Text"><text:span text:style-name="T61">textInventarNummern.value</text:span></text:span><text:span text:style-name="T61"> = ['ID1', 'ID2']</text:span></text:p>
            </text:list-item>
          </text:list>
        </text:list-item>
        <text:list-item>
          <text:p text:style-name="P108"><text:span text:style-name="Strong_20_Emphasis"><text:span text:style-name="T61">Berechnung:</text:span></text:span></text:p>
          <text:list>
            <text:list-item>
              <text:p text:style-name="P108"><text:span text:style-name="Source_20_Text"><text:span text:style-name="T61">textInventarNummern.value.length</text:span></text:span><text:span text:style-name="T61"> = 2</text:span></text:p>
            </text:list-item>
            <text:list-item>
              <text:p text:style-name="P108"><text:span text:style-name="Source_20_Text"><text:span text:style-name="T61">differenz</text:span></text:span><text:span text:style-name="T61"> = 4 - 2 = 2</text:span></text:p>
            </text:list-item>
          </text:list>
        </text:list-item>
        <text:list-item>
          <text:p text:style-name="P108"><text:span text:style-name="Strong_20_Emphasis"><text:span text:style-name="T61">Aktion:</text:span></text:span></text:p>
          <text:list>
            <text:list-item>
              <text:p text:style-name="P109"><text:span text:style-name="T61">Füge 2 leere Strings hinzu: </text:span><text:span text:style-name="Source_20_Text"><text:span text:style-name="T61">['', '']</text:span></text:span></text:p>
            </text:list-item>
          </text:list>
        </text:list-item>
        <text:list-item>
          <text:p text:style-name="P108"><text:span text:style-name="Strong_20_Emphasis"><text:span text:style-name="T61">Ergebnis:</text:span></text:span></text:p>
          <text:list>
            <text:list-item>
              <text:p text:style-name="P108"><text:span text:style-name="Source_20_Text"><text:span text:style-name="T61">textInventarNummern.value</text:span></text:span><text:span text:style-name="T61"> = ['ID1', 'ID2', '', '']</text:span></text:p>
            </text:list-item>
          </text:list>
        </text:list-item>
      </text:list>
      <text:h text:style-name="Heading_20_4" text:outline-level="4"><text:bookmark-start text:name="__RefHeading___Toc2376_3394150493"/><text:span text:style-name="Strong_20_Emphasis"><text:span text:style-name="T61">Szenario 2: Array ist zu lang</text:span></text:span><text:bookmark-end text:name="__RefHeading___Toc2376_3394150493"/></text:h>
      <text:list xml:id="list2034793806" text:style-name="L11">
        <text:list-item>
          <text:p text:style-name="P110"><text:span text:style-name="Strong_20_Emphasis"><text:span text:style-name="T61">Anfangszustand:</text:span></text:span></text:p>
          <text:list>
            <text:list-item>
              <text:p text:style-name="P110"><text:span text:style-name="Source_20_Text"><text:span text:style-name="T61">dialogFormFields.value</text:span></text:span><text:span text:style-name="T61"> = 3</text:span></text:p>
            </text:list-item>
            <text:list-item>
              <text:p text:style-name="P110"><text:span text:style-name="Source_20_Text"><text:span text:style-name="T61">textInventarNummern.value</text:span></text:span><text:span text:style-name="T61"> = ['ID1', 'ID2', 'ID3', 'ID4']</text:span></text:p>
            </text:list-item>
          </text:list>
        </text:list-item>
        <text:list-item>
          <text:p text:style-name="P110"><text:span text:style-name="Strong_20_Emphasis"><text:span text:style-name="T61">Berechnung:</text:span></text:span></text:p>
          <text:list>
            <text:list-item>
              <text:p text:style-name="P111"><text:span text:style-name="Source_20_Text"><text:span text:style-name="T61">textInventarNummern.value.length</text:span></text:span><text:span text:style-name="T61"> = 4</text:span></text:p>
            </text:list-item>
          </text:list>
        </text:list-item>
        <text:list-item>
          <text:p text:style-name="P110"><text:span text:style-name="Strong_20_Emphasis"><text:span text:style-name="T61">Aktion:</text:span></text:span></text:p>
          <text:list>
            <text:list-item>
              <text:p text:style-name="P142">Schneide das Array auf die ersten 3 Elemente zu.</text:p>
            </text:list-item>
          </text:list>
        </text:list-item>
        <text:list-item>
          <text:p text:style-name="P110"><text:span text:style-name="Strong_20_Emphasis"><text:span text:style-name="T61">Ergebnis:</text:span></text:span></text:p>
          <text:list>
            <text:list-item>
              <text:p text:style-name="P110"><text:span text:style-name="Source_20_Text"><text:span text:style-name="T61">textInventarNummern.value</text:span></text:span><text:span text:style-name="T61"> = ['ID1', 'ID2', 'ID3']</text:span></text:p>
            </text:list-item>
          </text:list>
        </text:list-item>
      </text:list>
      <text:h text:style-name="Heading_20_4" text:outline-level="4"><text:bookmark-start text:name="__RefHeading___Toc2378_3394150493"/><text:soft-page-break/><text:span text:style-name="Strong_20_Emphasis"><text:span text:style-name="T61">Szenario 3: Array hat die richtige Länge</text:span></text:span><text:bookmark-end text:name="__RefHeading___Toc2378_3394150493"/></text:h>
      <text:list xml:id="list4098106425" text:style-name="L12">
        <text:list-item>
          <text:p text:style-name="P112"><text:span text:style-name="Strong_20_Emphasis"><text:span text:style-name="T61">Anfangszustand:</text:span></text:span></text:p>
          <text:list>
            <text:list-item>
              <text:p text:style-name="P112"><text:span text:style-name="Source_20_Text"><text:span text:style-name="T61">dialogFormFields.value</text:span></text:span><text:span text:style-name="T61"> = 3</text:span></text:p>
            </text:list-item>
            <text:list-item>
              <text:p text:style-name="P112"><text:span text:style-name="Source_20_Text"><text:span text:style-name="T61">textInventarNummern.value</text:span></text:span><text:span text:style-name="T61"> = ['ID1', 'ID2', 'ID3']</text:span></text:p>
            </text:list-item>
          </text:list>
        </text:list-item>
        <text:list-item>
          <text:p text:style-name="P112"><text:span text:style-name="Strong_20_Emphasis"><text:span text:style-name="T61">Aktion:</text:span></text:span></text:p>
          <text:list>
            <text:list-item>
              <text:p text:style-name="P143">Keine Anpassung notwendig.</text:p>
            </text:list-item>
          </text:list>
        </text:list-item>
        <text:list-item>
          <text:p text:style-name="P112"><text:span text:style-name="Strong_20_Emphasis"><text:span text:style-name="T61">Ergebnis:</text:span></text:span></text:p>
          <text:list>
            <text:list-item>
              <text:p text:style-name="P112"><text:span text:style-name="Source_20_Text"><text:span text:style-name="T61">textInventarNummern.value</text:span></text:span><text:span text:style-name="T61"> bleibt unverändert.</text:span></text:p>
            </text:list-item>
          </text:list>
        </text:list-item>
      </text:list>
      <text:p text:style-name="P16"/>
      <text:h text:style-name="Heading_20_3" text:outline-level="3"><text:bookmark-start text:name="__RefHeading___Toc2380_3394150493"/><text:span text:style-name="Strong_20_Emphasis"><text:span text:style-name="T61">Zusammenfassung</text:span></text:span><text:bookmark-end text:name="__RefHeading___Toc2380_3394150493"/></text:h>
      <text:list xml:id="list3693815639" text:style-name="L13">
        <text:list-item>
          <text:p text:style-name="P113"><text:span text:style-name="Strong_20_Emphasis"><text:span text:style-name="T61">Ziel des Codes:</text:span></text:span><text:span text:style-name="T61"> Sicherstellen, dass die Länge des Arrays </text:span><text:span text:style-name="Source_20_Text"><text:span text:style-name="T61">textInventarNummern.value</text:span></text:span><text:span text:style-name="T61"> immer der Anzahl der Dialogfelder (</text:span><text:span text:style-name="Source_20_Text"><text:span text:style-name="T61">dialogFormFields.value</text:span></text:span><text:span text:style-name="T61">) entspricht.</text:span></text:p>
        </text:list-item>
        <text:list-item>
          <text:p text:style-name="P113"><text:span text:style-name="Strong_20_Emphasis"><text:span text:style-name="T61">Warum ist das wichtig?</text:span></text:span></text:p>
          <text:list>
            <text:list-item>
              <text:p text:style-name="P144">Damit jedes Eingabefeld im Dialog korrekt mit einem Element im Array verknüpft ist.</text:p>
            </text:list-item>
            <text:list-item>
              <text:p text:style-name="P144">Um Fehler und Inkonsistenzen zu vermeiden.</text:p>
            </text:list-item>
          </text:list>
        </text:list-item>
        <text:list-item>
          <text:p text:style-name="P113"><text:span text:style-name="Strong_20_Emphasis"><text:span text:style-name="T61">Wie funktioniert der Code?</text:span></text:span></text:p>
          <text:list>
            <text:list-item>
              <text:p text:style-name="P113"><text:span text:style-name="Strong_20_Emphasis"><text:span text:style-name="T61">Wenn das Array zu kurz ist:</text:span></text:span><text:span text:style-name="T61"> Fehlende Elemente hinzufügen, indem leere Strings angehängt werden.</text:span></text:p>
            </text:list-item>
            <text:list-item>
              <text:p text:style-name="P113"><text:span text:style-name="Strong_20_Emphasis"><text:span text:style-name="T61">Wenn das Array zu lang ist:</text:span></text:span><text:span text:style-name="T61">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61">Weitere Hinweise</text:span></text:span><text:bookmark-end text:name="__RefHeading___Toc2382_3394150493"/></text:h>
      <text:list xml:id="list110233362" text:style-name="L14">
        <text:list-item>
          <text:p text:style-name="P114"><text:span text:style-name="Strong_20_Emphasis"><text:span text:style-name="T61">Reaktivität:</text:span></text:span><text:span text:style-name="T61"> Durch die Anpassung von </text:span><text:span text:style-name="Source_20_Text"><text:span text:style-name="T61">textInventarNummern.value</text:span></text:span><text:span text:style-name="T61"> wird sichergestellt, dass die gebundenen Eingabefelder korrekt reagieren und die Werte synchronisiert werden.</text:span></text:p>
        </text:list-item>
        <text:list-item>
          <text:p text:style-name="P114"><text:span text:style-name="Strong_20_Emphasis"><text:span text:style-name="T61">Dynamische Änderungen:</text:span></text:span><text:span text:style-name="T61"> Wenn sich </text:span><text:span text:style-name="Source_20_Text"><text:span text:style-name="T61">dialogFormFields.value</text:span></text:span><text:span text:style-name="T61"> ändert (z. B. weil der Benutzer die Menge anpasst), passt sich </text:span><text:span text:style-name="Source_20_Text"><text:span text:style-name="T61">textInventarNummern.value</text:span></text:span><text:span text:style-name="T61"> automatisch an.</text:span></text:p>
        </text:list-item>
        <text:list-item>
          <text:p text:style-name="P114"><text:span text:style-name="Strong_20_Emphasis"><text:span text:style-name="T61">Vermeidung von </text:span></text:span><text:span text:style-name="Strong_20_Emphasis"><text:span text:style-name="Source_20_Text"><text:span text:style-name="T61">undefined</text:span></text:span></text:span><text:span text:style-name="Strong_20_Emphasis"><text:span text:style-name="T61"> oder </text:span></text:span><text:span text:style-name="Strong_20_Emphasis"><text:span text:style-name="Source_20_Text"><text:span text:style-name="T61">null</text:span></text:span></text:span><text:span text:style-name="Strong_20_Emphasis"><text:span text:style-name="T61"> Werten:</text:span></text:span><text:span text:style-name="T61"> Durch das Füllen mit leeren Strings wird verhindert, dass im Array </text:span><text:span text:style-name="Source_20_Text"><text:span text:style-name="T61">undefined</text:span></text:span><text:span text:style-name="T61">-Werte entstehen, die zu Fehlern führen könnten.</text:span></text:p>
        </text:list-item>
      </text:list>
      <text:p text:style-name="P32"><text:span text:style-name="T10"/></text:p>
      <text:p text:style-name="P29"><text:span text:style-name="T10"/></text:p>
      <text:p text:style-name="P51"/>
      <text:p text:style-name="P51"><text:soft-page-break/></text:p>
      <text:p text:style-name="P51"/>
      <text:p text:style-name="P51"/>
      <text:p text:style-name="P51"/>
      <text:p text:style-name="P51"/>
      <text:p text:style-name="P51"/>
      <text:h text:style-name="P12" text:outline-level="2"><text:bookmark-start text:name="__RefHeading___Toc2384_3394150493"/>Flexbox<text:bookmark-end text:name="__RefHeading___Toc2384_3394150493"/></text:h>
      <text:p text:style-name="P43">Damit ein Element den kompletten Platz innerhalb einer Flexbox einnehmen kann, d-flex im Hauptelement verwenden, die darin vorhanden Elementen mit flex-grow-1 definieren</text:p>
      <text:p text:style-name="P33"><text:span text:style-name="T10">d-flex</text:span></text:p>
      <text:p text:style-name="P33"><text:span text:style-name="T10">flex-grow-1</text:span></text:p>
      <text:p text:style-name="P33"><text:span text:style-name="T10"/></text:p>
      <text:p text:style-name="P34"><text:span text:style-name="T56">&lt;v-card </text:span><text:span text:style-name="T58">class</text:span><text:span text:style-name="T2">="d-flex mb-4 bg-transparent rounded-0"</text:span><text:span text:style-name="T56">&gt;</text:span><text:line-break/><text:span text:style-name="T56"> <text:s/>&lt;v-chip</text:span><text:line-break/><text:span text:style-name="T56"> <text:s text:c="5"/></text:span><text:span text:style-name="T58">class</text:span><text:span text:style-name="T2">="flex-grow-1 vChipStep rounded-0 mr-1"</text:span><text:line-break/><text:span text:style-name="T2"> <text:s text:c="5"/></text:span><text:span text:style-name="T58">color</text:span><text:span text:style-name="T2">="primary"</text:span><text:line-break/><text:span text:style-name="T2"> <text:s/></text:span><text:span text:style-name="T56">&gt;</text:span><text:line-break/><text:span text:style-name="T56"> <text:s text:c="3"/>&lt;v-icon </text:span><text:span text:style-name="T58">icon</text:span><text:span text:style-name="T2">="mdi-numeric-1-circle" </text:span><text:span text:style-name="T58">start</text:span><text:span text:style-name="T56">&gt;&lt;/v-icon&gt;</text:span><text:line-break/><text:span text:style-name="T56"> <text:s text:c="3"/></text:span><text:span text:style-name="T21">Mitglied auswählen</text:span><text:line-break/><text:span text:style-name="T21"> <text:s/></text:span><text:span text:style-name="T56">&lt;/v-chip&gt;</text:span><text:line-break/><text:span text:style-name="T56"> <text:s/>&lt;v-chip</text:span><text:line-break/><text:span text:style-name="T56"> <text:s text:c="5"/></text:span><text:span text:style-name="T58">class</text:span><text:span text:style-name="T2">="flex-grow-1 vChipStep rounded-0 mr-1"</text:span><text:line-break/><text:span text:style-name="T2"> <text:s text:c="5"/></text:span><text:span text:style-name="T58">color</text:span><text:span text:style-name="T2">="primary"</text:span><text:line-break/><text:span text:style-name="T2"> <text:s/></text:span><text:span text:style-name="T56">&gt;</text:span><text:line-break/><text:span text:style-name="T56"> <text:s text:c="3"/>&lt;v-icon </text:span><text:span text:style-name="T58">icon</text:span><text:span text:style-name="T2">="mdi-numeric-2-circle" </text:span><text:span text:style-name="T58">start</text:span><text:span text:style-name="T56">&gt;&lt;/v-icon&gt;</text:span><text:line-break/><text:span text:style-name="T56"> <text:s text:c="3"/></text:span><text:span text:style-name="T21">Artikel auswählen</text:span><text:line-break/><text:span text:style-name="T21"> <text:s/></text:span><text:span text:style-name="T56">&lt;/v-chip&gt;</text:span><text:line-break/><text:span text:style-name="T56"> <text:s/>&lt;v-chip</text:span><text:line-break/><text:span text:style-name="T56"> <text:s text:c="5"/></text:span><text:span text:style-name="T58">class</text:span><text:span text:style-name="T2">="flex-grow-1 vChipStep rounded-0"</text:span><text:line-break/><text:span text:style-name="T2"> <text:s text:c="5"/></text:span><text:span text:style-name="T58">color</text:span><text:span text:style-name="T2">="primary"</text:span><text:line-break/><text:span text:style-name="T2"> <text:s/></text:span><text:span text:style-name="T56">&gt;</text:span><text:line-break/><text:span text:style-name="T56"> <text:s text:c="3"/>&lt;v-icon </text:span><text:span text:style-name="T58">icon</text:span><text:span text:style-name="T2">="mdi-numeric-3-circle" </text:span><text:span text:style-name="T58">start</text:span><text:span text:style-name="T56">&gt;&lt;/v-icon&gt;</text:span><text:line-break/><text:span text:style-name="T56"> <text:s text:c="3"/></text:span><text:span text:style-name="T21">Vorgang buchen</text:span><text:line-break/><text:span text:style-name="T21"> <text:s/></text:span><text:span text:style-name="T56">&lt;/v-chip&gt;</text:span><text:line-break/><text:span text:style-name="T56">&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61">import { ref, watch, onMounted } from 'vue';</text:span></text:span></text:p>
      <text:p text:style-name="Text_20_body"><text:span text:style-name="Strong_20_Emphasis"><text:span text:style-name="T61">Variablen:</text:span></text:span></text:p>
      <text:p text:style-name="P22">javascript</text:p>
      <text:p text:style-name="P22">Copy code</text:p>
      <text:p text:style-name="P17"><text:span text:style-name="Source_20_Text"><text:span text:style-name="T61">const currentPage = ref(0);</text:span></text:span></text:p>
      <text:p text:style-name="P17"><text:span text:style-name="Source_20_Text"><text:span text:style-name="T61">const btnText = ref('Artikel wählen &gt;&gt;');</text:span></text:span></text:p>
      <text:p text:style-name="P18"><text:span text:style-name="Source_20_Text"><text:span text:style-name="T61">const vChipColors = ref(['primary', 'default', 'default']);</text:span></text:span></text:p>
      <text:p text:style-name="Text_20_body"><text:span text:style-name="Strong_20_Emphasis"><text:span text:style-name="T61">Funktionen:</text:span></text:span></text:p>
      <text:p text:style-name="P22">javascript</text:p>
      <text:p text:style-name="P22">Copy code</text:p>
      <text:p text:style-name="P17"><text:span text:style-name="Source_20_Text"><text:span text:style-name="T61">function updateUI() {</text:span></text:span></text:p>
      <text:p text:style-name="P17"><text:span text:style-name="Source_20_Text"><text:span text:style-name="T61"><text:s text:c="2"/>// Update Chip Colors</text:span></text:span></text:p>
      <text:p text:style-name="P17"><text:soft-page-break/><text:span text:style-name="Source_20_Text"><text:span text:style-name="T61"><text:s text:c="2"/>vChipColors.value = ['default', 'default', 'default'];</text:span></text:span></text:p>
      <text:p text:style-name="P17"><text:span text:style-name="Source_20_Text"><text:span text:style-name="T61"><text:s text:c="2"/>vChipColors.value[currentPage.value] = 'primary';</text:span></text:span></text:p>
      <text:p text:style-name="P23"/>
      <text:p text:style-name="P17"><text:span text:style-name="Source_20_Text"><text:span text:style-name="T61"><text:s text:c="2"/>// Update Button Text</text:span></text:span></text:p>
      <text:p text:style-name="P17"><text:span text:style-name="Source_20_Text"><text:span text:style-name="T61"><text:s text:c="2"/>if (currentPage.value === 0) {</text:span></text:span></text:p>
      <text:p text:style-name="P17"><text:span text:style-name="Source_20_Text"><text:span text:style-name="T61"><text:s text:c="4"/>btnText.value = 'Artikel wählen &gt;&gt;';</text:span></text:span></text:p>
      <text:p text:style-name="P17"><text:span text:style-name="Source_20_Text"><text:span text:style-name="T61"><text:s text:c="2"/>} else if (currentPage.value === 1) {</text:span></text:span></text:p>
      <text:p text:style-name="P17"><text:span text:style-name="Source_20_Text"><text:span text:style-name="T61"><text:s text:c="4"/>btnText.value = 'zur Übersicht &gt;&gt;';</text:span></text:span></text:p>
      <text:p text:style-name="P17"><text:span text:style-name="Source_20_Text"><text:span text:style-name="T61"><text:s text:c="2"/>} else if (currentPage.value === 2) {</text:span></text:span></text:p>
      <text:p text:style-name="P17"><text:span text:style-name="Source_20_Text"><text:span text:style-name="T61"><text:s text:c="4"/>btnText.value = 'Vorgang buchen &gt;&gt;';</text:span></text:span></text:p>
      <text:p text:style-name="P17"><text:span text:style-name="Source_20_Text"><text:span text:style-name="T61"><text:s text:c="2"/>}</text:span></text:span></text:p>
      <text:p text:style-name="P17"><text:span text:style-name="Source_20_Text"><text:span text:style-name="T61"><text:s text:c="2"/>console.log('currentPage', currentPage.value);</text:span></text:span></text:p>
      <text:p text:style-name="P17"><text:span text:style-name="Source_20_Text"><text:span text:style-name="T61">}</text:span></text:span></text:p>
      <text:p text:style-name="P23"/>
      <text:p text:style-name="P17"><text:span text:style-name="Source_20_Text"><text:span text:style-name="T61">async function nextPage() {</text:span></text:span></text:p>
      <text:p text:style-name="P17"><text:span text:style-name="Source_20_Text"><text:span text:style-name="T61"><text:s text:c="2"/>if (currentPage.value === 2) {</text:span></text:span></text:p>
      <text:p text:style-name="P17"><text:span text:style-name="Source_20_Text"><text:span text:style-name="T61"><text:s text:c="4"/>await leihvorgangBuchen();</text:span></text:span></text:p>
      <text:p text:style-name="P17"><text:span text:style-name="Source_20_Text"><text:span text:style-name="T61"><text:s text:c="2"/>} else {</text:span></text:span></text:p>
      <text:p text:style-name="P17"><text:span text:style-name="Source_20_Text"><text:span text:style-name="T61"><text:s text:c="4"/>currentPage.value += 1;</text:span></text:span></text:p>
      <text:p text:style-name="P17"><text:span text:style-name="Source_20_Text"><text:span text:style-name="T61"><text:s text:c="4"/>updateUI();</text:span></text:span></text:p>
      <text:p text:style-name="P17"><text:span text:style-name="Source_20_Text"><text:span text:style-name="T61"><text:s text:c="2"/>}</text:span></text:span></text:p>
      <text:p text:style-name="P17"><text:span text:style-name="Source_20_Text"><text:span text:style-name="T61">}</text:span></text:span></text:p>
      <text:p text:style-name="P23"/>
      <text:p text:style-name="P17"><text:span text:style-name="Source_20_Text"><text:span text:style-name="T61">function previousPage() {</text:span></text:span></text:p>
      <text:p text:style-name="P17"><text:span text:style-name="Source_20_Text"><text:span text:style-name="T61"><text:s text:c="2"/>if (currentPage.value &gt; 0) {</text:span></text:span></text:p>
      <text:p text:style-name="P17"><text:span text:style-name="Source_20_Text"><text:span text:style-name="T61"><text:s text:c="4"/>currentPage.value--;</text:span></text:span></text:p>
      <text:p text:style-name="P17"><text:span text:style-name="Source_20_Text"><text:span text:style-name="T61"><text:s text:c="4"/>updateUI();</text:span></text:span></text:p>
      <text:p text:style-name="P17"><text:span text:style-name="Source_20_Text"><text:span text:style-name="T61"><text:s text:c="2"/>}</text:span></text:span></text:p>
      <text:p text:style-name="P18"><text:span text:style-name="Source_20_Text"><text:span text:style-name="T61">}</text:span></text:span></text:p>
      <text:p text:style-name="Text_20_body"><text:span text:style-name="Strong_20_Emphasis"><text:span text:style-name="T61">Initialisierung:</text:span></text:span></text:p>
      <text:p text:style-name="P22">javascript</text:p>
      <text:p text:style-name="P22">Copy code</text:p>
      <text:p text:style-name="P17"><text:span text:style-name="Source_20_Text"><text:span text:style-name="T61">onMounted(() =&gt; {</text:span></text:span></text:p>
      <text:p text:style-name="P17"><text:span text:style-name="Source_20_Text"><text:span text:style-name="T61"><text:s text:c="2"/>updateUI();</text:span></text:span></text:p>
      <text:p text:style-name="P18"><text:span text:style-name="Source_20_Text"><text:span text:style-name="T61">});</text:span></text:span></text:p>
      <text:p text:style-name="Text_20_body"><text:span text:style-name="Strong_20_Emphasis"><text:span text:style-name="T61">Template:</text:span></text:span></text:p>
      <text:p text:style-name="P22">html</text:p>
      <text:p text:style-name="P22">Copy code</text:p>
      <text:p text:style-name="P17"><text:span text:style-name="Source_20_Text"><text:span text:style-name="T61">&lt;v-chip :color="vChipColors[0]" ...&gt; &lt;!-- Schritt 1 --&gt;</text:span></text:span></text:p>
      <text:p text:style-name="P17"><text:span text:style-name="Source_20_Text"><text:span text:style-name="T61"><text:s text:c="2"/>&lt;v-icon icon="mdi-numeric-1-circle" start&gt;&lt;/v-icon&gt;</text:span></text:span></text:p>
      <text:p text:style-name="P17"><text:span text:style-name="Source_20_Text"><text:span text:style-name="T61"><text:s text:c="2"/>Mitglied auswählen</text:span></text:span></text:p>
      <text:p text:style-name="P17"><text:span text:style-name="Source_20_Text"><text:span text:style-name="T61">&lt;/v-chip&gt;</text:span></text:span></text:p>
      <text:p text:style-name="P17"><text:span text:style-name="Source_20_Text"><text:span text:style-name="T61">&lt;v-chip :color="vChipColors[1]" ...&gt; &lt;!-- Schritt 2 --&gt;</text:span></text:span></text:p>
      <text:p text:style-name="P17"><text:span text:style-name="Source_20_Text"><text:span text:style-name="T61"><text:s text:c="2"/>&lt;v-icon icon="mdi-numeric-2-circle" start&gt;&lt;/v-icon&gt;</text:span></text:span></text:p>
      <text:p text:style-name="P17"><text:span text:style-name="Source_20_Text"><text:span text:style-name="T61"><text:s text:c="2"/>Artikel auswählen</text:span></text:span></text:p>
      <text:p text:style-name="P17"><text:span text:style-name="Source_20_Text"><text:span text:style-name="T61">&lt;/v-chip&gt;</text:span></text:span></text:p>
      <text:p text:style-name="P17"><text:span text:style-name="Source_20_Text"><text:span text:style-name="T61">&lt;v-chip :color="vChipColors[2]" ...&gt; &lt;!-- Schritt 3 --&gt;</text:span></text:span></text:p>
      <text:p text:style-name="P17"><text:span text:style-name="Source_20_Text"><text:span text:style-name="T61"><text:s text:c="2"/>&lt;v-icon icon="mdi-numeric-3-circle" start&gt;&lt;/v-icon&gt;</text:span></text:span></text:p>
      <text:p text:style-name="P17"><text:span text:style-name="Source_20_Text"><text:span text:style-name="T61"><text:s text:c="2"/>Vorgang buchen</text:span></text:span></text:p>
      <text:p text:style-name="P18"><text:span text:style-name="Source_20_Text"><text:span text:style-name="T61">&lt;/v-chip&gt;</text:span></text:span></text:p>
      <text:p text:style-name="P16"/>
      <text:h text:style-name="Heading_20_3" text:outline-level="3"><text:bookmark-start text:name="__RefHeading___Toc2388_3394150493"/><text:soft-page-break/><text:span text:style-name="Strong_20_Emphasis"><text:span text:style-name="T61">Schlussfolgerung</text:span></text:span><text:bookmark-end text:name="__RefHeading___Toc2388_3394150493"/></text:h>
      <text:p text:style-name="Text_20_body"><text:span text:style-name="T61">Durch die Verwendung einer Funktion </text:span><text:span text:style-name="Source_20_Text"><text:span text:style-name="T61">updateUI()</text:span></text:span><text:span text:style-name="T61"> können Sie die Aktualisierung der Chip-Farben und des Button-Texts an einer zentralen Stelle verwalten. Dies macht Ihren Code sauberer und leichter wartbar.</text:span></text:p>
      <text:p text:style-name="P35"/>
      <text:p text:style-name="P52">Vuex-Store getters</text:p>
      <text:p text:style-name="P53">getExterneNummernCount<text:span text:style-name="T59">()</text:span></text:p>
      <text:p text:style-name="P29"><text:span text:style-name="T10"/></text:p>
      <text:p text:style-name="P86"><text:span text:style-name="T63">Das Problem in Ihrem Code entsteht durch den Zugriff auf </text:span><text:span text:style-name="Source_20_Text"><text:span text:style-name="T63">existingItem.externeID.length</text:span></text:span><text:span text:style-name="T63">, da </text:span><text:span text:style-name="Source_20_Text"><text:span text:style-name="T63">existingItem</text:span></text:span><text:span text:style-name="T63"> ein Array von </text:span><text:span text:style-name="Source_20_Text"><text:span text:style-name="T63">cartItem</text:span></text:span><text:span text:style-name="T63">-Objekten ist. Nach der </text:span><text:span text:style-name="Source_20_Text"><text:span text:style-name="T63">filter</text:span></text:span><text:span text:style-name="T63">-Operation bleibt </text:span><text:span text:style-name="Source_20_Text"><text:span text:style-name="T63">existingItem</text:span></text:span><text:span text:style-name="T63"> ein </text:span><text:span text:style-name="Strong_20_Emphasis"><text:span text:style-name="T63">Array</text:span></text:span><text:span text:style-name="T63">, das eine oder mehrere Instanzen von </text:span><text:span text:style-name="Source_20_Text"><text:span text:style-name="T63">cartItem</text:span></text:span><text:span text:style-name="T63"> enthält. Sie können also nicht direkt auf </text:span><text:span text:style-name="Source_20_Text"><text:span text:style-name="T63">existingItem.externeID</text:span></text:span><text:span text:style-name="T63"> zugreifen, da </text:span><text:span text:style-name="Source_20_Text"><text:span text:style-name="T63">existingItem</text:span></text:span><text:span text:style-name="T63"> keine direkte Eigenschaft </text:span><text:span text:style-name="Source_20_Text"><text:span text:style-name="T63">externeID</text:span></text:span><text:span text:style-name="T63"> hat, sondern mehrere Objekte enthält, die diese Eigenschaft haben.</text:span></text:p>
      <text:p text:style-name="P138">Ich erkläre Ihnen, wie Sie das Problem lösen und Ihre gewünschten Schritte erreichen:</text:p>
      <text:list xml:id="list2363654345" text:style-name="L15">
        <text:list-item>
          <text:p text:style-name="P116"><text:span text:style-name="Strong_20_Emphasis"><text:span text:style-name="T61">Filtern des Arrays:</text:span></text:span><text:span text:style-name="T61"> Sie filtern </text:span><text:span text:style-name="Source_20_Text"><text:span text:style-name="T61">cartItems</text:span></text:span><text:span text:style-name="T61">, um alle </text:span><text:span text:style-name="Source_20_Text"><text:span text:style-name="T61">cartItem</text:span></text:span><text:span text:style-name="T61">-Objekte zu erhalten, deren </text:span><text:span text:style-name="Source_20_Text"><text:span text:style-name="T61">IDInventarArtikel</text:span></text:span><text:span text:style-name="T61"> mit dem </text:span><text:span text:style-name="Source_20_Text"><text:span text:style-name="T61">idArtikel</text:span></text:span><text:span text:style-name="T61"> übereinstimmt.</text:span></text:p>
        </text:list-item>
        <text:list-item>
          <text:p text:style-name="P116"><text:span text:style-name="Strong_20_Emphasis"><text:span text:style-name="T61">Bereinigen des Arrays </text:span></text:span><text:span text:style-name="Strong_20_Emphasis"><text:span text:style-name="Source_20_Text"><text:span text:style-name="T61">externeID</text:span></text:span></text:span><text:span text:style-name="Strong_20_Emphasis"><text:span text:style-name="T61">:</text:span></text:span><text:span text:style-name="T61"> Für jedes gefundene </text:span><text:span text:style-name="Source_20_Text"><text:span text:style-name="T61">cartItem</text:span></text:span><text:span text:style-name="T61"> möchten Sie das Array </text:span><text:span text:style-name="Source_20_Text"><text:span text:style-name="T61">externeID</text:span></text:span><text:span text:style-name="T61"> bereinigen, um leere Werte (</text:span><text:span text:style-name="Source_20_Text"><text:span text:style-name="T61">''</text:span></text:span><text:span text:style-name="T61">, </text:span><text:span text:style-name="Source_20_Text"><text:span text:style-name="T61">null</text:span></text:span><text:span text:style-name="T61">, </text:span><text:span text:style-name="Source_20_Text"><text:span text:style-name="T61">undefined</text:span></text:span><text:span text:style-name="T61">) zu entfernen.</text:span></text:p>
        </text:list-item>
        <text:list-item>
          <text:p text:style-name="P115"><text:span text:style-name="Strong_20_Emphasis"><text:span text:style-name="T61">Rückgabe der Länge des bereinigten Arrays:</text:span></text:span><text:span text:style-name="T61"> Nach dem Entfernen der leeren Werte möchten Sie die Länge von </text:span><text:span text:style-name="Source_20_Text"><text:span text:style-name="T61">externeID</text:span></text:span><text:span text:style-name="T61"> erhalten.</text:span></text:p>
        </text:list-item>
      </text:list>
      <text:h text:style-name="Heading_20_3" text:outline-level="3"><text:bookmark-start text:name="__RefHeading___Toc2390_3394150493"/><text:span text:style-name="Strong_20_Emphasis"><text:span text:style-name="T61">Lösungsschritte</text:span></text:span><text:bookmark-end text:name="__RefHeading___Toc2390_3394150493"/></text:h>
      <text:p text:style-name="P138">Um die gewünschten Schritte zu erreichen, gehen wir wie folgt vor:</text:p>
      <text:list xml:id="list1045625743" text:style-name="L16">
        <text:list-item>
          <text:p text:style-name="P118"><text:span text:style-name="Strong_20_Emphasis"><text:span text:style-name="T61">Filterung von </text:span></text:span><text:span text:style-name="Strong_20_Emphasis"><text:span text:style-name="Source_20_Text"><text:span text:style-name="T61">cartItems</text:span></text:span></text:span><text:span text:style-name="Strong_20_Emphasis"><text:span text:style-name="T61"> nach </text:span></text:span><text:span text:style-name="Strong_20_Emphasis"><text:span text:style-name="Source_20_Text"><text:span text:style-name="T61">IDInventarArtikel</text:span></text:span></text:span><text:span text:style-name="Strong_20_Emphasis"><text:span text:style-name="T61">.</text:span></text:span></text:p>
        </text:list-item>
        <text:list-item>
          <text:p text:style-name="P118"><text:span text:style-name="Strong_20_Emphasis"><text:span text:style-name="T61">Bereinigung des </text:span></text:span><text:span text:style-name="Strong_20_Emphasis"><text:span text:style-name="Source_20_Text"><text:span text:style-name="T61">externeID</text:span></text:span></text:span><text:span text:style-name="Strong_20_Emphasis"><text:span text:style-name="T61">-Arrays.</text:span></text:span></text:p>
        </text:list-item>
        <text:list-item>
          <text:p text:style-name="P117"><text:span text:style-name="Strong_20_Emphasis"><text:span text:style-name="T61">Berechnung der Länge des bereinigten Arrays.</text:span></text:span></text:p>
        </text:list-item>
      </text:list>
      <text:p text:style-name="P138">Hier ist der überarbeitete Code:</text:p>
      <text:p text:style-name="P22">javascript</text:p>
      <text:p text:style-name="P22">Copy code</text:p>
      <text:p text:style-name="P17"><text:span text:style-name="Source_20_Text"><text:span text:style-name="T61">getExterneNummernCount: (state) =&gt; (idArtikel) =&gt; {</text:span></text:span></text:p>
      <text:p text:style-name="P17"><text:span text:style-name="Source_20_Text"><text:span text:style-name="T61"><text:s text:c="2"/>// Filtert cartItems nach dem passenden IDInventarArtikel</text:span></text:span></text:p>
      <text:p text:style-name="P17"><text:span text:style-name="Source_20_Text"><text:span text:style-name="T61"><text:s text:c="2"/>const existingItems = state.cartItems.filter((cartItem) =&gt;</text:span></text:span></text:p>
      <text:p text:style-name="P17"><text:span text:style-name="Source_20_Text"><text:span text:style-name="T61"><text:s text:c="4"/>cartItem.IDInventarArtikel === idArtikel</text:span></text:span></text:p>
      <text:p text:style-name="P17"><text:span text:style-name="Source_20_Text"><text:span text:style-name="T61"><text:s text:c="2"/>);</text:span></text:span></text:p>
      <text:p text:style-name="P23"/>
      <text:p text:style-name="P17"><text:span text:style-name="Source_20_Text"><text:span text:style-name="T61"><text:s text:c="2"/>// Falls kein passendes Item gefunden wird, geben wir 0 zurück</text:span></text:span></text:p>
      <text:p text:style-name="P17"><text:span text:style-name="Source_20_Text"><text:span text:style-name="T61"><text:s text:c="2"/>if (existingItems.length === 0) {</text:span></text:span></text:p>
      <text:p text:style-name="P17"><text:span text:style-name="Source_20_Text"><text:span text:style-name="T61"><text:s text:c="4"/>return 0;</text:span></text:span></text:p>
      <text:p text:style-name="P17"><text:span text:style-name="Source_20_Text"><text:span text:style-name="T61"><text:s text:c="2"/>}</text:span></text:span></text:p>
      <text:p text:style-name="P23"/>
      <text:p text:style-name="P17"><text:span text:style-name="Source_20_Text"><text:span text:style-name="T61"><text:s text:c="2"/>// Wir nehmen das erste gefundene Item, da IDInventarArtikel eindeutig sein sollte</text:span></text:span></text:p>
      <text:p text:style-name="P17"><text:span text:style-name="Source_20_Text"><text:span text:style-name="T61"><text:s text:c="2"/>const existingItem = existingItems[0];</text:span></text:span></text:p>
      <text:p text:style-name="P23"/>
      <text:p text:style-name="P17"><text:span text:style-name="Source_20_Text"><text:span text:style-name="T61"><text:s text:c="2"/>// Bereinigen des externeID-Arrays, um leere Werte zu entfernen</text:span></text:span></text:p>
      <text:p text:style-name="P17"><text:span text:style-name="Source_20_Text"><text:span text:style-name="T61"><text:s text:c="2"/>const cleanedExterneID = existingItem.externeID.filter(</text:span></text:span></text:p>
      <text:p text:style-name="P17"><text:span text:style-name="Source_20_Text"><text:span text:style-name="T61"><text:s text:c="4"/>(id) =&gt; id !== '' &amp;&amp; id !== null &amp;&amp; id !== undefined</text:span></text:span></text:p>
      <text:p text:style-name="P17"><text:span text:style-name="Source_20_Text"><text:span text:style-name="T61"><text:s text:c="2"/>);</text:span></text:span></text:p>
      <text:p text:style-name="P23"/>
      <text:p text:style-name="P17"><text:soft-page-break/><text:span text:style-name="Source_20_Text"><text:span text:style-name="T61"><text:s text:c="2"/>// Rückgabe der Länge des bereinigten Arrays</text:span></text:span></text:p>
      <text:p text:style-name="P17"><text:span text:style-name="Source_20_Text"><text:span text:style-name="T61"><text:s text:c="2"/>return cleanedExterneID.length;</text:span></text:span></text:p>
      <text:p text:style-name="P18"><text:span text:style-name="Source_20_Text"><text:span text:style-name="T61">}</text:span></text:span></text:p>
      <text:h text:style-name="Heading_20_3" text:outline-level="3"><text:bookmark-start text:name="__RefHeading___Toc2392_3394150493"/><text:span text:style-name="Strong_20_Emphasis"><text:span text:style-name="T61">Erklärung des Codes</text:span></text:span><text:bookmark-end text:name="__RefHeading___Toc2392_3394150493"/></text:h>
      <text:list xml:id="list1545655170" text:style-name="L17">
        <text:list-item>
          <text:p text:style-name="P119"><text:span text:style-name="Strong_20_Emphasis"><text:span text:style-name="T61">Filterung der </text:span></text:span><text:span text:style-name="Strong_20_Emphasis"><text:span text:style-name="Source_20_Text"><text:span text:style-name="T61">cartItems</text:span></text:span></text:span><text:span text:style-name="Strong_20_Emphasis"><text:span text:style-name="T61">:</text:span></text:span></text:p>
          <text:p text:style-name="P24">javascript</text:p>
          <text:p text:style-name="P24">Copy code</text:p>
          <text:p text:style-name="P20"><text:span text:style-name="Source_20_Text"><text:span text:style-name="T61">const existingItems = state.cartItems.filter((cartItem) =&gt;</text:span></text:span></text:p>
          <text:p text:style-name="P20"><text:span text:style-name="Source_20_Text"><text:span text:style-name="T61"><text:s text:c="2"/>cartItem.IDInventarArtikel === idArtikel</text:span></text:span></text:p>
          <text:p text:style-name="P21"><text:span text:style-name="Source_20_Text"><text:span text:style-name="T61">);</text:span></text:span></text:p>
          <text:list>
            <text:list-item>
              <text:p text:style-name="P120"><text:span text:style-name="T61">Hier filtern wir </text:span><text:span text:style-name="Source_20_Text"><text:span text:style-name="T61">cartItems</text:span></text:span><text:span text:style-name="T61"> und suchen alle Elemente, deren </text:span><text:span text:style-name="Source_20_Text"><text:span text:style-name="T61">IDInventarArtikel</text:span></text:span><text:span text:style-name="T61"> mit </text:span><text:span text:style-name="Source_20_Text"><text:span text:style-name="T61">idArtikel</text:span></text:span><text:span text:style-name="T61"> übereinstimmt.</text:span></text:p>
            </text:list-item>
            <text:list-item>
              <text:p text:style-name="P120"><text:span text:style-name="T61">Der Filter gibt ein Array (</text:span><text:span text:style-name="Source_20_Text"><text:span text:style-name="T61">existingItems</text:span></text:span><text:span text:style-name="T61">) zurück, das die passenden Objekte enthält.</text:span></text:p>
            </text:list-item>
          </text:list>
        </text:list-item>
        <text:list-item>
          <text:p text:style-name="P119"><text:span text:style-name="Strong_20_Emphasis"><text:span text:style-name="T61">Überprüfung, ob ein </text:span></text:span><text:span text:style-name="Strong_20_Emphasis"><text:span text:style-name="Source_20_Text"><text:span text:style-name="T61">cartItem</text:span></text:span></text:span><text:span text:style-name="Strong_20_Emphasis"><text:span text:style-name="T61"> gefunden wurde:</text:span></text:span></text:p>
          <text:p text:style-name="P24">javascript</text:p>
          <text:p text:style-name="P24">Copy code</text:p>
          <text:p text:style-name="P20"><text:span text:style-name="Source_20_Text"><text:span text:style-name="T61">if (existingItems.length === 0) {</text:span></text:span></text:p>
          <text:p text:style-name="P20"><text:span text:style-name="Source_20_Text"><text:span text:style-name="T61"><text:s text:c="2"/>return 0;</text:span></text:span></text:p>
          <text:p text:style-name="P21"><text:span text:style-name="Source_20_Text"><text:span text:style-name="T61">}</text:span></text:span></text:p>
          <text:list>
            <text:list-item>
              <text:p text:style-name="P120"><text:span text:style-name="T61">Wenn keine passenden Elemente gefunden werden, wird </text:span><text:span text:style-name="Source_20_Text"><text:span text:style-name="T61">0</text:span></text:span><text:span text:style-name="T61"> zurückgegeben.</text:span></text:p>
            </text:list-item>
          </text:list>
        </text:list-item>
        <text:list-item>
          <text:p text:style-name="P119"><text:span text:style-name="Strong_20_Emphasis"><text:span text:style-name="T61">Bereinigen des </text:span></text:span><text:span text:style-name="Strong_20_Emphasis"><text:span text:style-name="Source_20_Text"><text:span text:style-name="T61">externeID</text:span></text:span></text:span><text:span text:style-name="Strong_20_Emphasis"><text:span text:style-name="T61">-Arrays:</text:span></text:span></text:p>
          <text:p text:style-name="P24">javascript</text:p>
          <text:p text:style-name="P24">Copy code</text:p>
          <text:p text:style-name="P20"><text:span text:style-name="Source_20_Text"><text:span text:style-name="T61">const existingItem = existingItems[0];</text:span></text:span></text:p>
          <text:p text:style-name="P20"><text:span text:style-name="Source_20_Text"><text:span text:style-name="T61">const cleanedExterneID = existingItem.externeID.filter(</text:span></text:span></text:p>
          <text:p text:style-name="P20"><text:span text:style-name="Source_20_Text"><text:span text:style-name="T61"><text:s text:c="2"/>(id) =&gt; id !== '' &amp;&amp; id !== null &amp;&amp; id !== undefined</text:span></text:span></text:p>
          <text:p text:style-name="P21"><text:span text:style-name="Source_20_Text"><text:span text:style-name="T61">);</text:span></text:span></text:p>
          <text:list>
            <text:list-item>
              <text:p text:style-name="P120"><text:span text:style-name="T61">Wir greifen auf das erste gefundene </text:span><text:span text:style-name="Source_20_Text"><text:span text:style-name="T61">cartItem</text:span></text:span><text:span text:style-name="T61"> (</text:span><text:span text:style-name="Source_20_Text"><text:span text:style-name="T61">existingItem</text:span></text:span><text:span text:style-name="T61">) zu, weil wir davon ausgehen, dass </text:span><text:span text:style-name="Source_20_Text"><text:span text:style-name="T61">IDInventarArtikel</text:span></text:span><text:span text:style-name="T61"> eindeutig ist.</text:span></text:p>
            </text:list-item>
            <text:list-item>
              <text:p text:style-name="P120"><text:span text:style-name="T61">Das </text:span><text:span text:style-name="Source_20_Text"><text:span text:style-name="T61">externeID</text:span></text:span><text:span text:style-name="T61">-Array wird gefiltert, um leere Werte (</text:span><text:span text:style-name="Source_20_Text"><text:span text:style-name="T61">''</text:span></text:span><text:span text:style-name="T61">, </text:span><text:span text:style-name="Source_20_Text"><text:span text:style-name="T61">null</text:span></text:span><text:span text:style-name="T61">, </text:span><text:span text:style-name="Source_20_Text"><text:span text:style-name="T61">undefined</text:span></text:span><text:span text:style-name="T61">) zu entfernen.</text:span></text:p>
            </text:list-item>
          </text:list>
        </text:list-item>
        <text:list-item>
          <text:p text:style-name="P119"><text:span text:style-name="Strong_20_Emphasis"><text:span text:style-name="T61">Rückgabe der Länge des bereinigten </text:span></text:span><text:span text:style-name="Strong_20_Emphasis"><text:span text:style-name="Source_20_Text"><text:span text:style-name="T61">externeID</text:span></text:span></text:span><text:span text:style-name="Strong_20_Emphasis"><text:span text:style-name="T61">-Arrays:</text:span></text:span></text:p>
          <text:p text:style-name="P24">javascript</text:p>
          <text:p text:style-name="P24">Copy code</text:p>
          <text:p text:style-name="P21"><text:span text:style-name="Source_20_Text"><text:span text:style-name="T61">return cleanedExterneID.length;</text:span></text:span></text:p>
          <text:list>
            <text:list-item>
              <text:p text:style-name="P145">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61">Wichtige Hinweise</text:span></text:span><text:bookmark-end text:name="__RefHeading___Toc2394_3394150493"/></text:h>
      <text:list xml:id="list398331151" text:style-name="L18">
        <text:list-item>
          <text:p text:style-name="P122"><text:span text:style-name="Strong_20_Emphasis"><text:span text:style-name="T61">Direkter Zugriff auf </text:span></text:span><text:span text:style-name="Strong_20_Emphasis"><text:span text:style-name="Source_20_Text"><text:span text:style-name="T61">existingItem.externeID</text:span></text:span></text:span><text:span text:style-name="T61"> funktioniert nicht, da </text:span><text:span text:style-name="Source_20_Text"><text:span text:style-name="T61">existingItem</text:span></text:span><text:span text:style-name="T61"> ein Array ist. Deshalb greifen wir auf das erste Element (</text:span><text:span text:style-name="Source_20_Text"><text:span text:style-name="T61">existingItem[0]</text:span></text:span><text:span text:style-name="T61">) zu.</text:span></text:p>
        </text:list-item>
        <text:list-item>
          <text:p text:style-name="P122"><text:span text:style-name="Strong_20_Emphasis"><text:span text:style-name="Source_20_Text"><text:span text:style-name="T61">filter</text:span></text:span></text:span><text:span text:style-name="Strong_20_Emphasis"><text:span text:style-name="T61"> auf </text:span></text:span><text:span text:style-name="Strong_20_Emphasis"><text:span text:style-name="Source_20_Text"><text:span text:style-name="T61">externeID</text:span></text:span></text:span><text:span text:style-name="T61"> wird verwendet, um alle ungültigen Werte zu entfernen.</text:span></text:p>
        </text:list-item>
        <text:list-item>
          <text:p text:style-name="P121"><text:soft-page-break/><text:span text:style-name="T61">Wenn </text:span><text:span text:style-name="Source_20_Text"><text:span text:style-name="T61">IDInventarArtikel</text:span></text:span><text:span text:style-name="T61"> mehrfach vorhanden ist und es </text:span><text:span text:style-name="Strong_20_Emphasis"><text:span text:style-name="T61">mehrere passende Objekte</text:span></text:span><text:span text:style-name="T61"> gibt, müssten Sie eventuell die Längen aller bereinigten Arrays zusammenzählen. Dies ist jedoch abhängig von Ihrer Datenstruktur.</text:span></text:p>
        </text:list-item>
      </text:list>
      <text:p text:style-name="Text_20_body"><text:span text:style-name="Strong_20_Emphasis"><text:span text:style-name="T61">Beispiel für mehrere </text:span></text:span><text:span text:style-name="Strong_20_Emphasis"><text:span text:style-name="Source_20_Text"><text:span text:style-name="T61">cartItems</text:span></text:span></text:span><text:span text:style-name="Strong_20_Emphasis"><text:span text:style-name="T61"> mit demselben </text:span></text:span><text:span text:style-name="Strong_20_Emphasis"><text:span text:style-name="Source_20_Text"><text:span text:style-name="T61">idArtikel</text:span></text:span></text:span><text:span text:style-name="Strong_20_Emphasis"><text:span text:style-name="T61">:</text:span></text:span></text:p>
      <text:p text:style-name="Text_20_body"><text:span text:style-name="T61">Falls mehrere </text:span><text:span text:style-name="Source_20_Text"><text:span text:style-name="T61">cartItems</text:span></text:span><text:span text:style-name="T61"> mit demselben </text:span><text:span text:style-name="Source_20_Text"><text:span text:style-name="T61">idArtikel</text:span></text:span><text:span text:style-name="T61"> vorhanden sind, können Sie die Summe aller </text:span><text:span text:style-name="Source_20_Text"><text:span text:style-name="T61">externeID</text:span></text:span><text:span text:style-name="T61">-Längen berechnen:</text:span></text:p>
      <text:p text:style-name="P22">javascript</text:p>
      <text:p text:style-name="P22">Copy code</text:p>
      <text:p text:style-name="P17"><text:span text:style-name="Source_20_Text"><text:span text:style-name="T61">getExterneNummernCount: (state) =&gt; (idArtikel) =&gt; {</text:span></text:span></text:p>
      <text:p text:style-name="P17"><text:span text:style-name="Source_20_Text"><text:span text:style-name="T61"><text:s text:c="2"/>// Filtert cartItems nach dem passenden IDInventarArtikel</text:span></text:span></text:p>
      <text:p text:style-name="P17"><text:span text:style-name="Source_20_Text"><text:span text:style-name="T61"><text:s text:c="2"/>const existingItems = state.cartItems.filter((cartItem) =&gt;</text:span></text:span></text:p>
      <text:p text:style-name="P17"><text:span text:style-name="Source_20_Text"><text:span text:style-name="T61"><text:s text:c="4"/>cartItem.IDInventarArtikel === idArtikel</text:span></text:span></text:p>
      <text:p text:style-name="P17"><text:span text:style-name="Source_20_Text"><text:span text:style-name="T61"><text:s text:c="2"/>);</text:span></text:span></text:p>
      <text:p text:style-name="P23"/>
      <text:p text:style-name="P17"><text:span text:style-name="Source_20_Text"><text:span text:style-name="T61"><text:s text:c="2"/>// Falls kein passendes Item gefunden wird, geben wir 0 zurück</text:span></text:span></text:p>
      <text:p text:style-name="P17"><text:span text:style-name="Source_20_Text"><text:span text:style-name="T61"><text:s text:c="2"/>if (existingItems.length === 0) {</text:span></text:span></text:p>
      <text:p text:style-name="P17"><text:span text:style-name="Source_20_Text"><text:span text:style-name="T61"><text:s text:c="4"/>return 0;</text:span></text:span></text:p>
      <text:p text:style-name="P17"><text:span text:style-name="Source_20_Text"><text:span text:style-name="T61"><text:s text:c="2"/>}</text:span></text:span></text:p>
      <text:p text:style-name="P23"/>
      <text:p text:style-name="P17"><text:span text:style-name="Source_20_Text"><text:span text:style-name="T61"><text:s text:c="2"/>// Bereinigen und Summieren der Länge der externen IDs aller passenden Items</text:span></text:span></text:p>
      <text:p text:style-name="P17"><text:span text:style-name="Source_20_Text"><text:span text:style-name="T61"><text:s text:c="2"/>return existingItems.reduce((acc, cartItem) =&gt; {</text:span></text:span></text:p>
      <text:p text:style-name="P17"><text:span text:style-name="Source_20_Text"><text:span text:style-name="T61"><text:s text:c="4"/>const cleanedExterneID = cartItem.externeID.filter(</text:span></text:span></text:p>
      <text:p text:style-name="P17"><text:span text:style-name="Source_20_Text"><text:span text:style-name="T61"><text:s text:c="6"/>(id) =&gt; id !== '' &amp;&amp; id !== null &amp;&amp; id !== undefined</text:span></text:span></text:p>
      <text:p text:style-name="P17"><text:span text:style-name="Source_20_Text"><text:span text:style-name="T61"><text:s text:c="4"/>);</text:span></text:span></text:p>
      <text:p text:style-name="P17"><text:span text:style-name="Source_20_Text"><text:span text:style-name="T61"><text:s text:c="4"/>return acc + cleanedExterneID.length;</text:span></text:span></text:p>
      <text:p text:style-name="P17"><text:span text:style-name="Source_20_Text"><text:span text:style-name="T61"><text:s text:c="2"/>}, 0);</text:span></text:span></text:p>
      <text:p text:style-name="P18"><text:span text:style-name="Source_20_Text"><text:span text:style-name="T61">}</text:span></text:span></text:p>
      <text:p text:style-name="Text_20_body"><text:span text:style-name="T61">Hier wird für jedes gefundene </text:span><text:span text:style-name="Source_20_Text"><text:span text:style-name="T61">cartItem</text:span></text:span><text:span text:style-name="T61"> das </text:span><text:span text:style-name="Source_20_Text"><text:span text:style-name="T61">externeID</text:span></text:span><text:span text:style-name="T61">-Array bereinigt und die Gesamtlänge summiert.</text:span></text:p>
      <text:h text:style-name="Heading_20_3" text:outline-level="3"><text:bookmark-start text:name="__RefHeading___Toc2396_3394150493"/><text:span text:style-name="Strong_20_Emphasis"><text:span text:style-name="T61">Zusammenfassung</text:span></text:span><text:bookmark-end text:name="__RefHeading___Toc2396_3394150493"/></text:h>
      <text:list xml:id="list2438965012" text:style-name="L19">
        <text:list-item>
          <text:p text:style-name="P124"><text:span text:style-name="T61">Verwenden Sie </text:span><text:span text:style-name="Source_20_Text"><text:span text:style-name="T61">.filter()</text:span></text:span><text:span text:style-name="T61"> auf </text:span><text:span text:style-name="Source_20_Text"><text:span text:style-name="T61">cartItems</text:span></text:span><text:span text:style-name="T61">, um nach dem passenden </text:span><text:span text:style-name="Source_20_Text"><text:span text:style-name="T61">IDInventarArtikel</text:span></text:span><text:span text:style-name="T61"> zu suchen.</text:span></text:p>
        </text:list-item>
        <text:list-item>
          <text:p text:style-name="P124"><text:span text:style-name="T61">Stellen Sie sicher, dass Sie nach der Filterung auf das </text:span><text:span text:style-name="Strong_20_Emphasis"><text:span text:style-name="T61">richtige Objekt</text:span></text:span><text:span text:style-name="T61"> zugreifen (</text:span><text:span text:style-name="Source_20_Text"><text:span text:style-name="T61">existingItems[0]</text:span></text:span><text:span text:style-name="T61">).</text:span></text:p>
        </text:list-item>
        <text:list-item>
          <text:p text:style-name="P124"><text:span text:style-name="Strong_20_Emphasis"><text:span text:style-name="T61">Bereinigen</text:span></text:span><text:span text:style-name="T61"> Sie das </text:span><text:span text:style-name="Source_20_Text"><text:span text:style-name="T61">externeID</text:span></text:span><text:span text:style-name="T61">-Array, bevor Sie die Länge berechnen, um nur gültige Werte zu berücksichtigen.</text:span></text:p>
        </text:list-item>
        <text:list-item>
          <text:p text:style-name="P123"><text:span text:style-name="T61">Passen Sie den Code entsprechend an, wenn es </text:span><text:span text:style-name="Strong_20_Emphasis"><text:span text:style-name="T61">mehrere </text:span></text:span><text:span text:style-name="Strong_20_Emphasis"><text:span text:style-name="Source_20_Text"><text:span text:style-name="T61">cartItems</text:span></text:span></text:span><text:span text:style-name="T61"> mit demselben </text:span><text:span text:style-name="Source_20_Text"><text:span text:style-name="T61">idArtikel</text:span></text:span><text:span text:style-name="T61"> gibt.</text:span></text:p>
        </text:list-item>
      </text:list>
      <text:p text:style-name="P138">Ich hoffe, diese Erklärung hilft Ihnen weiter. Falls noch Fragen offen sind, stehe ich Ihnen gerne zur Verfügung!</text:p>
      <text:p text:style-name="P138">4o with canvas</text:p>
      <text:h text:style-name="P14" text:outline-level="5"><text:bookmark-start text:name="__RefHeading___Toc2398_3394150493"/>You said:<text:bookmark-end text:name="__RefHeading___Toc2398_3394150493"/></text:h>
      <text:p text:style-name="P138">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text:soft-page-break/>ChatGPT said:<text:bookmark-end text:name="__RefHeading___Toc2400_3394150493"/></text:h>
      <text:p text:style-name="P138">Der Zwischenschritt</text:p>
      <text:p text:style-name="P22">javascript</text:p>
      <text:p text:style-name="P22">Copy code</text:p>
      <text:p text:style-name="P18"><text:span text:style-name="Source_20_Text"><text:span text:style-name="T61">const existingItem = existingItems[0];</text:span></text:span></text:p>
      <text:p text:style-name="Text_20_body"><text:span text:style-name="T61">dient dazu, </text:span><text:span text:style-name="Strong_20_Emphasis"><text:span text:style-name="T61">auf das erste Element</text:span></text:span><text:span text:style-name="T61"> des Arrays </text:span><text:span text:style-name="Source_20_Text"><text:span text:style-name="T61">existingItems</text:span></text:span><text:span text:style-name="T61"> zuzugreifen.</text:span></text:p>
      <text:h text:style-name="Heading_20_3" text:outline-level="3"><text:bookmark-start text:name="__RefHeading___Toc2402_3394150493"/><text:span text:style-name="Strong_20_Emphasis"><text:span text:style-name="T61">Hintergrund</text:span></text:span><text:bookmark-end text:name="__RefHeading___Toc2402_3394150493"/></text:h>
      <text:p text:style-name="Text_20_body"><text:span text:style-name="T61">Nach dem Filtern mit </text:span><text:span text:style-name="Source_20_Text"><text:span text:style-name="T61">filter()</text:span></text:span><text:span text:style-name="T61"> ergibt sich ein </text:span><text:span text:style-name="Strong_20_Emphasis"><text:span text:style-name="T61">Array</text:span></text:span><text:span text:style-name="T61"> (</text:span><text:span text:style-name="Source_20_Text"><text:span text:style-name="T61">existingItems</text:span></text:span><text:span text:style-name="T61">), das alle Elemente aus </text:span><text:span text:style-name="Source_20_Text"><text:span text:style-name="T61">cartItems</text:span></text:span><text:span text:style-name="T61"> enthält, deren </text:span><text:span text:style-name="Source_20_Text"><text:span text:style-name="T61">IDInventarArtikel</text:span></text:span><text:span text:style-name="T61"> mit </text:span><text:span text:style-name="Source_20_Text"><text:span text:style-name="T61">idArtikel</text:span></text:span><text:span text:style-name="T61"> übereinstimmt. Da </text:span><text:span text:style-name="Source_20_Text"><text:span text:style-name="T61">filter()</text:span></text:span><text:span text:style-name="T61"> immer ein </text:span><text:span text:style-name="Strong_20_Emphasis"><text:span text:style-name="T61">Array</text:span></text:span><text:span text:style-name="T61"> zurückgibt, selbst wenn nur ein Element gefunden wurde, ist </text:span><text:span text:style-name="Source_20_Text"><text:span text:style-name="T61">existingItems</text:span></text:span><text:span text:style-name="T61"> immer ein Array.</text:span></text:p>
      <text:p text:style-name="Text_20_body"><text:span text:style-name="T61">Wenn wir sicherstellen können oder davon ausgehen, dass es </text:span><text:span text:style-name="Strong_20_Emphasis"><text:span text:style-name="T61">nur ein passendes Element</text:span></text:span><text:span text:style-name="T61"> für die </text:span><text:span text:style-name="Source_20_Text"><text:span text:style-name="T61">IDInventarArtikel</text:span></text:span><text:span text:style-name="T61"> gibt (d. h., diese ID ist in </text:span><text:span text:style-name="Source_20_Text"><text:span text:style-name="T61">cartItems</text:span></text:span><text:span text:style-name="T61"> eindeutig), dann können wir einfach das </text:span><text:span text:style-name="Strong_20_Emphasis"><text:span text:style-name="T61">erste Element</text:span></text:span><text:span text:style-name="T61"> aus dem Array verwenden – das ist der Zweck von </text:span><text:span text:style-name="Source_20_Text"><text:span text:style-name="T61">existingItems[0]</text:span></text:span><text:span text:style-name="T61">.</text:span></text:p>
      <text:h text:style-name="Heading_20_3" text:outline-level="3"><text:bookmark-start text:name="__RefHeading___Toc2404_3394150493"/><text:span text:style-name="Strong_20_Emphasis"><text:span text:style-name="T61">Warum greifen wir auf das erste Element zu?</text:span></text:span><text:bookmark-end text:name="__RefHeading___Toc2404_3394150493"/></text:h>
      <text:list xml:id="list2171793303" text:style-name="L20">
        <text:list-item>
          <text:p text:style-name="P126"><text:span text:style-name="Strong_20_Emphasis"><text:span text:style-name="T61">Eindeutigkeit</text:span></text:span><text:span text:style-name="T61">: Wenn </text:span><text:span text:style-name="Source_20_Text"><text:span text:style-name="T61">IDInventarArtikel</text:span></text:span><text:span text:style-name="T61"> eine </text:span><text:span text:style-name="Strong_20_Emphasis"><text:span text:style-name="T61">eindeutige Kennung</text:span></text:span><text:span text:style-name="T61"> ist (ähnlich wie eine Primärschlüssel-ID), dann sollte es </text:span><text:span text:style-name="Strong_20_Emphasis"><text:span text:style-name="T61">nur ein einziges </text:span></text:span><text:span text:style-name="Strong_20_Emphasis"><text:span text:style-name="Source_20_Text"><text:span text:style-name="T61">cartItem</text:span></text:span></text:span><text:span text:style-name="T61"> geben, das diese ID hat. In diesem Fall ist </text:span><text:span text:style-name="Source_20_Text"><text:span text:style-name="T61">existingItems</text:span></text:span><text:span text:style-name="T61"> ein Array mit </text:span><text:span text:style-name="Strong_20_Emphasis"><text:span text:style-name="T61">einem einzigen Element</text:span></text:span><text:span text:style-name="T61">.</text:span></text:p>
        </text:list-item>
        <text:list-item>
          <text:p text:style-name="P125"><text:span text:style-name="T61">Durch Zugriff auf </text:span><text:span text:style-name="Source_20_Text"><text:span text:style-name="T61">existingItems[0]</text:span></text:span><text:span text:style-name="T61"> erhalten wir direkt das passende Objekt (</text:span><text:span text:style-name="Source_20_Text"><text:span text:style-name="T61">cartItem</text:span></text:span><text:span text:style-name="T61">),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61">Beispiel</text:span></text:span><text:bookmark-end text:name="__RefHeading___Toc2406_3394150493"/></text:h>
      <text:p text:style-name="Text_20_body"><text:span text:style-name="T61">Angenommen, </text:span><text:span text:style-name="Source_20_Text"><text:span text:style-name="T61">cartItems</text:span></text:span><text:span text:style-name="T61"> enthält folgende Artikel:</text:span></text:p>
      <text:p text:style-name="P22">javascript</text:p>
      <text:p text:style-name="P22">Copy code</text:p>
      <text:p text:style-name="P17"><text:span text:style-name="Source_20_Text"><text:span text:style-name="T61">const cartItems = [</text:span></text:span></text:p>
      <text:p text:style-name="P17"><text:span text:style-name="Source_20_Text"><text:span text:style-name="T61"><text:s text:c="2"/>{ IDInventarArtikel: 1, ArtikelBezeichnung: 'Artikel A', externeID: ['123'] },</text:span></text:span></text:p>
      <text:p text:style-name="P17"><text:span text:style-name="Source_20_Text"><text:span text:style-name="T61"><text:s text:c="2"/>{ IDInventarArtikel: 2, ArtikelBezeichnung: 'Artikel B', externeID: ['456'] },</text:span></text:span></text:p>
      <text:p text:style-name="P18"><text:span text:style-name="Source_20_Text"><text:span text:style-name="T61">];</text:span></text:span></text:p>
      <text:p text:style-name="Text_20_body"><text:span text:style-name="T61">Wenn wir die Funktion </text:span><text:span text:style-name="Source_20_Text"><text:span text:style-name="T61">filter()</text:span></text:span><text:span text:style-name="T61"> nutzen, um alle </text:span><text:span text:style-name="Source_20_Text"><text:span text:style-name="T61">cartItems</text:span></text:span><text:span text:style-name="T61"> mit der </text:span><text:span text:style-name="Source_20_Text"><text:span text:style-name="T61">IDInventarArtikel</text:span></text:span><text:span text:style-name="T61"> von </text:span><text:span text:style-name="Source_20_Text"><text:span text:style-name="T61">1</text:span></text:span><text:span text:style-name="T61"> zu finden:</text:span></text:p>
      <text:p text:style-name="P22">javascript</text:p>
      <text:p text:style-name="P22">Copy code</text:p>
      <text:p text:style-name="P17"><text:span text:style-name="Source_20_Text"><text:span text:style-name="T61">const existingItems = cartItems.filter(</text:span></text:span></text:p>
      <text:p text:style-name="P17"><text:span text:style-name="Source_20_Text"><text:span text:style-name="T61"><text:s text:c="2"/>(cartItem) =&gt; cartItem.IDInventarArtikel === 1</text:span></text:span></text:p>
      <text:p text:style-name="P18"><text:span text:style-name="Source_20_Text"><text:span text:style-name="T61">);</text:span></text:span></text:p>
      <text:p text:style-name="P138">Ergibt dies:</text:p>
      <text:p text:style-name="P22">javascript</text:p>
      <text:p text:style-name="P22">Copy code</text:p>
      <text:p text:style-name="P17"><text:span text:style-name="Source_20_Text"><text:span text:style-name="T61">existingItems = [</text:span></text:span></text:p>
      <text:p text:style-name="P17"><text:soft-page-break/><text:span text:style-name="Source_20_Text"><text:span text:style-name="T61"><text:s text:c="2"/>{ IDInventarArtikel: 1, ArtikelBezeichnung: 'Artikel A', externeID: ['123'] }</text:span></text:span></text:p>
      <text:p text:style-name="P18"><text:span text:style-name="Source_20_Text"><text:span text:style-name="T61">];</text:span></text:span></text:p>
      <text:p text:style-name="Text_20_body"><text:span text:style-name="Source_20_Text"><text:span text:style-name="T61">existingItems</text:span></text:span><text:span text:style-name="T61"> ist ein </text:span><text:span text:style-name="Strong_20_Emphasis"><text:span text:style-name="T61">Array</text:span></text:span><text:span text:style-name="T61">, das </text:span><text:span text:style-name="Strong_20_Emphasis"><text:span text:style-name="T61">ein Objekt</text:span></text:span><text:span text:style-name="T61"> enthält. Da wir aber nur mit </text:span><text:span text:style-name="Strong_20_Emphasis"><text:span text:style-name="T61">einem Artikel</text:span></text:span><text:span text:style-name="T61"> arbeiten möchten, greifen wir auf das erste Element des Arrays zu:</text:span></text:p>
      <text:p text:style-name="P22">javascript</text:p>
      <text:p text:style-name="P22">Copy code</text:p>
      <text:p text:style-name="P18"><text:span text:style-name="Source_20_Text"><text:span text:style-name="T61">const existingItem = existingItems[0];</text:span></text:span></text:p>
      <text:p text:style-name="Text_20_body"><text:span text:style-name="T61">Das Ergebnis ist das einzelne </text:span><text:span text:style-name="Source_20_Text"><text:span text:style-name="T61">cartItem</text:span></text:span><text:span text:style-name="T61">-Objekt:</text:span></text:p>
      <text:p text:style-name="P22">javascript</text:p>
      <text:p text:style-name="P22">Copy code</text:p>
      <text:p text:style-name="P18"><text:span text:style-name="Source_20_Text"><text:span text:style-name="T61">existingItem = { IDInventarArtikel: 1, ArtikelBezeichnung: 'Artikel A', externeID: ['123'] };</text:span></text:span></text:p>
      <text:h text:style-name="Heading_20_3" text:outline-level="3"><text:bookmark-start text:name="__RefHeading___Toc2408_3394150493"/><text:span text:style-name="Strong_20_Emphasis"><text:span text:style-name="T61">Zusammenfassung</text:span></text:span><text:bookmark-end text:name="__RefHeading___Toc2408_3394150493"/></text:h>
      <text:list xml:id="list1505426768" text:style-name="L21">
        <text:list-item>
          <text:p text:style-name="P128"><text:span text:style-name="T61">Nach der </text:span><text:span text:style-name="Source_20_Text"><text:span text:style-name="T61">filter()</text:span></text:span><text:span text:style-name="T61">-Operation bleibt </text:span><text:span text:style-name="Source_20_Text"><text:span text:style-name="T61">existingItems</text:span></text:span><text:span text:style-name="T61"> ein </text:span><text:span text:style-name="Strong_20_Emphasis"><text:span text:style-name="T61">Array</text:span></text:span><text:span text:style-name="T61">, auch wenn nur ein Element darin enthalten ist.</text:span></text:p>
        </text:list-item>
        <text:list-item>
          <text:p text:style-name="P128"><text:span text:style-name="T61">Um einfach mit dem gefilterten </text:span><text:span text:style-name="Strong_20_Emphasis"><text:span text:style-name="T61">Artikel-Objekt</text:span></text:span><text:span text:style-name="T61"> weiterzuarbeiten, greifen wir auf das </text:span><text:span text:style-name="Strong_20_Emphasis"><text:span text:style-name="T61">erste Element</text:span></text:span><text:span text:style-name="T61"> des Arrays (</text:span><text:span text:style-name="Source_20_Text"><text:span text:style-name="T61">existingItems[0]</text:span></text:span><text:span text:style-name="T61">) zu.</text:span></text:p>
        </text:list-item>
        <text:list-item>
          <text:p text:style-name="P127"><text:span text:style-name="T61">Das funktioniert nur dann zuverlässig, wenn </text:span><text:span text:style-name="Strong_20_Emphasis"><text:span text:style-name="T61">klar ist, dass die </text:span></text:span><text:span text:style-name="Strong_20_Emphasis"><text:span text:style-name="Source_20_Text"><text:span text:style-name="T61">IDInventarArtikel</text:span></text:span></text:span><text:span text:style-name="Strong_20_Emphasis"><text:span text:style-name="T61"> eindeutig</text:span></text:span><text:span text:style-name="T61"> ist und das gefilterte Array nur ein Element enthält.</text:span></text:p>
        </text:list-item>
      </text:list>
      <text:p text:style-name="Text_20_body"><text:span text:style-name="T61">Falls es mehrere Elemente mit der gleichen </text:span><text:span text:style-name="Source_20_Text"><text:span text:style-name="T61">IDInventarArtikel</text:span></text:span><text:span text:style-name="T61"> geben könnte, müssten Sie eine andere Methode wählen (zum Beispiel durch Iteration über alle Elemente im </text:span><text:span text:style-name="Source_20_Text"><text:span text:style-name="T61">existingItems</text:span></text:span><text:span text:style-name="T61">-Array).</text:span></text:p>
      <text:p text:style-name="P86"/>
      <text:h text:style-name="P12" text:outline-level="2"><text:bookmark-start text:name="__RefHeading___Toc2410_3394150493"/>Änderung der Anzeige ExterneInventarNummer als v-badge<text:bookmark-end text:name="__RefHeading___Toc2410_3394150493"/></text:h>
      <text:p text:style-name="P96">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96">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96"/>
      <text:p text:style-name="P44"><text:span text:style-name="T22">watchEffect(() =&gt; {</text:span><text:line-break/><text:span text:style-name="T22"> <text:s/></text:span><text:span text:style-name="T27">cartItems</text:span><text:span text:style-name="T22">.</text:span><text:span text:style-name="T32">value</text:span><text:span text:style-name="T22">.</text:span><text:span text:style-name="T38">forEach</text:span><text:span text:style-name="T22">(item =&gt; {</text:span><text:line-break/><text:span text:style-name="T22"> <text:s text:c="3"/></text:span><text:span text:style-name="T15">const </text:span><text:span text:style-name="T27">menge </text:span><text:span text:style-name="T22">= item.</text:span><text:span text:style-name="T32">Menge</text:span><text:line-break/><text:span text:style-name="T32"> <text:s text:c="3"/></text:span><text:span text:style-name="T15">const </text:span><text:span text:style-name="T27">externeIDCount </text:span><text:span text:style-name="T22">= </text:span><text:span text:style-name="T45">store</text:span><text:span text:style-name="T22">.</text:span><text:span text:style-name="T32">getters</text:span><text:span text:style-name="T22">.</text:span><text:span text:style-name="T32">getExterneNummernCount</text:span><text:span text:style-name="T22">(item.</text:span><text:span text:style-name="T32">IDInventarArtikel</text:span><text:span text:style-name="T22">);</text:span><text:line-break/><text:line-break/><text:span text:style-name="T22"> <text:s text:c="3"/></text:span><text:span text:style-name="T15">if</text:span><text:span text:style-name="T22">(</text:span><text:span text:style-name="T27">menge </text:span><text:span text:style-name="T22">&lt; </text:span><text:span text:style-name="T27">externeIDCount</text:span><text:span text:style-name="T22">){</text:span><text:line-break/><text:span text:style-name="T22"> <text:s text:c="5"/></text:span><text:span text:style-name="T45">console</text:span><text:span text:style-name="T22">.</text:span><text:span text:style-name="T38">log</text:span><text:span text:style-name="T22">(</text:span><text:span text:style-name="T3">'menge &lt; externeIDCount'</text:span><text:span text:style-name="T22">, </text:span><text:span text:style-name="T27">menge</text:span><text:span text:style-name="T22">, </text:span><text:span text:style-name="T27">externeIDCount</text:span><text:span text:style-name="T22">);</text:span><text:line-break/><text:span text:style-name="T22"> <text:s text:c="5"/></text:span><text:span text:style-name="T45">store</text:span><text:span text:style-name="T22">.</text:span><text:span text:style-name="T32">dispatch</text:span><text:span text:style-name="T22">(</text:span><text:span text:style-name="T3">'setExterneInventarNummerToCartItem'</text:span><text:span text:style-name="T22">, {</text:span><text:span text:style-name="T32">idArtikel</text:span><text:span text:style-name="T22">: item.</text:span><text:span text:style-name="T32">IDInventarArtikel</text:span><text:span text:style-name="T22">, </text:span><text:soft-page-break/><text:span text:style-name="T32">correctionInventarNummerCount</text:span><text:span text:style-name="T22">: item.</text:span><text:span text:style-name="T32">Menge</text:span><text:span text:style-name="T22">})</text:span><text:line-break/><text:span text:style-name="T22"> <text:s text:c="3"/>}</text:span><text:line-break/><text:line-break/><text:span text:style-name="T22"> <text:s/>})</text:span><text:line-break/><text:span text:style-name="T22">})</text:span></text:p>
      <text:p text:style-name="P45"/>
      <text:p text:style-name="P55"><text:span text:style-name="T49"/></text:p>
      <text:p text:style-name="P55"><text:span text:style-name="T49"/></text:p>
      <text:p text:style-name="P55"><text:span text:style-name="T49"/></text:p>
      <text:p text:style-name="P55"><text:span text:style-name="T49">In store.js mutation </text:span><text:span text:style-name="T37">setExterneInventarNummerToCartItem</text:span></text:p>
      <text:p text:style-name="P55"><text:span text:style-name="T37"/></text:p>
      <text:p text:style-name="P46"><text:span text:style-name="T15">if </text:span><text:span text:style-name="T22">(</text:span><text:span text:style-name="T27">existingItem </text:span><text:span text:style-name="T22">&amp;&amp; value.</text:span><text:span text:style-name="T32">correctionInventarNummerCount </text:span><text:span text:style-name="T22">!== </text:span><text:span text:style-name="T15">undefined </text:span><text:span text:style-name="T22">&amp;&amp; value.</text:span><text:span text:style-name="T32">correctionInventarNummerCount </text:span><text:span text:style-name="T22">!== </text:span><text:span text:style-name="T3">''</text:span><text:span text:style-name="T22">) {</text:span><text:line-break/><text:span text:style-name="T22"> <text:s text:c="3"/></text:span><text:span text:style-name="T15">const </text:span><text:span text:style-name="T27">correctionCartItems </text:span><text:span text:style-name="T22">= [];</text:span><text:line-break/><text:span text:style-name="T22"> <text:s text:c="3"/></text:span><text:span text:style-name="T27">correctionCartItems</text:span><text:span text:style-name="T22">.</text:span><text:span text:style-name="T38">push</text:span><text:span text:style-name="T22">(...</text:span><text:span text:style-name="T27">existingItem</text:span><text:span text:style-name="T22">.</text:span><text:span text:style-name="T32">externeID</text:span><text:span text:style-name="T22">);</text:span><text:line-break/><text:span text:style-name="T22"> <text:s text:c="3"/></text:span><text:span text:style-name="T27">existingItem</text:span><text:span text:style-name="T22">.</text:span><text:span text:style-name="T32">externeID </text:span><text:span text:style-name="T22">= [];</text:span><text:line-break/><text:span text:style-name="T22"> <text:s text:c="3"/></text:span><text:span text:style-name="T15">for</text:span><text:span text:style-name="T22">(</text:span><text:span text:style-name="T15">let </text:span><text:span text:style-name="T27">i </text:span><text:span text:style-name="T22">= </text:span><text:span text:style-name="T54">0</text:span><text:span text:style-name="T22">; </text:span><text:span text:style-name="T27">i </text:span><text:span text:style-name="T22">&lt; value.</text:span><text:span text:style-name="T32">correctionInventarNummerCount</text:span><text:span text:style-name="T22">; </text:span><text:span text:style-name="T27">i</text:span><text:span text:style-name="T22">++){</text:span><text:line-break/><text:span text:style-name="T22"> <text:s text:c="7"/></text:span><text:span text:style-name="T27">existingItem</text:span><text:span text:style-name="T22">.</text:span><text:span text:style-name="T32">externeID</text:span><text:span text:style-name="T22">.</text:span><text:span text:style-name="T38">push</text:span><text:span text:style-name="T22">(</text:span><text:span text:style-name="T27">correctionCartItems</text:span><text:span text:style-name="T22">[</text:span><text:span text:style-name="T27">i</text:span><text:span text:style-name="T22">]);</text:span><text:line-break/><text:span text:style-name="T22"> <text:s text:c="3"/>}</text:span><text:line-break/><text:span text:style-name="T22"> <text:s text:c="3"/></text:span><text:span text:style-name="T15">return</text:span><text:span text:style-name="T22">;</text:span><text:line-break/><text:span text:style-name="T22">}</text:span></text:p>
      <text:p text:style-name="P47"/>
      <text:p text:style-name="P47">So ist sichergestellt, dass die Menge mit der Anzahl der erfassten ExternenInventarNummer (v-badge) übereinstimmen.</text:p>
      <text:p text:style-name="P45"/>
      <text:p text:style-name="P45"/>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97">CORS in app.js:</text:p>
      <text:p text:style-name="P48"><text:span text:style-name="T27">app</text:span><text:span text:style-name="T22">.</text:span><text:span text:style-name="T32">use</text:span><text:span text:style-name="T22">(</text:span><text:span text:style-name="T38">cors</text:span><text:span text:style-name="T22">({</text:span><text:line-break/><text:span text:style-name="T22"> <text:s text:c="3"/></text:span><text:span text:style-name="T32">origin</text:span><text:span text:style-name="T22">: [</text:span><text:span text:style-name="T3">'http://localhost:4000'</text:span><text:span text:style-name="T22">, </text:span><text:span text:style-name="T3">'https://mbdevelop.de'</text:span><text:span text:style-name="T22">], </text:span><text:span text:style-name="T42">// Ersetze dies durch die URL deines Frontends</text:span><text:line-break/><text:span text:style-name="T22">}));</text:span></text:p>
      <text:p text:style-name="P49"/>
      <text:p text:style-name="P49">Allerdings greift dies nur bei Browsers und nicht bei Postman</text:p>
      <text:p text:style-name="P49"/>
      <text:p text:style-name="P50">JWS (Jason-Web-Token) muss das mittelfristige Ziel sein, um nicht nur den Benutzer zu authentifizieren, sondern generell das Backend abzusichern!</text:p>
      <text:p text:style-name="P49"/>
      <text:p text:style-name="P100"><text:span text:style-name="T10">Daten empfangen aus dem Frontend:</text:span></text:p>
      <text:p text:style-name="P92">const {cartItems, IDMitglied, IDBenutzer} = req.body;</text:p>
      <text:p text:style-name="P92">Für mehrere Elemente oder</text:p>
      <text:p text:style-name="P92">const cartItems = req.body;</text:p>
      <text:p text:style-name="P92">Für ein Element oder</text:p>
      <text:p text:style-name="P92">const refreshToken = req.body?.refreshToken;</text:p>
      <text:p text:style-name="P93">Für ein bestimmtes Element aus einem Object!</text:p>
      <text:h text:style-name="Heading_20_2" text:outline-level="2"><text:bookmark-start text:name="__RefHeading___Toc948265_3394150493"/><text:soft-page-break/><text:span text:style-name="T75">a</text:span>rtikelAbrufen<text:span text:style-name="T75">() im Backend und Abfrageaufbau abhängig von den Parametern des Frontend</text:span><text:bookmark-end text:name="__RefHeading___Toc948265_3394150493"/></text:h>
      <text:p text:style-name="P94">Ich habe mich für diesen Aufbau entschieden, da immer die gleichen Spalten an das Frontend zurückgegeben werden und lediglich die Kriterien in der Abfrage sich ändern, ist die Verarbeitung im Frontend vereinfacht. </text:p>
      <text:p text:style-name="P94">Allerdings ist der Aufbau im Backend etwas umfangreicher, jedoch sehr flexibel und es sind nicht mehrere Routen und Abfragen zu pflegen:</text:p>
      <text:p text:style-name="P94"/>
      <text:p text:style-name="P94">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94"/>
      <text:p text:style-name="P38"><text:span text:style-name="T13">let </text:span><text:span text:style-name="T24">countAbfrageKirterium </text:span><text:span text:style-name="T19">= </text:span><text:span text:style-name="T5">' '</text:span><text:line-break/><text:span text:style-name="T13">if </text:span><text:span text:style-name="T19">(</text:span><text:span text:style-name="T24">IDinventarBuchungenPositionenStatus </text:span><text:span text:style-name="T19">&amp;&amp; </text:span><text:span text:style-name="T24">IDinventarBuchungenPositionenStatus</text:span><text:span text:style-name="T19">.</text:span><text:span text:style-name="T30">length </text:span><text:span text:style-name="T19">&gt; </text:span><text:span text:style-name="T52">0</text:span><text:span text:style-name="T19">) {</text:span><text:line-break/><text:span text:style-name="T19"> <text:s text:c="3"/></text:span><text:span text:style-name="T24">countAbfrageKirterium </text:span><text:span text:style-name="T19">= </text:span><text:span text:style-name="T5">` AND IDinventarBuchungenPositionenStatus IN (</text:span><text:span text:style-name="T19">${</text:span><text:span text:style-name="T24">IDinventarBuchungenPositionenStatus</text:span><text:span text:style-name="T19">}</text:span><text:span text:style-name="T5">)`</text:span><text:line-break/><text:span text:style-name="T19">}</text:span></text:p>
      <text:p text:style-name="P37"/>
      <text:p text:style-name="P40"><text:span text:style-name="T13">let </text:span><text:span text:style-name="T24">sql </text:span><text:span text:style-name="T19">= </text:span><text:span text:style-name="T5">`SELECT</text:span><text:line-break/><text:span text:style-name="T5"> <text:s text:c="14"/>kg.</text:span><text:span text:style-name="T30">Konfektionsgroesse</text:span><text:span text:style-name="T5"> <text:s/>AS konfektionsGroesse_Konfektionsgroesse,</text:span><text:line-break/><text:span text:style-name="T5"> <text:s text:c="14"/>ia.</text:span><text:span text:style-name="T30">Bildpfad</text:span><text:span text:style-name="T5"> <text:s text:c="18"/>AS inventarArtikel_Bildpfad,</text:span><text:line-break/><text:span text:style-name="T5"> <text:s text:c="14"/>ia.</text:span><text:span text:style-name="T30">ArtikelBezeichnung</text:span><text:span text:style-name="T5"> <text:s text:c="8"/>AS inventarArtikel_ArtikelBezeichnung,</text:span><text:line-break/><text:span text:style-name="T5"> <text:s text:c="14"/>ibp.</text:span><text:span text:style-name="T30">Menge</text:span><text:span text:style-name="T5"> <text:s text:c="20"/>AS inventarBuchungenPositionen_Menge,</text:span><text:line-break/><text:span text:style-name="T5"> <text:s text:c="14"/>farbe.</text:span><text:span text:style-name="T30">Bezeichnung</text:span><text:span text:style-name="T5"> <text:s text:c="12"/>AS farbe_Bezeichnung,</text:span><text:line-break/><text:span text:style-name="T5"> <text:s text:c="14"/>ibp.</text:span><text:span text:style-name="T30">externeInventarNummer</text:span><text:span text:style-name="T5"> <text:s text:c="4"/>AS inventarBuchungenPositionen_externeInventarNummer,</text:span><text:line-break/><text:span text:style-name="T5"> <text:s text:c="14"/>ibp.</text:span><text:span text:style-name="T30">Preis</text:span><text:span text:style-name="T5"> <text:s text:c="20"/>AS inventarBuchungenPositionen_Preis,</text:span><text:line-break/><text:span text:style-name="T5"> <text:s text:c="14"/>ibp.</text:span><text:span text:style-name="T30">IDinventarBuchungenPositionen</text:span><text:span text:style-name="T5"> AS inventarBuchungenPositionen_IDinventarBuchungenPositionen,</text:span><text:line-break/><text:span text:style-name="T5"> <text:s text:c="14"/>(</text:span><text:line-break/><text:span text:style-name="T5"> <text:s text:c="18"/>SELECT </text:span><text:span text:style-name="T76">SUM</text:span><text:span text:style-name="T5">(ibp2.</text:span><text:span text:style-name="T30">Preis</text:span><text:span text:style-name="T5">)</text:span><text:line-break/><text:span text:style-name="T5"> <text:s text:c="19"/>FROM inventarBuchungenPositionen ibp2</text:span><text:line-break/><text:span text:style-name="T5"> <text:s text:c="28"/>INNER JOIN inventarBuchungen ib2</text:span><text:line-break/><text:span text:style-name="T5"> <text:s text:c="39"/>ON ib2.</text:span><text:span text:style-name="T30">IDInventarBuchungen</text:span><text:span text:style-name="T5"> = ibp2.</text:span><text:span text:style-name="T30">IDInventarBuchungen</text:span><text:line-break/><text:span text:style-name="T5"> <text:s text:c="19"/>WHERE ib2.</text:span><text:span text:style-name="T30">IDMitglied</text:span><text:span text:style-name="T5"> = ib.</text:span><text:span text:style-name="T77">IDMitglied</text:span><text:span text:style-name="T5">)</text:span><text:line-break/><text:span text:style-name="T5"> <text:s text:c="15"/>AS </text:span><text:span text:style-name="T30">inventarBuchungenPositionen_GesamtPreis</text:span><text:span text:style-name="T5">,</text:span><text:line-break/><text:span text:style-name="T5"> <text:s text:c="14"/>(</text:span><text:line-break/><text:span text:style-name="T5"> <text:s text:c="19"/>SELECT </text:span><text:span text:style-name="T76">Count</text:span><text:span text:style-name="T5">(</text:span><text:span text:style-name="T78">*</text:span><text:span text:style-name="T5">)</text:span><text:line-break/><text:span text:style-name="T5"> <text:s text:c="19"/>FROM inventarBuchungenPositionen ibp2</text:span><text:line-break/><text:span text:style-name="T5"> <text:s text:c="28"/>INNER JOIN inventarBuchungen ib2 ON ib2.</text:span><text:span text:style-name="T30">IDInventarBuchungen</text:span><text:span text:style-name="T5"> = ibp2.</text:span><text:span text:style-name="T30">IDInventarBuchungen</text:span><text:line-break/><text:span text:style-name="T5"> <text:s text:c="19"/>WHERE ib2.</text:span><text:span text:style-name="T30">IDMitglied</text:span><text:span text:style-name="T5"> = ib.</text:span><text:span text:style-name="T77">IDMitglied</text:span><text:line-break/><text:span text:style-name="T77"> <text:s text:c="22"/></text:span><text:span text:style-name="T20">${</text:span><text:span text:style-name="T25">countAbfrageKirterium</text:span><text:span text:style-name="T20">}</text:span><text:line-break/><text:span text:style-name="T5"> <text:s text:c="15"/>) </text:span><text:line-break/><text:span text:style-name="T5"> <text:s text:c="15"/>AS inventarBuchungenPositionen_Count </text:span><text:line-break/><text:span text:style-name="T5"> <text:s text:c="14"/>FROM inventarBuchungen ib</text:span><text:line-break/><text:span text:style-name="T5"> <text:s text:c="23"/>INNER JOIN inventarBuchungenPositionen ibp ON ib.</text:span><text:span text:style-name="T30">IDInventarBuchungen</text:span><text:span text:style-name="T5"> = ibp.</text:span><text:span text:style-name="T30">IDInventarBuchungen</text:span><text:line-break/><text:span text:style-name="T5"> <text:s text:c="23"/>INNER JOIN inventarArtikel ia ON ibp.</text:span><text:span text:style-name="T30">IDInventarArtikel</text:span><text:span text:style-name="T5"> = ia.</text:span><text:span text:style-name="T30">IDInventarArtikel</text:span><text:line-break/><text:span text:style-name="T5"> <text:s text:c="23"/>INNER JOIN konfektionsGroesse kg ON ia.</text:span><text:span text:style-name="T30">IDKonfektionsgroesse</text:span><text:span text:style-name="T5"> = kg.</text:span><text:span text:style-name="T30">IDKonfektionsgroesse</text:span><text:line-break/><text:soft-page-break/><text:span text:style-name="T5"> <text:s text:c="23"/>INNER JOIN farbe ON ia.</text:span><text:span text:style-name="T30">IDFarbe</text:span><text:span text:style-name="T5"> = farbe.</text:span><text:span text:style-name="T30">IDFarbe</text:span><text:line-break/><text:span text:style-name="T5"> <text:s text:c="14"/>WHERE ib.</text:span><text:span text:style-name="T30">IDMitglied</text:span><text:span text:style-name="T5"> = ?`</text:span></text:p>
      <text:p text:style-name="P39"/>
      <text:p text:style-name="P93"/>
      <text:p text:style-name="P93"/>
      <text:p text:style-name="P93"/>
      <text:p text:style-name="P93"/>
      <text:p text:style-name="P93"/>
      <text:p text:style-name="P93"/>
      <text:p text:style-name="P94">Auch vom Inhalt der Variable IdinventarBuchungenPositionenStatus wird sql erweitert um das Kriterium.</text:p>
      <text:p text:style-name="P38"><text:span text:style-name="T13">if </text:span><text:span text:style-name="T19">(</text:span><text:span text:style-name="T24">IDinventarBuchungenPositionenStatus </text:span><text:span text:style-name="T19">&amp;&amp; </text:span><text:span text:style-name="T24">IDinventarBuchungenPositionenStatus</text:span><text:span text:style-name="T19">.</text:span><text:span text:style-name="T30">length </text:span><text:span text:style-name="T19">&gt; </text:span><text:span text:style-name="T52">0</text:span><text:span text:style-name="T19">) {</text:span><text:line-break/><text:span text:style-name="T19"> <text:s text:c="3"/></text:span><text:span text:style-name="T24">sql </text:span><text:span text:style-name="T19">+= </text:span><text:span text:style-name="T5">` AND IDinventarBuchungenPositionenStatus IN (</text:span><text:span text:style-name="T19">${</text:span><text:span text:style-name="T24">IDinventarBuchungenPositionenStatus</text:span><text:span text:style-name="T19">}</text:span><text:span text:style-name="T5">) </text:span><text:span text:style-name="T19">${</text:span><text:span text:style-name="T24">orderBy</text:span><text:span text:style-name="T19">}</text:span><text:span text:style-name="T5">`</text:span><text:line-break/><text:span text:style-name="T19">}</text:span><text:span text:style-name="T13">else</text:span><text:span text:style-name="T19">{</text:span><text:line-break/><text:span text:style-name="T19"> <text:s text:c="3"/></text:span><text:span text:style-name="T24">sql </text:span><text:span text:style-name="T19">+= </text:span><text:span text:style-name="T24">orderBy</text:span><text:line-break/><text:span text:style-name="T19">}</text:span></text:p>
      <text:p text:style-name="P37"/>
      <text:p text:style-name="P93"/>
      <text:p text:style-name="P95">Im Frontend wurde die Funktion leihvorgangArtikel() überarbeitet, damit diese Parameter in der URL an das Frontend übergeben kann.</text:p>
      <text:p text:style-name="P95"/>
      <text:p text:style-name="P42"><text:span text:style-name="T35">leihvorgangArtikel</text:span><text:span text:style-name="T19">(idMitglied, filters = {}) {</text:span><text:line-break/><text:span text:style-name="T19"> <text:s text:c="3"/></text:span><text:span text:style-name="T44">console</text:span><text:span text:style-name="T19">.</text:span><text:span text:style-name="T35">log</text:span><text:span text:style-name="T19">(</text:span><text:span text:style-name="T5">'leihvorgangverwalten idMitglied: '</text:span><text:span text:style-name="T19">, idMitglied);</text:span><text:line-break/><text:span text:style-name="T19"> <text:s text:c="3"/></text:span><text:span text:style-name="T13">return </text:span><text:span text:style-name="T44">Api</text:span><text:span text:style-name="T19">.</text:span><text:span text:style-name="T35">get</text:span><text:span text:style-name="T19">(</text:span><text:span text:style-name="T5">`/leihvorgangverwalten/mitglied/</text:span><text:span text:style-name="T19">${idMitglied}</text:span><text:span text:style-name="T5">`</text:span><text:span text:style-name="T19">, {</text:span><text:line-break/><text:span text:style-name="T19"> <text:s text:c="7"/></text:span><text:span text:style-name="T30">params</text:span><text:span text:style-name="T19">: filters</text:span><text:line-break/><text:span text:style-name="T19"> <text:s text:c="3"/>});</text:span><text:line-break/><text:span text:style-name="T19">},</text:span></text:p>
      <text:p text:style-name="P41"/>
      <text:p text:style-name="P95">Das Backend nimmt diese entgegen:</text:p>
      <text:p text:style-name="P42"><text:span text:style-name="T13">const </text:span><text:span text:style-name="T19">{ </text:span><text:span text:style-name="T24">IDinventarBuchungenPositionenStatus </text:span><text:span text:style-name="T19">} = req.</text:span><text:span text:style-name="T30">query</text:span><text:span text:style-name="T19">;</text:span></text:p>
      <text:p text:style-name="P41"/>
      <text:p text:style-name="P41">Weitere Parameter/Kriterien können jederzeit, mit kleinen Änderungen, übergeben werden!</text:p>
      <text:h text:style-name="P11"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1">I</text:span>n der Tabelle <text:span text:style-name="T60">inventarBuchungenPositionen</text:span> sind sämtliche ausgeliehen Artikel enthalten. Die Menge der jeweiligen Position wird bei der Buchung aufgeteilt in einzelne Buchungen, da jeder Artikel eine externeID bekommen kann, die ich Vorfeld nicht <text:span text:style-name="T64">kenne</text:span>. </text:p>
      <text:p text:style-name="P56">Der Gedanke ist nun, dass jede Position einen Status erhält, damit auch Positionsebene ein Artikel zurück gegeben werden kann. Wenn zum Beispiel eine Person 2 Hexenpeter ausl<text:span text:style-name="T65">ei</text:span>ht und einen davon zurückgibt, kann dieser wieder in den Bestand eingebucht werden, ohne das dazu der Eintrag in der Tabelle <text:span text:style-name="T60">inventarBuchungen</text:span> zwingend geändert <text:soft-page-break/>werden muss, da die verliehene Artikel in der <text:span text:style-name="T47">inventarBuchungenPositionen</text:span><text:span text:style-name="T46"> verwaltet werden. </text:span></text:p>
      <text:p text:style-name="P54"/>
      <text:p text:style-name="P56">Die Tabelle <text:span text:style-name="T60">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6"/>
      <text:p text:style-name="P56">Tabelle <text:span text:style-name="T60">inventarBuchungenPositionenStatus</text:span>, dient dazu um den jeweiligen Status einer Position zu definieren. Ich <text:span text:style-name="T65">habe </text:span>mich dafür entschieden, die jeweilige Position bei einem Tau<text:span text:style-name="T66">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6"/>
      <text:p text:style-name="P56">SELECT * FROM inventarBuchungen ib</text:p>
      <text:p text:style-name="P56">INNER JOIN inventarBuchungenPositionen ibp ON ib.IDInventarBuchungen = ibp.IDInventarBuchungen</text:p>
      <text:p text:style-name="P56">INNER JOIN inventarBuchungenPositionenStatus ibps ON ibps.IDinventarBuchungenPositionenStatus = ibp.IDinventarBuchungenPositionenStatus</text:p>
      <text:p text:style-name="P56">ORDER BY ib.IDInventarBuchungen  DESC</text:p>
      <text:p text:style-name="P98"/>
      <text:h text:style-name="Heading_20_3" text:outline-level="3"><text:bookmark-start text:name="__RefHeading___Toc36506_3394150493"/>Aufbau <text:span text:style-name="T69">Leihvorgänge im Backend für die Verwaltung abrufen (/leihvorgaenge)</text:span>:<text:bookmark-end text:name="__RefHeading___Toc36506_3394150493"/></text:h>
      <text:p text:style-name="P146">Allerdings sehe ich hier Probleme bei der Performance der Anwendung.</text:p>
      <text:p text:style-name="P147"><text:span text:style-name="T67">Deshalb werden beim Aufruf der Seite /leihvorgangverwalten nur die nötigsten Daten abgebrufen:</text:span></text:p>
      <text:p text:style-name="Standard"/>
      <text:p text:style-name="P57">Die offenen Leihvorgänge nach Mitglieder abrufen:</text:p>
      <text:p text:style-name="P58"><text:span text:style-name="T39">// Hier werden alle Mitglieder abgerufen</text:span><text:line-break/><text:span text:style-name="T16">onMounted(</text:span><text:span text:style-name="T12">async </text:span><text:span text:style-name="T16">() =&gt; {</text:span><text:line-break/><text:span text:style-name="T16"> <text:s/></text:span><text:span text:style-name="T12">try </text:span><text:span text:style-name="T16">{</text:span><text:line-break/><text:span text:style-name="T16"> <text:s text:c="3"/></text:span><text:span text:style-name="T12">const </text:span><text:span text:style-name="T23">response </text:span><text:span text:style-name="T16">= </text:span><text:span text:style-name="T12">await </text:span><text:span text:style-name="T43">AuthenticationService</text:span><text:span text:style-name="T16">.</text:span><text:span text:style-name="T33">leihvorgangVerwalten</text:span><text:span text:style-name="T16">();</text:span><text:line-break/><text:span text:style-name="T16"> <text:s text:c="3"/></text:span><text:span text:style-name="T23">leihvorgaengeMitgliederAbrufen</text:span><text:span text:style-name="T16">.</text:span><text:span text:style-name="T28">value </text:span><text:span text:style-name="T16">= </text:span><text:span text:style-name="T23">response</text:span><text:span text:style-name="T16">.</text:span><text:span text:style-name="T28">data</text:span><text:span text:style-name="T16">.</text:span><text:span text:style-name="T33">map</text:span><text:span text:style-name="T16">(member =&gt; ({</text:span><text:line-break/><text:span text:style-name="T16"> <text:s text:c="5"/>...member,</text:span><text:line-break/><text:span text:style-name="T16"> <text:s text:c="5"/></text:span><text:span text:style-name="T28">leihvorgaengeArtikelDetails</text:span><text:span text:style-name="T16">: [],</text:span><text:line-break/><text:span text:style-name="T16"> <text:s text:c="5"/></text:span><text:span text:style-name="T28">dataLoaded</text:span><text:span text:style-name="T16">: </text:span><text:span text:style-name="T12">false</text:span><text:span text:style-name="T16">,</text:span><text:line-break/><text:span text:style-name="T16"> <text:s text:c="3"/>}));</text:span><text:line-break/><text:span text:style-name="T16"> <text:s text:c="3"/></text:span><text:span text:style-name="T43">console</text:span><text:span text:style-name="T16">.</text:span><text:span text:style-name="T33">log</text:span><text:span text:style-name="T16">(</text:span><text:span text:style-name="T4">'leihvorgaengeMitgliederAbrufen erfolgreich'</text:span><text:span text:style-name="T16">, </text:span><text:span text:style-name="T23">leihvorgaengeMitgliederAbrufen</text:span><text:span text:style-name="T16">.</text:span><text:span text:style-name="T28">value</text:span><text:span text:style-name="T16">);</text:span><text:line-break/><text:span text:style-name="T16"> <text:s/>} </text:span><text:span text:style-name="T12">catch </text:span><text:span text:style-name="T16">(error) {</text:span><text:line-break/><text:span text:style-name="T16"> <text:s text:c="3"/></text:span><text:span text:style-name="T43">console</text:span><text:span text:style-name="T16">.</text:span><text:span text:style-name="T33">log</text:span><text:span text:style-name="T16">(</text:span><text:span text:style-name="T4">'Abruf der Daten leihvorgaengeMitgliederAbrufen fehlgeschlagen'</text:span><text:span text:style-name="T16">, error);</text:span><text:line-break/><text:span text:style-name="T16"> <text:s/>}</text:span><text:line-break/><text:span text:style-name="T16">});</text:span></text:p>
      <text:p text:style-name="P57"/>
      <text:p text:style-name="P59"><text:span text:style-name="T67">Mit klick auf das expansion Element werden die verliehene Artikel abgerufen:</text:span></text:p>
      <text:p text:style-name="Standard"/>
      <text:p text:style-name="P25"><text:span text:style-name="T39">// Mit Klick auf eines der Mitglieder werden die verliehene Artikel je Mitglied abgerufen</text:span><text:line-break/><text:span text:style-name="T12">async function </text:span><text:span text:style-name="T33">expansionForLeihvorgang</text:span><text:span text:style-name="T16">(member) {</text:span><text:line-break/><text:span text:style-name="T16"> <text:s/></text:span><text:span text:style-name="T12">if </text:span><text:span text:style-name="T16">(!member.</text:span><text:span text:style-name="T28">dataLoaded</text:span><text:span text:style-name="T16">) {</text:span><text:line-break/><text:span text:style-name="T16"> <text:s text:c="3"/></text:span><text:span text:style-name="T12">try </text:span><text:span text:style-name="T16">{</text:span><text:line-break/><text:soft-page-break/><text:span text:style-name="T16"> <text:s text:c="5"/></text:span><text:span text:style-name="T12">const </text:span><text:span text:style-name="T23">response </text:span><text:span text:style-name="T16">= </text:span><text:span text:style-name="T12">await </text:span><text:span text:style-name="T43">AuthenticationService</text:span><text:span text:style-name="T16">.</text:span><text:span text:style-name="T33">leihvorgangArtikel</text:span><text:span text:style-name="T16">(member.</text:span><text:span text:style-name="T28">easyVereinMitglied_id</text:span><text:span text:style-name="T16">);</text:span><text:line-break/><text:span text:style-name="T16"> <text:s text:c="5"/>member.</text:span><text:span text:style-name="T28">leihvorgaengeArtikelDetails </text:span><text:span text:style-name="T16">= </text:span><text:span text:style-name="T23">response</text:span><text:span text:style-name="T16">.</text:span><text:span text:style-name="T28">data</text:span><text:span text:style-name="T16">;</text:span><text:line-break/><text:span text:style-name="T16"> <text:s text:c="5"/>member.</text:span><text:span text:style-name="T28">dataLoaded </text:span><text:span text:style-name="T16">= </text:span><text:span text:style-name="T12">true</text:span><text:span text:style-name="T16">;</text:span><text:line-break/><text:span text:style-name="T16"> <text:s text:c="5"/></text:span><text:span text:style-name="T39">//Der Gesamtpreis kommt auch über die Abfrage, wird aber in ein separates Element des Objekte member geschrieben</text:span><text:line-break/><text:span text:style-name="T39"> <text:s text:c="5"/></text:span><text:span text:style-name="T16">member.</text:span><text:span text:style-name="T28">gesamtPreis </text:span><text:span text:style-name="T16">= member.</text:span><text:span text:style-name="T28">leihvorgaengeArtikelDetails</text:span><text:span text:style-name="T16">[</text:span><text:span text:style-name="T51">0</text:span><text:span text:style-name="T16">].inventarBuchungenPositionen_GesamtPreis</text:span><text:line-break/><text:span text:style-name="T16"> <text:s text:c="5"/>member.</text:span><text:span text:style-name="T28">anzahlArtikel </text:span><text:span text:style-name="T16">= member.</text:span><text:span text:style-name="T28">leihvorgaengeArtikelDetails</text:span><text:span text:style-name="T16">[</text:span><text:span text:style-name="T51">0</text:span><text:span text:style-name="T16">].inventarBuchungenPositionen_Count</text:span><text:line-break/><text:span text:style-name="T16"> <text:s text:c="5"/></text:span><text:span text:style-name="T43">console</text:span><text:span text:style-name="T16">.</text:span><text:span text:style-name="T33">log</text:span><text:span text:style-name="T16">(</text:span><text:span text:style-name="T4">`Leihvorgänge für Mitglied </text:span><text:span text:style-name="T16">${member.</text:span><text:span text:style-name="T28">easyVereinMitglied_id</text:span><text:span text:style-name="T16">}</text:span><text:span text:style-name="T4"> erfolgreich`</text:span><text:span text:style-name="T16">, member.</text:span><text:span text:style-name="T28">leihvorgaengeArtikelDetails</text:span><text:span text:style-name="T16">);</text:span><text:line-break/><text:span text:style-name="T16"> <text:s text:c="3"/>} </text:span><text:span text:style-name="T12">catch </text:span><text:span text:style-name="T16">(error) {</text:span><text:line-break/><text:span text:style-name="T16"> <text:s text:c="5"/></text:span><text:span text:style-name="T43">console</text:span><text:span text:style-name="T16">.</text:span><text:span text:style-name="T33">log</text:span><text:span text:style-name="T16">(</text:span><text:span text:style-name="T4">`Abruf der Daten für Mitglied </text:span><text:span text:style-name="T16">${member.</text:span><text:span text:style-name="T28">easyVereinMitglied_id</text:span><text:span text:style-name="T16">}</text:span><text:span text:style-name="T4"> fehlgeschlagen`</text:span><text:span text:style-name="T16">, error);</text:span><text:line-break/><text:span text:style-name="T16"> <text:s text:c="3"/>}</text:span><text:line-break/><text:span text:style-name="T16"> <text:s/>}</text:span><text:line-break/><text:span text:style-name="T16">}</text:span></text:p>
      <text:p text:style-name="Standard"/>
      <text:p text:style-name="P59"><text:span text:style-name="T67">Hierbei ist zu beachten, dass die Daten beim Backend nur einmal abgerufen werden. Dies wird</text:span><text:span text:style-name="T29"> </text:span>durch member.dataLoaded <text:span text:style-name="T68">sichergestellt. Sollten die Daten erneute vom Backend abgerufen werden müssen, muss der Wert in member.dataLoaded = false gesetzt werden.</text:span></text:p>
      <text:p text:style-name="P59"/>
      <text:h text:style-name="Heading_20_2" text:outline-level="2"><text:bookmark-start text:name="__RefHeading___Toc374183_3394150493"/>DialogRuecknahme und wie die Daten an den Dialog übergeben werden:<text:bookmark-end text:name="__RefHeading___Toc374183_3394150493"/></text:h>
      <text:p text:style-name="P60">Im vuex-Store gibt es den state <text:span text:style-name="T50">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60"/>
      <text:p text:style-name="P61"><text:span text:style-name="T28">showDialogRuecknahmeArtikel</text:span><text:span text:style-name="T16">: {</text:span><text:line-break/><text:span text:style-name="T16"> <text:s text:c="3"/></text:span><text:span text:style-name="T28">showDialog</text:span><text:span text:style-name="T16">: </text:span><text:span text:style-name="T12">false</text:span><text:span text:style-name="T16">,</text:span><text:line-break/><text:span text:style-name="T16"> <text:s text:c="3"/></text:span><text:span text:style-name="T28">IDinventarBuchungenPositionen</text:span><text:span text:style-name="T16">: </text:span><text:span text:style-name="T51">0</text:span><text:span text:style-name="T16">,</text:span><text:line-break/><text:span text:style-name="T16"> <text:s text:c="3"/></text:span><text:span text:style-name="T28">bemerkung</text:span><text:span text:style-name="T16">: </text:span><text:span text:style-name="T4">''</text:span><text:span text:style-name="T16">,</text:span><text:line-break/><text:span text:style-name="T16"> <text:s text:c="3"/></text:span><text:span text:style-name="T28">artikelDetails</text:span><text:span text:style-name="T16">: [],</text:span><text:line-break/><text:span text:style-name="T16"> <text:s text:c="3"/></text:span><text:span text:style-name="T28">artikelZustand</text:span><text:span text:style-name="T16">: </text:span><text:span text:style-name="T4">''</text:span><text:span text:style-name="T16">,</text:span><text:line-break/><text:span text:style-name="T16"> <text:s text:c="3"/></text:span><text:span text:style-name="T28">memberName</text:span><text:span text:style-name="T16">: </text:span><text:span text:style-name="T4">''</text:span><text:line-break/><text:span text:style-name="T16">},</text:span></text:p>
      <text:p text:style-name="P60"/>
      <text:p text:style-name="P60">WICHTIG ist, dass geprüft wird ob das übergebene Objekt leere Werte enthält, wenn z.B. keine artikelDetails übergeben werden müssen, muss dies geprüft werden. Sonst werden die Werte überschrieben bzw. geleert.</text:p>
      <text:p text:style-name="P62"><text:span text:style-name="T34">setShowDialogRuecknahmeArtikel</text:span><text:span text:style-name="T17">(state, value){</text:span><text:span text:style-name="T70"><text:line-break/></text:span><text:span text:style-name="T17"> <text:s text:c="3"/></text:span><text:span text:style-name="T40">//Wird ein Artikel zurückgegeben, wird dieser hier gespeichert</text:span><text:span text:style-name="T70"><text:line-break/></text:span><text:span text:style-name="T40"> <text:s text:c="3"/>//damit dieser im Hauptformular LeihvorgangVerwalten verarbeitet werden kann</text:span><text:span text:style-name="T70"><text:line-break/><text:line-break/></text:span><text:span text:style-name="T16">state.</text:span><text:span text:style-name="T28">showDialogRuecknahmeArtikel</text:span><text:span text:style-name="T16">.</text:span><text:span text:style-name="T28">showDialog </text:span><text:span text:style-name="T16">= value.</text:span><text:span text:style-name="T28">showDialog</text:span><text:line-break/><text:line-break/><text:span text:style-name="T12">if</text:span><text:span text:style-name="T16">(value.</text:span><text:span text:style-name="T28">IDinventarBuchungenPositionen </text:span><text:span text:style-name="T16">!== </text:span><text:span text:style-name="T4">'' </text:span><text:span text:style-name="T16">&amp;&amp; value.</text:span><text:span text:style-name="T28">IDinventarBuchungenPositionen </text:span><text:span text:style-name="T16">&gt; </text:span><text:span text:style-name="T51">0</text:span><text:span text:style-name="T16">){</text:span><text:line-break/><text:span text:style-name="T16"> <text:s text:c="3"/>state.</text:span><text:span text:style-name="T28">showDialogRuecknahmeArtikel</text:span><text:span text:style-name="T16">.</text:span><text:span text:style-name="T28">IDinventarBuchungenPositionen </text:span><text:span text:style-name="T16">= value.</text:span><text:span text:style-name="T28">IDinventarBuchungenPositionen</text:span><text:span text:style-name="T16">;</text:span><text:line-break/><text:span text:style-name="T16">}</text:span><text:line-break/><text:span text:style-name="T12">if</text:span><text:span text:style-name="T16">(value.</text:span><text:span text:style-name="T28">bemerkung</text:span><text:span text:style-name="T16">.</text:span><text:span text:style-name="T28">length </text:span><text:span text:style-name="T16">&gt; </text:span><text:span text:style-name="T51">0 </text:span><text:span text:style-name="T16">&amp;&amp; value.</text:span><text:span text:style-name="T28">bemerkung </text:span><text:span text:style-name="T16">!== </text:span><text:span text:style-name="T4">''</text:span><text:span text:style-name="T16">){</text:span><text:line-break/><text:span text:style-name="T16"> <text:s text:c="2"/>state.</text:span><text:span text:style-name="T28">showDialogRuecknahmeArtikel</text:span><text:span text:style-name="T16">.</text:span><text:span text:style-name="T28">bemerkung </text:span><text:span text:style-name="T16">= value.</text:span><text:span text:style-name="T28">bemerkung</text:span><text:span text:style-name="T16">;</text:span><text:line-break/><text:span text:style-name="T16">}</text:span><text:line-break/><text:span text:style-name="T12">if </text:span><text:span text:style-name="T16">(value.</text:span><text:span text:style-name="T28">artikelDetails </text:span><text:span text:style-name="T16">&amp;&amp; </text:span><text:span text:style-name="T43">Object</text:span><text:span text:style-name="T16">.</text:span><text:span text:style-name="T33">keys</text:span><text:span text:style-name="T16">(value.</text:span><text:span text:style-name="T28">artikelDetails</text:span><text:span text:style-name="T16">).</text:span><text:span text:style-name="T28">length </text:span><text:span text:style-name="T16">&gt; </text:span><text:span text:style-name="T51">0</text:span><text:span text:style-name="T16">) {</text:span><text:line-break/><text:span text:style-name="T16"> <text:s text:c="3"/>state.</text:span><text:span text:style-name="T28">showDialogRuecknahmeArtikel</text:span><text:span text:style-name="T16">.</text:span><text:span text:style-name="T28">artikelDetails </text:span><text:span text:style-name="T16">= value.</text:span><text:span text:style-name="T28">artikelDetails</text:span><text:span text:style-name="T16">;</text:span><text:line-break/><text:soft-page-break/><text:span text:style-name="T16">}</text:span><text:line-break/><text:span text:style-name="T12">if</text:span><text:span text:style-name="T16">(value.</text:span><text:span text:style-name="T28">artikelZustand</text:span><text:span text:style-name="T16">.</text:span><text:span text:style-name="T28">length </text:span><text:span text:style-name="T16">&gt; </text:span><text:span text:style-name="T51">0 </text:span><text:span text:style-name="T16">&amp;&amp; value.</text:span><text:span text:style-name="T28">artikelZustand </text:span><text:span text:style-name="T16">!== </text:span><text:span text:style-name="T4">''</text:span><text:span text:style-name="T16">){</text:span><text:line-break/><text:span text:style-name="T16"> <text:s text:c="3"/>state.</text:span><text:span text:style-name="T28">showDialogRuecknahmeArtikel</text:span><text:span text:style-name="T16">.</text:span><text:span text:style-name="T28">artikelZustand </text:span><text:span text:style-name="T16">= value.</text:span><text:span text:style-name="T28">artikelZustand</text:span><text:span text:style-name="T16">;</text:span><text:line-break/><text:span text:style-name="T16">}</text:span><text:line-break/><text:span text:style-name="T12">if</text:span><text:span text:style-name="T16">(value.</text:span><text:span text:style-name="T28">memberName</text:span><text:span text:style-name="T16">.</text:span><text:span text:style-name="T28">length </text:span><text:span text:style-name="T16">&gt; </text:span><text:span text:style-name="T51">0 </text:span><text:span text:style-name="T16">&amp;&amp; value.</text:span><text:span text:style-name="T28">memberName </text:span><text:span text:style-name="T16">!== </text:span><text:span text:style-name="T4">''</text:span><text:span text:style-name="T16">){</text:span><text:line-break/><text:span text:style-name="T16"> <text:s text:c="3"/>state.</text:span><text:span text:style-name="T28">showDialogRuecknahmeArtikel</text:span><text:span text:style-name="T16">.</text:span><text:span text:style-name="T28">memberName </text:span><text:span text:style-name="T16">= value.</text:span><text:span text:style-name="T28">memberName</text:span><text:span text:style-name="T16">;</text:span><text:line-break/><text:span text:style-name="T16">}</text:span></text:p>
      <text:p text:style-name="P60"/>
      <text:p text:style-name="P60">Besonderheit: <text:s/><text:span text:style-name="T43">Object</text:span><text:span text:style-name="T16">.</text:span><text:span text:style-name="T33">keys</text:span><text:span text:style-name="T16">(value.</text:span><text:span text:style-name="T28">artikelDetails</text:span><text:span text:style-name="T16">).</text:span><text:span text:style-name="T28">length </text:span><text:span text:style-name="T16">&gt; </text:span><text:span text:style-name="T51">0</text:span></text:p>
      <text:p text:style-name="P60">Hiermit kann geprüft werden ob ein Objekt {} ein Elemente enthält oder nicht.!</text:p>
      <text:p text:style-name="P60"/>
      <text:p text:style-name="P60"/>
      <text:h text:style-name="Heading_20_2" text:outline-level="2"><text:bookmark-start text:name="__RefHeading___Toc374185_3394150493"/><text:span text:style-name="T73">v</text:span>-select <text:span text:style-name="T72">mit Backenddaten füllen</text:span><text:bookmark-end text:name="__RefHeading___Toc374185_3394150493"/></text:h>
      <text:p text:style-name="P148">Wichtig ist, wenn die Daten vom Backend kommen, das :items, :item-title und :item-value variable sind. Wichtig ist auch, dass <text:s text:c="4"/></text:p>
      <text:p text:style-name="P148">:item-title="<text:span text:style-name="T71">i =&gt; i.Bezeichnung</text:span>"</text:p>
      <text:p text:style-name="P148">:item-value="<text:span text:style-name="T71">i =&gt; i.IDInventarZustand</text:span>"</text:p>
      <text:p text:style-name="P148">i =&gt;i.Bezeichnung (i ist frei wählbar) verwendet werden muss. Bezeichnung bzw. IDInventarZustand entsprechend hierbei den Spaltennamen der Tabelle. In item-value wird die ID versteckt, die ist in der Auswahl nicht sichtbar.</text:p>
      <text:p text:style-name="P64"><text:span text:style-name="T57">:items</text:span><text:span text:style-name="T4">="</text:span><text:span text:style-name="T28">stateItems</text:span><text:span text:style-name="T4">"</text:span><text:line-break/><text:span text:style-name="T57">:item-title</text:span><text:span text:style-name="T4">="</text:span><text:span text:style-name="T16">pr =&gt; pr.Bezeichnung</text:span><text:span text:style-name="T4">"</text:span><text:line-break/><text:span text:style-name="T57">:item-value</text:span><text:span text:style-name="T4">="</text:span><text:span text:style-name="T16">pr =&gt; pr.IDInventarZustand</text:span><text:span text:style-name="T4">"</text:span></text:p>
      <text:p text:style-name="P63"/>
      <text:p text:style-name="P63"/>
      <text:p text:style-name="P64"><text:span text:style-name="T55">&lt;v-select</text:span><text:line-break/><text:span text:style-name="T55"> <text:s text:c="3"/></text:span><text:span text:style-name="T57">v-model</text:span><text:span text:style-name="T4">="</text:span><text:span text:style-name="T28">selectedItem</text:span><text:span text:style-name="T4">"</text:span><text:line-break/><text:span text:style-name="T4"> <text:s text:c="3"/></text:span><text:span text:style-name="T57">:items</text:span><text:span text:style-name="T4">="</text:span><text:span text:style-name="T28">stateItems</text:span><text:span text:style-name="T4">"</text:span><text:line-break/><text:span text:style-name="T4"> <text:s text:c="3"/></text:span><text:span text:style-name="T57">:item-title</text:span><text:span text:style-name="T4">="</text:span><text:span text:style-name="T16">pr =&gt; pr.Bezeichnung</text:span><text:span text:style-name="T4">"</text:span><text:line-break/><text:span text:style-name="T4"> <text:s text:c="3"/></text:span><text:span text:style-name="T57">:item-value</text:span><text:span text:style-name="T4">="</text:span><text:span text:style-name="T16">pr =&gt; pr.IDInventarZustand</text:span><text:span text:style-name="T4">"</text:span><text:line-break/><text:span text:style-name="T4"> <text:s text:c="3"/></text:span><text:span text:style-name="T57">label</text:span><text:span text:style-name="T4">="Bitte den Zustand wählen"</text:span><text:line-break/><text:span text:style-name="T4"> <text:s text:c="3"/></text:span><text:span text:style-name="T57">persistent-hint</text:span><text:line-break/><text:span text:style-name="T57"> <text:s text:c="3"/>return-object</text:span><text:line-break/><text:span text:style-name="T57"> <text:s text:c="3"/>single-line</text:span><text:line-break/><text:span text:style-name="T55">&gt;&lt;/v-select&gt;</text:span><text:line-break/></text:p>
      <text:p text:style-name="P63"/>
      <text:p text:style-name="P63"/>
      <text:h text:style-name="Heading_20_2" text:outline-level="2"><text:bookmark-start text:name="__RefHeading___Toc428531_3394150493"/>v-expansions-panels anzeigen von Elemente nur wenn expansions expanded ist:<text:bookmark-end text:name="__RefHeading___Toc428531_3394150493"/></text:h>
      <text:p text:style-name="P65">1. Ein ref Element erzeugen</text:p>
      <text:p text:style-name="P66"><text:span text:style-name="T39">// Ref zur Verfolgung der erweiterten Panels</text:span><text:line-break/><text:span text:style-name="T12">const </text:span><text:span text:style-name="T23">expandedPanels </text:span><text:span text:style-name="T16">= ref([]);</text:span></text:p>
      <text:p text:style-name="P65"/>
      <text:p text:style-name="P65">2. Im v-expansion-panles integrieren</text:p>
      <text:p text:style-name="P66"><text:span text:style-name="T55">&lt;v-expansion-panels </text:span><text:span text:style-name="T57">v-model</text:span><text:span text:style-name="T4">="</text:span><text:span text:style-name="T28">expandedPanels</text:span><text:span text:style-name="T4">" </text:span><text:span text:style-name="T57">multiple</text:span><text:span text:style-name="T55">&gt;</text:span><text:line-break/></text:p>
      <text:p text:style-name="P65"/>
      <text:p text:style-name="P65"><text:soft-page-break/>3. Gewünschtes Element an eine vorhande ID binden, WICHTIG, da sonst die Zuordnung nicht funktioniert!</text:p>
      <text:p text:style-name="P66"><text:span text:style-name="T39">&lt;!-- Checkbox wird nur angezeigt, wenn das Panel erweitert ist --&gt;</text:span><text:line-break/><text:span text:style-name="T55">&lt;v-checkbox </text:span><text:span text:style-name="T57">v-if</text:span><text:span text:style-name="T4">="</text:span><text:span text:style-name="T28">expandedPanels</text:span><text:span text:style-name="T16">.</text:span><text:span text:style-name="T33">includes</text:span><text:span text:style-name="T16">(</text:span><text:span text:style-name="T23">item</text:span><text:span text:style-name="T16">.</text:span><text:span text:style-name="T28">easyVereinMitglied_id</text:span><text:span text:style-name="T16">)</text:span><text:span text:style-name="T4">"</text:span><text:span text:style-name="T55">&gt;</text:span><text:span text:style-name="T16">offene</text:span><text:span text:style-name="T55">&lt;/v-checkbox&gt;</text:span></text:p>
      <text:p text:style-name="P65"/>
      <text:p text:style-name="P65"/>
      <text:h text:style-name="Heading_20_2" text:outline-level="2"><text:bookmark-start text:name="__RefHeading___Toc719453_3394150493"/>v-checkbox is checked prüfen:<text:bookmark-end text:name="__RefHeading___Toc719453_3394150493"/></text:h>
      <text:p text:style-name="P67"/>
      <text:p text:style-name="P67">1. Ein ref Element erstellen</text:p>
      <text:p text:style-name="P68"><text:span text:style-name="T39">// Reaktives Objekt zur Verfolgung des Checkbox-Status</text:span><text:line-break/><text:span text:style-name="T12">const </text:span><text:span text:style-name="T23">checkedItems </text:span><text:span text:style-name="T16">= ref({}); </text:span><text:span text:style-name="T39">// { [ID]: Boolean }</text:span></text:p>
      <text:p text:style-name="P67"/>
      <text:p text:style-name="P67">2. v-model und event Listener @change hinzufügen. Hier ist wieder wichtig, dass eine ID übergeben wird bzw. das Objekt bei @change. In diesem Fall item</text:p>
      <text:p text:style-name="P68"><text:span text:style-name="T55">&lt;v-checkbox</text:span><text:line-break/><text:span text:style-name="T55"> <text:s text:c="3"/></text:span><text:span text:style-name="T57">color</text:span><text:span text:style-name="T4">="orange"</text:span><text:line-break/><text:span text:style-name="T4"> <text:s text:c="3"/></text:span><text:span text:style-name="T57">label</text:span><text:span text:style-name="T4">="ausgeliehen"</text:span><text:line-break/><text:span text:style-name="T4"> <text:s text:c="3"/></text:span><text:span text:style-name="T57">value</text:span><text:span text:style-name="T4">="orange"</text:span><text:line-break/><text:span text:style-name="T4"> <text:s text:c="3"/></text:span><text:span text:style-name="T57">hide-details</text:span><text:line-break/><text:span text:style-name="T57"> <text:s text:c="3"/>v-model</text:span><text:span text:style-name="T4">="</text:span><text:span text:style-name="T28">checkedItems</text:span><text:span text:style-name="T16">[</text:span><text:span text:style-name="T23">item</text:span><text:span text:style-name="T16">.</text:span><text:span text:style-name="T28">easyVereinMitglied_id</text:span><text:span text:style-name="T16">]</text:span><text:span text:style-name="T4">"</text:span><text:line-break/><text:span text:style-name="T4"> <text:s text:c="3"/></text:span><text:span text:style-name="T57">@change</text:span><text:span text:style-name="T4">="</text:span><text:span text:style-name="T33">handleCheckboxChange</text:span><text:span text:style-name="T16">(</text:span><text:span text:style-name="T23">item</text:span><text:span text:style-name="T16">)</text:span><text:span text:style-name="T4">"</text:span><text:line-break/><text:span text:style-name="T4"> <text:s text:c="3"/></text:span><text:span text:style-name="T57">v-if</text:span><text:span text:style-name="T4">="</text:span><text:span text:style-name="T28">expandedPanels</text:span><text:span text:style-name="T16">.</text:span><text:span text:style-name="T33">includes</text:span><text:span text:style-name="T16">(</text:span><text:span text:style-name="T23">item</text:span><text:span text:style-name="T16">.</text:span><text:span text:style-name="T28">easyVereinMitglied_id</text:span><text:span text:style-name="T16">)</text:span><text:span text:style-name="T4">"</text:span><text:line-break/><text:span text:style-name="T55">&gt;&lt;/v-checkbox&gt;</text:span></text:p>
      <text:p text:style-name="P67"/>
      <text:p text:style-name="P69">3. function zum behandlen des Events</text:p>
      <text:p text:style-name="P70"><text:span text:style-name="T12">function </text:span><text:span text:style-name="T33">handleCheckboxChange</text:span><text:span text:style-name="T16">(item) {</text:span><text:line-break/><text:span text:style-name="T16"> <text:s/></text:span><text:span text:style-name="T12">const </text:span><text:span text:style-name="T23">isChecked </text:span><text:span text:style-name="T16">= </text:span><text:span text:style-name="T23">checkedItems</text:span><text:span text:style-name="T16">.</text:span><text:span text:style-name="T28">value</text:span><text:span text:style-name="T16">[item.</text:span><text:span text:style-name="T28">easyVereinMitglied_id</text:span><text:span text:style-name="T16">];</text:span><text:line-break/><text:span text:style-name="T16"> <text:s/></text:span><text:span text:style-name="T43">console</text:span><text:span text:style-name="T16">.</text:span><text:span text:style-name="T33">log</text:span><text:span text:style-name="T16">(</text:span><text:span text:style-name="T4">`Checkbox für ID </text:span><text:span text:style-name="T16">${item.</text:span><text:span text:style-name="T28">easyVereinMitglied_id</text:span><text:span text:style-name="T16">}</text:span><text:span text:style-name="T4"> ist jetzt </text:span><text:span text:style-name="T16">${</text:span><text:span text:style-name="T23">isChecked </text:span><text:span text:style-name="T16">? </text:span><text:span text:style-name="T4">'gecheckt' </text:span><text:span text:style-name="T16">: </text:span><text:span text:style-name="T4">'nicht gecheckt'</text:span><text:span text:style-name="T16">}</text:span><text:span text:style-name="T4">`</text:span><text:span text:style-name="T16">);</text:span><text:line-break/><text:line-break/><text:span text:style-name="T16"> <text:s/></text:span><text:span text:style-name="T12">if</text:span><text:span text:style-name="T16">(</text:span><text:span text:style-name="T23">isChecked</text:span><text:span text:style-name="T16">){</text:span><text:line-break/><text:span text:style-name="T16"> <text:s text:c="3"/></text:span><text:span text:style-name="T39">// Beispiel: Füge die ID zu einer Liste hinzu</text:span><text:line-break/><text:span text:style-name="T39"> <text:s text:c="3"/>// checkedIDs.value.push(item.easyVereinMitglied_id);</text:span><text:line-break/><text:span text:style-name="T39"> <text:s text:c="3"/></text:span><text:span text:style-name="T43">console</text:span><text:span text:style-name="T16">.</text:span><text:span text:style-name="T33">log</text:span><text:span text:style-name="T16">(</text:span><text:span text:style-name="T4">'gecheckt'</text:span><text:span text:style-name="T16">)</text:span><text:line-break/><text:span text:style-name="T16"> <text:s/>} </text:span><text:span text:style-name="T12">else</text:span><text:span text:style-name="T16">{</text:span><text:line-break/><text:span text:style-name="T16"> <text:s text:c="3"/></text:span><text:span text:style-name="T39">// Beispiel: Entferne die ID aus einer Liste</text:span><text:line-break/><text:span text:style-name="T39"> <text:s text:c="3"/>// const index = checkedIDs.value.indexOf(item.easyVereinMitglied_id);</text:span><text:line-break/><text:span text:style-name="T39"> <text:s text:c="3"/>// if(index &gt; -1) checkedIDs.value.splice(index, 1);</text:span><text:line-break/><text:span text:style-name="T39"> <text:s text:c="3"/></text:span><text:span text:style-name="T43">console</text:span><text:span text:style-name="T16">.</text:span><text:span text:style-name="T33">log</text:span><text:span text:style-name="T16">(</text:span><text:span text:style-name="T4">'nicht gecheckt'</text:span><text:span text:style-name="T16">)</text:span><text:line-break/><text:span text:style-name="T16"> <text:s/>}</text:span><text:line-break/><text:line-break/><text:span text:style-name="T16"> <text:s/></text:span><text:span text:style-name="T39">// Weitere Logik hier, z.B. API-Aufrufe</text:span><text:line-break/><text:span text:style-name="T16">}</text:span></text:p>
      <text:p text:style-name="P69"/>
      <text:p text:style-name="P71"><text:span text:style-name="T71">WICHTIG</text:span>: Da die checkboxen die gleiche ID erhalten <text:s text:c="12"/></text:p>
      <text:p text:style-name="P71">v-model="checkedItems[item.easyVereinMitglied_id]" reagieren diese quasi wie Radiobuttons. Wenn eines gecheckt ist, ist das andere unchecked. Durch Zuweisung abweichender ID’s z.B.</text:p>
      <text:p text:style-name="P71">v-model="checkedItems[item.easyVereinMitglied_id+2]" können beide Checkboxen unabhängig voneinander gecheckt werden.</text:p>
      <text:p text:style-name="P71"/>
      <text:h text:style-name="Heading_20_2" text:outline-level="2"><text:bookmark-start text:name="__RefHeading___Toc719455_3394150493"/>v-checkbox standardmäßig checken<text:bookmark-end text:name="__RefHeading___Toc719455_3394150493"/></text:h>
      <text:p text:style-name="P72">Dazu wird eine Funktion benötigt, die alle checkbox in checkedItems durchgeht und diese auf checked setzt. Besonderheit hier ist, dass ich mit zwei checkboxen arbeite aber nur eine davon <text:soft-page-break/>„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73"><text:span text:style-name="T39">// Funktion zur Initialisierung von checkedItems basierend auf leihvorgaengeMitgliederAbrufen</text:span><text:line-break/><text:span text:style-name="T12">function </text:span><text:span text:style-name="T33">initializeCheckedItems</text:span><text:span text:style-name="T16">(){</text:span><text:line-break/><text:span text:style-name="T16"> <text:s/></text:span><text:span text:style-name="T23">leihvorgaengeMitgliederAbrufen</text:span><text:span text:style-name="T16">.</text:span><text:span text:style-name="T28">value</text:span><text:span text:style-name="T16">.</text:span><text:span text:style-name="T33">forEach</text:span><text:span text:style-name="T16">(item =&gt; {</text:span><text:line-break/><text:span text:style-name="T16"> <text:s text:c="3"/></text:span><text:span text:style-name="T12">if </text:span><text:span text:style-name="T16">(!(item.</text:span><text:span text:style-name="T28">easyVereinMitglied_id </text:span><text:span text:style-name="T12">in </text:span><text:span text:style-name="T23">checkedItems</text:span><text:span text:style-name="T16">)) {</text:span><text:line-break/><text:span text:style-name="T16"> <text:s text:c="5"/></text:span><text:span text:style-name="T23">checkedItems</text:span><text:span text:style-name="T16">[item.</text:span><text:span text:style-name="T28">easyVereinMitglied_id</text:span><text:span text:style-name="T16">] = {</text:span><text:line-break/><text:span text:style-name="T16"> <text:s text:c="7"/></text:span><text:span text:style-name="T28">ausgeliehen</text:span><text:span text:style-name="T16">: </text:span><text:span text:style-name="T12">true</text:span><text:span text:style-name="T16">, <text:s text:c="3"/></text:span><text:span text:style-name="T39">// Standardmäßig gecheckt</text:span><text:line-break/><text:span text:style-name="T39"> <text:s text:c="7"/></text:span><text:span text:style-name="T28">abgeschlossen</text:span><text:span text:style-name="T16">: </text:span><text:span text:style-name="T12">false </text:span><text:span text:style-name="T39">// Standardmäßig nicht gecheckt</text:span><text:line-break/><text:span text:style-name="T39"> <text:s text:c="5"/></text:span><text:span text:style-name="T16">};</text:span><text:line-break/><text:span text:style-name="T16"> <text:s text:c="5"/></text:span><text:span text:style-name="T43">console</text:span><text:span text:style-name="T16">.</text:span><text:span text:style-name="T33">log</text:span><text:span text:style-name="T16">(</text:span><text:span text:style-name="T4">`Checkboxen für ID </text:span><text:span text:style-name="T16">${item.</text:span><text:span text:style-name="T28">easyVereinMitglied_id</text:span><text:span text:style-name="T16">.</text:span><text:span text:style-name="T28">ausgeliehen</text:span><text:span text:style-name="T16">}</text:span><text:span text:style-name="T4"> initialisiert`</text:span><text:span text:style-name="T16">);</text:span><text:line-break/><text:span text:style-name="T16"> <text:s text:c="3"/>}</text:span><text:line-break/><text:span text:style-name="T16"> <text:s/>});</text:span><text:line-break/><text:span text:style-name="T16"> <text:s/></text:span><text:span text:style-name="T43">console</text:span><text:span text:style-name="T16">.</text:span><text:span text:style-name="T33">log</text:span><text:span text:style-name="T16">(</text:span><text:span text:style-name="T4">'checkedItems nach Initialisierung:'</text:span><text:span text:style-name="T16">, </text:span><text:span text:style-name="T23">checkedItems</text:span><text:span text:style-name="T16">);</text:span><text:line-break/><text:span text:style-name="T16">}</text:span></text:p>
      <text:p text:style-name="P72"/>
      <text:p text:style-name="P72">Aufgerufen wird die Funktion in onMounted:</text:p>
      <text:p text:style-name="P73"><text:span text:style-name="T16">onMounted(</text:span><text:span text:style-name="T12">async </text:span><text:span text:style-name="T16">() =&gt; {</text:span><text:line-break/><text:span text:style-name="T16"> <text:s/></text:span><text:span text:style-name="T12">try </text:span><text:span text:style-name="T16">{</text:span><text:line-break/><text:span text:style-name="T16"> <text:s text:c="3"/></text:span><text:span text:style-name="T12">const </text:span><text:span text:style-name="T23">response </text:span><text:span text:style-name="T16">= </text:span><text:span text:style-name="T12">await </text:span><text:span text:style-name="T43">AuthenticationService</text:span><text:span text:style-name="T16">.</text:span><text:span text:style-name="T33">leihvorgangVerwalten</text:span><text:span text:style-name="T16">();</text:span><text:line-break/><text:span text:style-name="T16"> <text:s text:c="3"/></text:span><text:span text:style-name="T23">leihvorgaengeMitgliederAbrufen</text:span><text:span text:style-name="T16">.</text:span><text:span text:style-name="T28">value </text:span><text:span text:style-name="T16">= </text:span><text:span text:style-name="T23">response</text:span><text:span text:style-name="T16">.</text:span><text:span text:style-name="T28">data</text:span><text:span text:style-name="T16">.</text:span><text:span text:style-name="T33">map</text:span><text:span text:style-name="T16">(member =&gt; ({</text:span><text:line-break/><text:span text:style-name="T16"> <text:s text:c="5"/>...member,</text:span><text:line-break/><text:span text:style-name="T16"> <text:s text:c="5"/></text:span><text:span text:style-name="T28">leihvorgaengeArtikelDetails</text:span><text:span text:style-name="T16">: [],</text:span><text:line-break/><text:span text:style-name="T16"> <text:s text:c="5"/></text:span><text:span text:style-name="T28">dataLoaded</text:span><text:span text:style-name="T16">: </text:span><text:span text:style-name="T12">false</text:span><text:span text:style-name="T16">,</text:span><text:line-break/><text:span text:style-name="T16"> <text:s text:c="3"/>}));</text:span><text:line-break/><text:span text:style-name="T16"> <text:s text:c="3"/></text:span><text:span text:style-name="T43">console</text:span><text:span text:style-name="T16">.</text:span><text:span text:style-name="T33">log</text:span><text:span text:style-name="T16">(</text:span><text:span text:style-name="T4">'leihvorgaengeMitgliederAbrufen erfolgreich'</text:span><text:span text:style-name="T16">, </text:span><text:span text:style-name="T23">leihvorgaengeMitgliederAbrufen</text:span><text:span text:style-name="T16">.</text:span><text:span text:style-name="T28">value</text:span><text:span text:style-name="T16">);</text:span><text:line-break/><text:span text:style-name="T16"> <text:s/>} </text:span><text:span text:style-name="T12">catch </text:span><text:span text:style-name="T16">(error) {</text:span><text:line-break/><text:span text:style-name="T16"> <text:s text:c="3"/></text:span><text:span text:style-name="T43">console</text:span><text:span text:style-name="T16">.</text:span><text:span text:style-name="T33">log</text:span><text:span text:style-name="T16">(</text:span><text:span text:style-name="T4">'Abruf der Daten leihvorgaengeMitgliederAbrufen fehlgeschlagen'</text:span><text:span text:style-name="T16">, error);</text:span><text:line-break/><text:span text:style-name="T16"> <text:s/>}</text:span><text:line-break/><text:span text:style-name="T16"> <text:s/></text:span><text:span text:style-name="T33">initializeCheckedItems</text:span><text:span text:style-name="T16">() </text:span><text:span text:style-name="T39">//checkt die Checkbox ausgeliehen standardmäßig</text:span><text:line-break/><text:span text:style-name="T16">});</text:span></text:p>
      <text:p text:style-name="P72"/>
      <text:p text:style-name="P72"/>
      <text:p text:style-name="P74">Um den Status der checkbox zu ermitteln, bzw. auf ein @change Event zu reagieren, habe ich zwei function (entspricht auch dem v-model der jeweiligen checkbox) angelegt:</text:p>
      <text:p text:style-name="P75"><text:span text:style-name="T39">// Funktion zur Initialisierung von checkedItems basierend auf leihvorgaengeMitgliederAbrufen</text:span><text:line-break/><text:span text:style-name="T12">function </text:span><text:span text:style-name="T33">initializeCheckedItems</text:span><text:span text:style-name="T16">(){</text:span><text:line-break/><text:span text:style-name="T16"> <text:s/></text:span><text:span text:style-name="T23">leihvorgaengeMitgliederAbrufen</text:span><text:span text:style-name="T16">.</text:span><text:span text:style-name="T28">value</text:span><text:span text:style-name="T16">.</text:span><text:span text:style-name="T33">forEach</text:span><text:span text:style-name="T16">(item =&gt; {</text:span><text:line-break/><text:span text:style-name="T16"> <text:s text:c="3"/></text:span><text:span text:style-name="T12">if </text:span><text:span text:style-name="T16">(!(item.</text:span><text:span text:style-name="T28">easyVereinMitglied_id </text:span><text:span text:style-name="T12">in </text:span><text:span text:style-name="T23">checkedItems</text:span><text:span text:style-name="T16">)) {</text:span><text:line-break/><text:span text:style-name="T16"> <text:s text:c="5"/></text:span><text:span text:style-name="T23">checkedItems</text:span><text:span text:style-name="T16">[item.</text:span><text:span text:style-name="T28">easyVereinMitglied_id</text:span><text:span text:style-name="T16">] = {</text:span><text:line-break/><text:span text:style-name="T16"> <text:s text:c="7"/></text:span><text:span text:style-name="T28">ausgeliehen</text:span><text:span text:style-name="T16">: </text:span><text:span text:style-name="T12">true</text:span><text:span text:style-name="T16">, <text:s text:c="3"/></text:span><text:span text:style-name="T39">// Standardmäßig gecheckt</text:span><text:line-break/><text:span text:style-name="T39"> <text:s text:c="7"/></text:span><text:span text:style-name="T28">abgeschlossen</text:span><text:span text:style-name="T16">: </text:span><text:span text:style-name="T12">false </text:span><text:span text:style-name="T39">// Standardmäßig nicht gecheckt</text:span><text:line-break/><text:span text:style-name="T39"> <text:s text:c="5"/></text:span><text:span text:style-name="T16">};</text:span><text:line-break/><text:span text:style-name="T16"> <text:s text:c="5"/></text:span><text:span text:style-name="T43">console</text:span><text:span text:style-name="T16">.</text:span><text:span text:style-name="T33">log</text:span><text:span text:style-name="T16">(</text:span><text:span text:style-name="T4">`Checkboxen für ID </text:span><text:span text:style-name="T16">${item.</text:span><text:span text:style-name="T28">easyVereinMitglied_id</text:span><text:span text:style-name="T16">.</text:span><text:span text:style-name="T28">ausgeliehen</text:span><text:span text:style-name="T16">}</text:span><text:span text:style-name="T4"> initialisiert`</text:span><text:span text:style-name="T16">);</text:span><text:line-break/><text:span text:style-name="T16"> <text:s text:c="3"/>}</text:span><text:line-break/><text:span text:style-name="T16"> <text:s/>});</text:span><text:line-break/><text:span text:style-name="T16"> <text:s/></text:span><text:span text:style-name="T43">console</text:span><text:span text:style-name="T16">.</text:span><text:span text:style-name="T33">log</text:span><text:span text:style-name="T16">(</text:span><text:span text:style-name="T4">'checkedItems nach Initialisierung:'</text:span><text:span text:style-name="T16">, </text:span><text:span text:style-name="T23">checkedItems</text:span><text:span text:style-name="T16">);</text:span><text:line-break/><text:span text:style-name="T16">}</text:span><text:line-break/><text:line-break/><text:span text:style-name="T12">function </text:span><text:span text:style-name="T33">handleCheckboxAusgeliehen</text:span><text:span text:style-name="T16">(item) {</text:span><text:line-break/><text:span text:style-name="T16"> <text:s/></text:span><text:span text:style-name="T12">const </text:span><text:span text:style-name="T23">isChecked </text:span><text:span text:style-name="T16">= </text:span><text:span text:style-name="T23">checkedItems</text:span><text:span text:style-name="T16">[item.</text:span><text:span text:style-name="T28">easyVereinMitglied_id</text:span><text:span text:style-name="T16">.</text:span><text:span text:style-name="T28">ausgeliehen</text:span><text:span text:style-name="T16">];</text:span><text:line-break/><text:span text:style-name="T16"> <text:s/></text:span><text:span text:style-name="T43">console</text:span><text:span text:style-name="T16">.</text:span><text:span text:style-name="T33">log</text:span><text:span text:style-name="T16">(</text:span><text:span text:style-name="T4">`Checkbox für ID </text:span><text:span text:style-name="T16">${item.</text:span><text:span text:style-name="T28">easyVereinMitglied_id</text:span><text:span text:style-name="T16">.</text:span><text:span text:style-name="T28">ausgeliehen</text:span><text:span text:style-name="T16">}</text:span><text:span text:style-name="T4"> ist jetzt </text:span><text:span text:style-name="T16">${</text:span><text:span text:style-name="T23">isChecked </text:span><text:span text:style-name="T16">? </text:span><text:span text:style-name="T4">'gecheckt' </text:span><text:span text:style-name="T16">: </text:span><text:span text:style-name="T4">'nicht gecheckt'</text:span><text:span text:style-name="T16">}</text:span><text:span text:style-name="T4">`</text:span><text:span text:style-name="T16">);</text:span><text:line-break/><text:line-break/><text:span text:style-name="T16"> <text:s/></text:span><text:span text:style-name="T12">if</text:span><text:span text:style-name="T16">(</text:span><text:span text:style-name="T23">isChecked</text:span><text:span text:style-name="T16">){</text:span><text:line-break/><text:span text:style-name="T16"> <text:s text:c="3"/></text:span><text:span text:style-name="T39">// Beispiel: Füge die ID zu einer Liste hinzu</text:span><text:line-break/><text:span text:style-name="T39"> <text:s text:c="3"/>// checkedIDs.value.push(item.easyVereinMitglied_id);</text:span><text:line-break/><text:span text:style-name="T39"> <text:s text:c="3"/></text:span><text:span text:style-name="T43">console</text:span><text:span text:style-name="T16">.</text:span><text:span text:style-name="T33">log</text:span><text:span text:style-name="T16">(</text:span><text:span text:style-name="T4">'handleCheckboxOffen gecheckt'</text:span><text:span text:style-name="T16">)</text:span><text:line-break/><text:soft-page-break/><text:span text:style-name="T16"> <text:s/>} </text:span><text:span text:style-name="T12">else</text:span><text:span text:style-name="T16">{</text:span><text:line-break/><text:span text:style-name="T16"> <text:s text:c="3"/></text:span><text:span text:style-name="T39">// Beispiel: Entferne die ID aus einer Liste</text:span><text:line-break/><text:span text:style-name="T39"> <text:s text:c="3"/>// const index = checkedIDs.value.indexOf(item.easyVereinMitglied_id);</text:span><text:line-break/><text:span text:style-name="T39"> <text:s text:c="3"/>// if(index &gt; -1) checkedIDs.value.splice(index, 1);</text:span><text:line-break/><text:span text:style-name="T39"> <text:s text:c="3"/></text:span><text:span text:style-name="T43">console</text:span><text:span text:style-name="T16">.</text:span><text:span text:style-name="T33">log</text:span><text:span text:style-name="T16">(</text:span><text:span text:style-name="T4">'handleCheckboxOffen nicht gecheckt'</text:span><text:span text:style-name="T16">)</text:span><text:line-break/><text:span text:style-name="T16"> <text:s/>}</text:span><text:line-break/><text:line-break/><text:span text:style-name="T16">}</text:span></text:p>
      <text:p text:style-name="P74"/>
      <text:p text:style-name="P74">Somit kann ich auf das jeweilige Event der jeweiligen Chechkox reagieren.</text:p>
      <text:p text:style-name="P74"><text:span text:style-name="T71">WICHTIG</text:span> ist, damit der Standardwert in der o.g. Funktion funktionert, darf value in der v-checkbox nicht gesetzt sein, sonst funktioniert das nicht!</text:p>
      <text:p text:style-name="P74"/>
      <text:p text:style-name="P75"><text:span text:style-name="T55">&lt;v-checkbox</text:span><text:line-break/><text:span text:style-name="T55"> <text:s text:c="3"/></text:span><text:span text:style-name="T57">class</text:span><text:span text:style-name="T4">="ml-3"</text:span><text:line-break/><text:span text:style-name="T4"> <text:s text:c="3"/></text:span><text:span text:style-name="T57">color</text:span><text:span text:style-name="T4">="orange"</text:span><text:line-break/><text:span text:style-name="T4"> <text:s text:c="3"/></text:span><text:span text:style-name="T57">label</text:span><text:span text:style-name="T4">="ausgeliehen"</text:span><text:line-break/><text:span text:style-name="T4"> <text:s text:c="3"/></text:span><text:span text:style-name="T57">hide-details</text:span><text:line-break/><text:span text:style-name="T57"> <text:s text:c="3"/>v-model</text:span><text:span text:style-name="T4">="</text:span><text:span text:style-name="T28">checkedItems</text:span><text:span text:style-name="T16">[</text:span><text:span text:style-name="T23">item</text:span><text:span text:style-name="T16">.</text:span><text:span text:style-name="T28">easyVereinMitglied_id</text:span><text:span text:style-name="T16">].</text:span><text:span text:style-name="T28">ausgeliehen</text:span><text:span text:style-name="T4">"</text:span><text:line-break/><text:span text:style-name="T4"> <text:s text:c="3"/></text:span><text:span text:style-name="T57">@change</text:span><text:span text:style-name="T4">="</text:span><text:span text:style-name="T33">handleCheckboxAusgeliehen</text:span><text:span text:style-name="T16">(</text:span><text:span text:style-name="T23">item</text:span><text:span text:style-name="T16">)</text:span><text:span text:style-name="T4">"</text:span><text:line-break/><text:span text:style-name="T4"> <text:s text:c="3"/></text:span><text:span text:style-name="T57">v-if</text:span><text:span text:style-name="T4">="</text:span><text:span text:style-name="T28">expandedPanels</text:span><text:span text:style-name="T16">.</text:span><text:span text:style-name="T33">includes</text:span><text:span text:style-name="T16">(</text:span><text:span text:style-name="T23">item</text:span><text:span text:style-name="T16">.</text:span><text:span text:style-name="T28">easyVereinMitglied_id</text:span><text:span text:style-name="T16">)</text:span><text:span text:style-name="T4">"</text:span><text:line-break/><text:span text:style-name="T55">&gt;&lt;/v-checkbox&gt;</text:span><text:line-break/><text:span text:style-name="T55">&lt;v-checkbox</text:span><text:line-break/><text:span text:style-name="T55"> <text:s text:c="3"/></text:span><text:span text:style-name="T57">color</text:span><text:span text:style-name="T4">="green"</text:span><text:line-break/><text:span text:style-name="T4"> <text:s text:c="3"/></text:span><text:span text:style-name="T57">label</text:span><text:span text:style-name="T4">="abgeschlossen"</text:span><text:line-break/><text:span text:style-name="T4"> <text:s text:c="3"/></text:span><text:span text:style-name="T57">hide-details</text:span><text:line-break/><text:span text:style-name="T57"> <text:s text:c="3"/>v-model</text:span><text:span text:style-name="T4">="</text:span><text:span text:style-name="T28">checkedItems</text:span><text:span text:style-name="T16">[</text:span><text:span text:style-name="T23">item</text:span><text:span text:style-name="T16">.</text:span><text:span text:style-name="T28">easyVereinMitglied_id</text:span><text:span text:style-name="T16">].</text:span><text:span text:style-name="T28">abgeschlossen</text:span><text:span text:style-name="T4">"</text:span><text:line-break/><text:span text:style-name="T4"> <text:s text:c="3"/></text:span><text:span text:style-name="T57">@change</text:span><text:span text:style-name="T4">="</text:span><text:span text:style-name="T33">handleCheckboxAbgeschlossen</text:span><text:span text:style-name="T16">(</text:span><text:span text:style-name="T23">item</text:span><text:span text:style-name="T16">)</text:span><text:span text:style-name="T4">"</text:span><text:line-break/><text:span text:style-name="T4"> <text:s text:c="3"/></text:span><text:span text:style-name="T57">v-if</text:span><text:span text:style-name="T4">="</text:span><text:span text:style-name="T28">expandedPanels</text:span><text:span text:style-name="T16">.</text:span><text:span text:style-name="T33">includes</text:span><text:span text:style-name="T16">(</text:span><text:span text:style-name="T23">item</text:span><text:span text:style-name="T16">.</text:span><text:span text:style-name="T28">easyVereinMitglied_id</text:span><text:span text:style-name="T16">)</text:span><text:span text:style-name="T4">"</text:span><text:line-break/><text:span text:style-name="T55">&gt;&lt;/v-checkbox&gt;</text:span></text:p>
      <text:p text:style-name="P74"/>
      <text:p text:style-name="P74"/>
      <text:h text:style-name="Heading_20_2" text:outline-level="2"><text:bookmark-start text:name="__RefHeading___Toc750791_3394150493"/>reactive() <text:span text:style-name="T74">vs. Ref() und .value</text:span><text:bookmark-end text:name="__RefHeading___Toc750791_3394150493"/></text:h>
      <text:p text:style-name="P74"/>
      <text:p text:style-name="P76">Wird reactive() verwendet, muss auf .value verzichtet werden, mit ref() hingegen wird .value für den Zugriff benötigt</text:p>
      <text:p text:style-name="P74"/>
      <text:h text:style-name="Heading_20_2" text:outline-level="2"><text:bookmark-start text:name="__RefHeading___Toc948267_3394150493"/>undefined <text:span text:style-name="T79">mit if </text:span>abfangen<text:bookmark-end text:name="__RefHeading___Toc948267_3394150493"/></text:h>
      <text:p text:style-name="P78"><text:span text:style-name="T12">if </text:span><text:span text:style-name="T16">(</text:span><text:span text:style-name="T23">IDinventarBuchungenPositionenStatus </text:span><text:span text:style-name="T16">&amp;&amp; </text:span><text:span text:style-name="T23">IDinventarBuchungenPositionenStatus</text:span><text:span text:style-name="T16">.</text:span><text:span text:style-name="T28">length </text:span><text:span text:style-name="T16">&gt; </text:span><text:span text:style-name="T51">0</text:span><text:span text:style-name="T16">) {</text:span><text:line-break/>}</text:p>
      <text:p text:style-name="P77"/>
      <text:p text:style-name="P79">oder</text:p>
      <text:p text:style-name="P79"/>
      <text:p text:style-name="P80"><text:span text:style-name="T12">if</text:span><text:span text:style-name="T16">(value.</text:span><text:span text:style-name="T28">checkedStateAusgeliehen </text:span><text:span text:style-name="T16">!== </text:span><text:span text:style-name="T12">undefined</text:span><text:span text:style-name="T16">){</text:span><text:span text:style-name="T18">}</text:span></text:p>
      <text:p text:style-name="P7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0-30T17:29:07.938621988</dc:date>
    <meta:editing-duration>P23DT9H21M1S</meta:editing-duration>
    <meta:editing-cycles>58</meta:editing-cycles>
    <meta:document-statistic meta:table-count="0" meta:image-count="0" meta:object-count="0" meta:page-count="28" meta:paragraph-count="618" meta:word-count="5006" meta:character-count="44836" meta:non-whitespace-character-count="38446"/>
  </office:meta>
</office:document-meta>
</file>